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24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6" style:family="table-cell" style:parent-style-name="Default" style:data-style-name="N124">
      <style:table-cell-properties fo:border-bottom="none" style:text-align-source="fix" style:repeat-content="false" fo:border-left="0.74pt solid #000000" fo:border-right="none" fo:border-top="none"/>
      <style:paragraph-properties fo:text-align="end" fo:margin-left="0mm"/>
    </style:style>
    <style:style style:name="ce7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mm"/>
    </style:style>
    <style:style style:name="ce8" style:family="table-cell" style:parent-style-name="Default" style:data-style-name="N124">
      <style:table-cell-properties fo:border-bottom="none" fo:border-left="none" fo:border-right="none" fo:border-top="0.74pt solid #000000"/>
    </style:style>
    <style:style style:name="ce9" style:family="table-cell" style:parent-style-name="Default" style:data-style-name="N124"/>
    <style:style style:name="ce10" style:family="table-cell" style:parent-style-name="Default" style:data-style-name="N124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12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mm"/>
    </style:style>
    <style:style style:name="ce12" style:family="table-cell" style:parent-style-name="Default" style:data-style-name="N124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13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14" style:family="table-cell" style:parent-style-name="Default" style:data-style-name="N124">
      <style:table-cell-properties fo:border-bottom="none" fo:border-left="none" fo:border-right="0.74pt solid #000000" fo:border-top="0.74pt solid #000000"/>
    </style:style>
    <style:style style:name="ce15" style:family="table-cell" style:parent-style-name="Default" style:data-style-name="N124">
      <style:table-cell-properties fo:border-bottom="none" fo:border-left="none" fo:border-right="0.74pt solid #000000" fo:border-top="none"/>
    </style:style>
    <style:style style:name="ce16" style:family="table-cell" style:parent-style-name="Default" style:data-style-name="N124">
      <style:table-cell-properties fo:border-bottom="0.74pt solid #000000" fo:border-left="none" fo:border-right="0.74pt solid #000000" fo:border-top="none"/>
    </style:style>
    <style:style style:name="ce17" style:family="table-cell" style:parent-style-name="Default" style:data-style-name="N124">
      <style:table-cell-properties fo:border-bottom="0.74pt solid #000000" fo:border-left="none" fo:border-right="none" fo:border-top="0.74pt solid #000000"/>
    </style:style>
    <style:style style:name="ce18" style:family="table-cell" style:parent-style-name="Default" style:data-style-name="N124">
      <style:table-cell-properties fo:border-bottom="none" fo:border-left="0.74pt solid #000000" fo:border-right="0.74pt solid #000000" fo:border-top="0.74pt solid #000000"/>
    </style:style>
    <style:style style:name="ce19" style:family="table-cell" style:parent-style-name="Default" style:data-style-name="N124">
      <style:table-cell-properties fo:border="0.74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4"/>
    <style:style style:name="ce22" style:family="table-cell" style:parent-style-name="Default" style:data-style-name="N10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lha1" table:style-name="ta1">
        <table:shapes>
          <draw:frame draw:z-index="0" draw:style-name="gr1" draw:text-style-name="P1" svg:width="169.03mm" svg:height="103.06mm" svg:x="330.89mm" svg:y="33.2mm">
            <loext:p draw:notify-on-update-of-ranges="Folha1.P1:Folha1.P1 Folha1.P2:Folha1.P5 Folha1.Q1:Folha1.Q1 Folha1.Q2:Folha1.Q5 Folha1.R1:Folha1.R1 Folha1.R2:Folha1.R5 Folha1.S1:Folha1.S1 Folha1.S2:Folha1.S5 Folha1.T1:Folha1.T1 Folha1.T2:Folha1.T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9"/>
        <table:table-column table:style-name="co1" table:number-columns-repeated="8" table:default-cell-style-name="ce9"/>
        <table:table-column table:style-name="co1" table:default-cell-style-name="ce8"/>
        <table:table-column table:style-name="co3" table:default-cell-style-name="ce18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10" table:number-rows-spanned="1">
            <text:p>HISTOGRAMA</text:p>
          </table:table-cell>
          <table:covered-table-cell table:number-columns-repeated="9" table:style-name="Default"/>
          <table:table-cell table:style-name="Default" table:number-columns-repeated="2"/>
          <table:table-cell/>
          <table:table-cell table:style-name="ce20" office:value-type="string" calcext:value-type="string">
            <text:p>Resumo</text:p>
          </table:table-cell>
          <table:table-cell office:value-type="string" calcext:value-type="string">
            <text:p>CS-LBP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QP</text:p>
          </table:table-cell>
          <table:table-cell office:value-type="string" calcext:value-type="string">
            <text:p>CLPB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td Devi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50/50</text:p>
          </table:table-cell>
          <table:table-cell table:style-name="ce22" table:formula="of:=[.M23]" office:value-type="float" office:value="0.702739921713245" calcext:value-type="float">
            <text:p>0.7027</text:p>
          </table:table-cell>
          <table:table-cell table:style-name="ce22" table:formula="of:=[.C6]" office:value-type="float" office:value="0.757981486843752" calcext:value-type="float">
            <text:p>0.7580</text:p>
          </table:table-cell>
          <table:table-cell table:style-name="ce22" table:formula="of:=[.M40]" office:value-type="float" office:value="0.779534773044939" calcext:value-type="float">
            <text:p>0.7795</text:p>
          </table:table-cell>
          <table:table-cell table:style-name="ce22" table:formula="of:=[.M57]" office:value-type="float" office:value="0.827035644259945" calcext:value-type="float">
            <text:p>0.8270</text:p>
          </table:table-cell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5" table:formula="of:=AVERAGE( [.E3:.N3])" office:value-type="float" office:value="0.765035782211326" calcext:value-type="float">
            <text:p>0,7650</text:p>
          </table:table-cell>
          <table:table-cell table:style-name="ce11" table:formula="of:=STDEV([.E3:.N3] )" office:value-type="float" office:value="0.0277841449831458" calcext:value-type="float">
            <text:p>0,0278</text:p>
          </table:table-cell>
          <table:table-cell table:style-name="ce8" office:value-type="float" office:value="0.711383919303218" calcext:value-type="float">
            <text:p>0,7114</text:p>
          </table:table-cell>
          <table:table-cell table:style-name="ce8" office:value-type="float" office:value="0.785756663369787" calcext:value-type="float">
            <text:p>0,7858</text:p>
          </table:table-cell>
          <table:table-cell table:style-name="ce8" office:value-type="float" office:value="0.769421226922958" calcext:value-type="float">
            <text:p>0,7694</text:p>
          </table:table-cell>
          <table:table-cell table:style-name="ce8" office:value-type="float" office:value="0.780931314707079" calcext:value-type="float">
            <text:p>0,7809</text:p>
          </table:table-cell>
          <table:table-cell table:style-name="ce8" office:value-type="float" office:value="0.78438014542102" calcext:value-type="float">
            <text:p>0,7844</text:p>
          </table:table-cell>
          <table:table-cell table:style-name="ce8" office:value-type="float" office:value="0.755615702564721" calcext:value-type="float">
            <text:p>0,7556</text:p>
          </table:table-cell>
          <table:table-cell table:style-name="ce8" office:value-type="float" office:value="0.763073116550476" calcext:value-type="float">
            <text:p>0,7631</text:p>
          </table:table-cell>
          <table:table-cell table:style-name="ce8" office:value-type="float" office:value="0.806223948340802" calcext:value-type="float">
            <text:p>0,8062</text:p>
          </table:table-cell>
          <table:table-cell office:value-type="float" office:value="0.73037743887809" calcext:value-type="float">
            <text:p>0,7304</text:p>
          </table:table-cell>
          <table:table-cell table:style-name="ce8" office:value-type="float" office:value="0.763194346055111" calcext:value-type="float">
            <text:p>0,7632</text:p>
          </table:table-cell>
          <table:table-cell/>
          <table:table-cell office:value-type="string" calcext:value-type="string">
            <text:p>60/40</text:p>
          </table:table-cell>
          <table:table-cell table:style-name="ce22" table:formula="of:=[.M27]" office:value-type="float" office:value="0.706030955595051" calcext:value-type="float">
            <text:p>0.7060</text:p>
          </table:table-cell>
          <table:table-cell table:style-name="ce22" table:formula="of:=[.C10]" office:value-type="float" office:value="0.78938453756734" calcext:value-type="float">
            <text:p>0.7894</text:p>
          </table:table-cell>
          <table:table-cell table:style-name="ce22" table:formula="of:=[.M44]" office:value-type="float" office:value="0.808810938832844" calcext:value-type="float">
            <text:p>0.8088</text:p>
          </table:table-cell>
          <table:table-cell table:style-name="ce22" table:formula="of:=[.M61]" office:value-type="float" office:value="0.837003532629935" calcext:value-type="float">
            <text:p>0.8370</text:p>
          </table:table-cell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4:.N4])" office:value-type="float" office:value="0.798556767536356" calcext:value-type="float">
            <text:p>0,7986</text:p>
          </table:table-cell>
          <table:table-cell table:style-name="ce12" table:formula="of:=STDEV([.E4:.N4] )" office:value-type="float" office:value="0.0407257319965715" calcext:value-type="float">
            <text:p>0,0407</text:p>
          </table:table-cell>
          <table:table-cell office:value-type="float" office:value="0.839560588188252" calcext:value-type="float">
            <text:p>0,8396</text:p>
          </table:table-cell>
          <table:table-cell office:value-type="float" office:value="0.756006523542367" calcext:value-type="float">
            <text:p>0,7560</text:p>
          </table:table-cell>
          <table:table-cell office:value-type="float" office:value="0.78005064842882" calcext:value-type="float">
            <text:p>0,7801</text:p>
          </table:table-cell>
          <table:table-cell office:value-type="float" office:value="0.790626593107137" calcext:value-type="float">
            <text:p>0,7906</text:p>
          </table:table-cell>
          <table:table-cell office:value-type="float" office:value="0.717267902625337" calcext:value-type="float">
            <text:p>0,7173</text:p>
          </table:table-cell>
          <table:table-cell office:value-type="float" office:value="0.790069984217381" calcext:value-type="float">
            <text:p>0,7901</text:p>
          </table:table-cell>
          <table:table-cell office:value-type="float" office:value="0.832177581251742" calcext:value-type="float">
            <text:p>0,8322</text:p>
          </table:table-cell>
          <table:table-cell office:value-type="float" office:value="0.841298982541803" calcext:value-type="float">
            <text:p>0,8413</text:p>
          </table:table-cell>
          <table:table-cell table:style-name="ce9" office:value-type="float" office:value="0.835626950680546" calcext:value-type="float">
            <text:p>0,8356</text:p>
          </table:table-cell>
          <table:table-cell table:style-name="ce9" office:value-type="float" office:value="0.802881920780179" calcext:value-type="float">
            <text:p>0,8029</text:p>
          </table:table-cell>
          <table:table-cell/>
          <table:table-cell office:value-type="string" calcext:value-type="string">
            <text:p>70/30</text:p>
          </table:table-cell>
          <table:table-cell table:style-name="ce22" table:formula="of:=[.M31]" office:value-type="float" office:value="0.686929793087495" calcext:value-type="float">
            <text:p>0.6869</text:p>
          </table:table-cell>
          <table:table-cell table:style-name="ce22" table:formula="of:=[.C14]" office:value-type="float" office:value="0.793253956164767" calcext:value-type="float">
            <text:p>0.7933</text:p>
          </table:table-cell>
          <table:table-cell table:style-name="ce22" table:formula="of:=[.M48]" office:value-type="float" office:value="0.833399349822976" calcext:value-type="float">
            <text:p>0.8334</text:p>
          </table:table-cell>
          <table:table-cell table:style-name="ce22" table:formula="of:=[.M65]" office:value-type="float" office:value="0.834247558178484" calcext:value-type="float">
            <text:p>0.8342</text:p>
          </table:table-cell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5:.N5])" office:value-type="float" office:value="0.727067922118726" calcext:value-type="float">
            <text:p>0,7271</text:p>
          </table:table-cell>
          <table:table-cell table:style-name="ce12" table:formula="of:=STDEV([.E5:.N5] )" office:value-type="float" office:value="0.0743056080396771" calcext:value-type="float">
            <text:p>0,0743</text:p>
          </table:table-cell>
          <table:table-cell table:formula="of:=([.E6]*[.E4])/(2*[.E4]-[.E6])" office:value-type="float" office:value="0.641230318170738" calcext:value-type="float">
            <text:p>0,6412</text:p>
          </table:table-cell>
          <table:table-cell table:formula="of:=([.F6]*[.F4])/(2*[.F4]-[.F6])" office:value-type="float" office:value="0.810027397918611" calcext:value-type="float">
            <text:p>0,8100</text:p>
          </table:table-cell>
          <table:table-cell table:formula="of:=([.G6]*[.G4])/(2*[.G4]-[.G6])" office:value-type="float" office:value="0.803367596456633" calcext:value-type="float">
            <text:p>0,8034</text:p>
          </table:table-cell>
          <table:table-cell table:formula="of:=([.H6]*[.H4])/(2*[.H4]-[.H6])" office:value-type="float" office:value="0.80708093834681" calcext:value-type="float">
            <text:p>0,8071</text:p>
          </table:table-cell>
          <table:table-cell table:formula="of:=([.I6]*[.I4])/(2*[.I4]-[.I6])" office:value-type="float" office:value="0.727590135833829" calcext:value-type="float">
            <text:p>0,7276</text:p>
          </table:table-cell>
          <table:table-cell table:formula="of:=([.J6]*[.J4])/(2*[.J4]-[.J6])" office:value-type="float" office:value="0.753298932849621" calcext:value-type="float">
            <text:p>0,7533</text:p>
          </table:table-cell>
          <table:table-cell table:formula="of:=([.K6]*[.K4])/(2*[.K4]-[.K6])" office:value-type="float" office:value="0.78000267653778" calcext:value-type="float">
            <text:p>0,7800</text:p>
          </table:table-cell>
          <table:table-cell table:formula="of:=([.L6]*[.L4])/(2*[.L4]-[.L6])" office:value-type="float" office:value="0.681154415124701" calcext:value-type="float">
            <text:p>0,6812</text:p>
          </table:table-cell>
          <table:table-cell table:style-name="ce9" table:formula="of:=([.M6]*[.M4])/(2*[.M4]-[.M6])" office:value-type="float" office:value="0.626544940979774" calcext:value-type="float">
            <text:p>0,6265</text:p>
          </table:table-cell>
          <table:table-cell table:style-name="ce9" table:formula="of:=([.N6]*[.N4])/(2*[.N4]-[.N6])" office:value-type="float" office:value="0.64038186896876" calcext:value-type="float">
            <text:p>0,6404</text:p>
          </table:table-cell>
          <table:table-cell/>
          <table:table-cell office:value-type="string" calcext:value-type="string">
            <text:p>80/20</text:p>
          </table:table-cell>
          <table:table-cell table:style-name="ce22" table:formula="of:=[.M35]" office:value-type="float" office:value="0.717527530492135" calcext:value-type="float">
            <text:p>0.7175</text:p>
          </table:table-cell>
          <table:table-cell table:style-name="ce22" table:formula="of:=[.C18]" office:value-type="float" office:value="0.799048857930282" calcext:value-type="float">
            <text:p>0.7990</text:p>
          </table:table-cell>
          <table:table-cell table:style-name="ce22" table:formula="of:=[.M52]" office:value-type="float" office:value="0.830510398109766" calcext:value-type="float">
            <text:p>0.8305</text:p>
          </table:table-cell>
          <table:table-cell table:style-name="ce22" table:formula="of:=[.M69]" office:value-type="float" office:value="0.85014398326186" calcext:value-type="float">
            <text:p>0.8501</text:p>
          </table:table-cell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6:.N6])" office:value-type="float" office:value="0.757981486843752" calcext:value-type="float">
            <text:p>0,7580</text:p>
          </table:table-cell>
          <table:table-cell table:style-name="ce13" table:formula="of:=STDEV([.E6:.N6] )" office:value-type="float" office:value="0.0362823911474833" calcext:value-type="float">
            <text:p>0,0363</text:p>
          </table:table-cell>
          <table:table-cell table:style-name="ce10" office:value-type="float" office:value="0.727113734661268" calcext:value-type="float">
            <text:p>0,7271</text:p>
          </table:table-cell>
          <table:table-cell table:style-name="ce10" office:value-type="float" office:value="0.782085226485023" calcext:value-type="float">
            <text:p>0,7821</text:p>
          </table:table-cell>
          <table:table-cell table:style-name="ce10" office:value-type="float" office:value="0.791537443207917" calcext:value-type="float">
            <text:p>0,7915</text:p>
          </table:table-cell>
          <table:table-cell table:style-name="ce10" office:value-type="float" office:value="0.798769036365705" calcext:value-type="float">
            <text:p>0,7988</text:p>
          </table:table-cell>
          <table:table-cell table:style-name="ce10" office:value-type="float" office:value="0.722392147614665" calcext:value-type="float">
            <text:p>0,7224</text:p>
          </table:table-cell>
          <table:table-cell table:style-name="ce10" office:value-type="float" office:value="0.771246419966138" calcext:value-type="float">
            <text:p>0,7712</text:p>
          </table:table-cell>
          <table:table-cell table:style-name="ce10" office:value-type="float" office:value="0.805245862049054" calcext:value-type="float">
            <text:p>0,8052</text:p>
          </table:table-cell>
          <table:table-cell table:style-name="ce10" office:value-type="float" office:value="0.752804016565105" calcext:value-type="float">
            <text:p>0,7528</text:p>
          </table:table-cell>
          <table:table-cell table:style-name="ce10" office:value-type="float" office:value="0.716137194924111" calcext:value-type="float">
            <text:p>0,7161</text:p>
          </table:table-cell>
          <table:table-cell table:style-name="ce10" office:value-type="float" office:value="0.712483786598537" calcext:value-type="float">
            <text:p>0,712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30</text:p>
          </table:table-cell>
          <table:table-cell table:style-name="ce6" table:formula="of:=AVERAGE( [.E7:.N7])" office:value-type="float" office:value="0.774807859381022" calcext:value-type="float">
            <text:p>0,7748</text:p>
          </table:table-cell>
          <table:table-cell table:style-name="ce12" table:formula="of:=STDEV([.E7:.N7] )" office:value-type="float" office:value="0.0279408677546828" calcext:value-type="float">
            <text:p>0,0279</text:p>
          </table:table-cell>
          <table:table-cell table:style-name="ce8" office:value-type="float" office:value="0.799488642916658" calcext:value-type="float">
            <text:p>0,7995</text:p>
          </table:table-cell>
          <table:table-cell table:style-name="ce8" office:value-type="float" office:value="0.764899849941237" calcext:value-type="float">
            <text:p>0,7649</text:p>
          </table:table-cell>
          <table:table-cell table:style-name="ce8" office:value-type="float" office:value="0.808004500550079" calcext:value-type="float">
            <text:p>0,8080</text:p>
          </table:table-cell>
          <table:table-cell table:style-name="ce8" office:value-type="float" office:value="0.797163605327871" calcext:value-type="float">
            <text:p>0,7972</text:p>
          </table:table-cell>
          <table:table-cell table:style-name="ce8" office:value-type="float" office:value="0.805029111392135" calcext:value-type="float">
            <text:p>0,8050</text:p>
          </table:table-cell>
          <table:table-cell table:style-name="ce8" office:value-type="float" office:value="0.74344586844421" calcext:value-type="float">
            <text:p>0,7434</text:p>
          </table:table-cell>
          <table:table-cell table:style-name="ce8" office:value-type="float" office:value="0.743538163714051" calcext:value-type="float">
            <text:p>0,7435</text:p>
          </table:table-cell>
          <table:table-cell table:style-name="ce8" office:value-type="float" office:value="0.73202317898364" calcext:value-type="float">
            <text:p>0,7320</text:p>
          </table:table-cell>
          <table:table-cell office:value-type="float" office:value="0.777389825845842" calcext:value-type="float">
            <text:p>0,7774</text:p>
          </table:table-cell>
          <table:table-cell table:style-name="ce8" office:value-type="float" office:value="0.7770958466945" calcext:value-type="float">
            <text:p>0,7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8:.N8])" office:value-type="float" office:value="0.77888105979355" calcext:value-type="float">
            <text:p>0,7789</text:p>
          </table:table-cell>
          <table:table-cell table:style-name="ce12" table:formula="of:=STDEV([.E8:.N8] )" office:value-type="float" office:value="0.0277584998175233" calcext:value-type="float">
            <text:p>0,0278</text:p>
          </table:table-cell>
          <table:table-cell office:value-type="float" office:value="0.77759058719069" calcext:value-type="float">
            <text:p>0,7776</text:p>
          </table:table-cell>
          <table:table-cell office:value-type="float" office:value="0.780727506434777" calcext:value-type="float">
            <text:p>0,7807</text:p>
          </table:table-cell>
          <table:table-cell office:value-type="float" office:value="0.746226332878993" calcext:value-type="float">
            <text:p>0,7462</text:p>
          </table:table-cell>
          <table:table-cell office:value-type="float" office:value="0.758055615327196" calcext:value-type="float">
            <text:p>0,7581</text:p>
          </table:table-cell>
          <table:table-cell office:value-type="float" office:value="0.810547098988764" calcext:value-type="float">
            <text:p>0,8105</text:p>
          </table:table-cell>
          <table:table-cell office:value-type="float" office:value="0.788245108414841" calcext:value-type="float">
            <text:p>0,7882</text:p>
          </table:table-cell>
          <table:table-cell office:value-type="float" office:value="0.800311045391314" calcext:value-type="float">
            <text:p>0,8003</text:p>
          </table:table-cell>
          <table:table-cell office:value-type="float" office:value="0.806983478427019" calcext:value-type="float">
            <text:p>0,8070</text:p>
          </table:table-cell>
          <table:table-cell table:style-name="ce9" office:value-type="float" office:value="0.794572559511303" calcext:value-type="float">
            <text:p>0,7946</text:p>
          </table:table-cell>
          <table:table-cell table:style-name="ce9" office:value-type="float" office:value="0.725551265370603" calcext:value-type="float">
            <text:p>0,7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9:.N9])" office:value-type="float" office:value="0.805448320468813" calcext:value-type="float">
            <text:p>0,8054</text:p>
          </table:table-cell>
          <table:table-cell table:style-name="ce12" table:formula="of:=STDEV([.E9:.N9] )" office:value-type="float" office:value="0.0821999690023961" calcext:value-type="float">
            <text:p>0,0822</text:p>
          </table:table-cell>
          <table:table-cell table:formula="of:=([.E10]*[.E8])/(2*[.E8]-[.E10])" office:value-type="float" office:value="0.807806948395103" calcext:value-type="float">
            <text:p>0,8078</text:p>
          </table:table-cell>
          <table:table-cell table:formula="of:=([.F10]*[.F8])/(2*[.F8]-[.F10])" office:value-type="float" office:value="0.86993985300606" calcext:value-type="float">
            <text:p>0,8699</text:p>
          </table:table-cell>
          <table:table-cell table:formula="of:=([.G10]*[.G8])/(2*[.G8]-[.G10])" office:value-type="float" office:value="0.726037571829561" calcext:value-type="float">
            <text:p>0,7260</text:p>
          </table:table-cell>
          <table:table-cell table:formula="of:=([.H10]*[.H8])/(2*[.H8]-[.H10])" office:value-type="float" office:value="0.760603419566312" calcext:value-type="float">
            <text:p>0,7606</text:p>
          </table:table-cell>
          <table:table-cell table:formula="of:=([.I10]*[.I8])/(2*[.I8]-[.I10])" office:value-type="float" office:value="0.828644324284958" calcext:value-type="float">
            <text:p>0,8286</text:p>
          </table:table-cell>
          <table:table-cell table:formula="of:=([.J10]*[.J8])/(2*[.J8]-[.J10])" office:value-type="float" office:value="0.787242671397496" calcext:value-type="float">
            <text:p>0,7872</text:p>
          </table:table-cell>
          <table:table-cell table:formula="of:=([.K10]*[.K8])/(2*[.K8]-[.K10])" office:value-type="float" office:value="0.79220611284214" calcext:value-type="float">
            <text:p>0,7922</text:p>
          </table:table-cell>
          <table:table-cell table:formula="of:=([.L10]*[.L8])/(2*[.L8]-[.L10])" office:value-type="float" office:value="0.667853803527275" calcext:value-type="float">
            <text:p>0,6679</text:p>
          </table:table-cell>
          <table:table-cell table:style-name="ce9" table:formula="of:=([.M10]*[.M8])/(2*[.M8]-[.M10])" office:value-type="float" office:value="0.845038394863741" calcext:value-type="float">
            <text:p>0,8450</text:p>
          </table:table-cell>
          <table:table-cell table:style-name="ce9" table:formula="of:=([.N10]*[.N8])/(2*[.N8]-[.N10])" office:value-type="float" office:value="0.969110104975488" calcext:value-type="float">
            <text:p>0,969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10:.N10])" office:value-type="float" office:value="0.78938453756734" calcext:value-type="float">
            <text:p>0,7894</text:p>
          </table:table-cell>
          <table:table-cell table:style-name="ce13" table:formula="of:=STDEV([.E10:.N10] )" office:value-type="float" office:value="0.0361853536178413" calcext:value-type="float">
            <text:p>0,0362</text:p>
          </table:table-cell>
          <table:table-cell table:style-name="ce10" office:value-type="float" office:value="0.792410818409874" calcext:value-type="float">
            <text:p>0,7924</text:p>
          </table:table-cell>
          <table:table-cell table:style-name="ce10" office:value-type="float" office:value="0.822922884251775" calcext:value-type="float">
            <text:p>0,8229</text:p>
          </table:table-cell>
          <table:table-cell table:style-name="ce10" office:value-type="float" office:value="0.735993530814698" calcext:value-type="float">
            <text:p>0,7360</text:p>
          </table:table-cell>
          <table:table-cell table:style-name="ce10" office:value-type="float" office:value="0.75932738026313" calcext:value-type="float">
            <text:p>0,7593</text:p>
          </table:table-cell>
          <table:table-cell table:style-name="ce10" office:value-type="float" office:value="0.819495811906186" calcext:value-type="float">
            <text:p>0,8195</text:p>
          </table:table-cell>
          <table:table-cell table:style-name="ce10" office:value-type="float" office:value="0.78774357099542" calcext:value-type="float">
            <text:p>0,7877</text:p>
          </table:table-cell>
          <table:table-cell table:style-name="ce10" office:value-type="float" office:value="0.796237954556644" calcext:value-type="float">
            <text:p>0,7962</text:p>
          </table:table-cell>
          <table:table-cell table:style-name="ce10" office:value-type="float" office:value="0.730856199589695" calcext:value-type="float">
            <text:p>0,7309</text:p>
          </table:table-cell>
          <table:table-cell table:style-name="ce10" office:value-type="float" office:value="0.819028829370238" calcext:value-type="float">
            <text:p>0,8190</text:p>
          </table:table-cell>
          <table:table-cell table:style-name="ce10" office:value-type="float" office:value="0.829828395515743" calcext:value-type="float">
            <text:p>0,829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40</text:p>
          </table:table-cell>
          <table:table-cell table:style-name="ce6" table:formula="of:=AVERAGE( [.E11:.N11])" office:value-type="float" office:value="0.789511966101777" calcext:value-type="float">
            <text:p>0,7895</text:p>
          </table:table-cell>
          <table:table-cell table:style-name="ce12" table:formula="of:=STDEV([.E11:.N11] )" office:value-type="float" office:value="0.0196050273742037" calcext:value-type="float">
            <text:p>0,0196</text:p>
          </table:table-cell>
          <table:table-cell table:style-name="ce8" office:value-type="float" office:value="0.755020041232183" calcext:value-type="float">
            <text:p>0,7550</text:p>
          </table:table-cell>
          <table:table-cell table:style-name="ce8" office:value-type="float" office:value="0.78589439502807" calcext:value-type="float">
            <text:p>0,7859</text:p>
          </table:table-cell>
          <table:table-cell table:style-name="ce8" office:value-type="float" office:value="0.775865478675826" calcext:value-type="float">
            <text:p>0,7759</text:p>
          </table:table-cell>
          <table:table-cell table:style-name="ce8" office:value-type="float" office:value="0.785531818330852" calcext:value-type="float">
            <text:p>0,7855</text:p>
          </table:table-cell>
          <table:table-cell table:style-name="ce8" office:value-type="float" office:value="0.803416212546047" calcext:value-type="float">
            <text:p>0,8034</text:p>
          </table:table-cell>
          <table:table-cell table:style-name="ce8" office:value-type="float" office:value="0.805461058683149" calcext:value-type="float">
            <text:p>0,8055</text:p>
          </table:table-cell>
          <table:table-cell table:style-name="ce8" office:value-type="float" office:value="0.791511194207744" calcext:value-type="float">
            <text:p>0,7915</text:p>
          </table:table-cell>
          <table:table-cell table:style-name="ce8" office:value-type="float" office:value="0.771016702506263" calcext:value-type="float">
            <text:p>0,7710</text:p>
          </table:table-cell>
          <table:table-cell office:value-type="float" office:value="0.797236422390441" calcext:value-type="float">
            <text:p>0,7972</text:p>
          </table:table-cell>
          <table:table-cell table:style-name="ce8" office:value-type="float" office:value="0.82416633741719" calcext:value-type="float">
            <text:p>0,8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12:.N12])" office:value-type="float" office:value="0.816188630136388" calcext:value-type="float">
            <text:p>0,8162</text:p>
          </table:table-cell>
          <table:table-cell table:style-name="ce12" table:formula="of:=STDEV([.E12:.N12] )" office:value-type="float" office:value="0.0376668198221754" calcext:value-type="float">
            <text:p>0,0377</text:p>
          </table:table-cell>
          <table:table-cell office:value-type="float" office:value="0.849105573690128" calcext:value-type="float">
            <text:p>0,8491</text:p>
          </table:table-cell>
          <table:table-cell office:value-type="float" office:value="0.850640037301516" calcext:value-type="float">
            <text:p>0,8506</text:p>
          </table:table-cell>
          <table:table-cell office:value-type="float" office:value="0.835902788125924" calcext:value-type="float">
            <text:p>0,8359</text:p>
          </table:table-cell>
          <table:table-cell office:value-type="float" office:value="0.861098223825467" calcext:value-type="float">
            <text:p>0,8611</text:p>
          </table:table-cell>
          <table:table-cell office:value-type="float" office:value="0.853096705490338" calcext:value-type="float">
            <text:p>0,8531</text:p>
          </table:table-cell>
          <table:table-cell office:value-type="float" office:value="0.757724357795734" calcext:value-type="float">
            <text:p>0,7577</text:p>
          </table:table-cell>
          <table:table-cell office:value-type="float" office:value="0.784413432458306" calcext:value-type="float">
            <text:p>0,7844</text:p>
          </table:table-cell>
          <table:table-cell office:value-type="float" office:value="0.788801564514189" calcext:value-type="float">
            <text:p>0,7888</text:p>
          </table:table-cell>
          <table:table-cell table:style-name="ce9" office:value-type="float" office:value="0.801475972100458" calcext:value-type="float">
            <text:p>0,8015</text:p>
          </table:table-cell>
          <table:table-cell table:style-name="ce9" office:value-type="float" office:value="0.77962764606182" calcext:value-type="float">
            <text:p>0,7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13:.N13])" office:value-type="float" office:value="0.774597612020068" calcext:value-type="float">
            <text:p>0,7746</text:p>
          </table:table-cell>
          <table:table-cell table:style-name="ce12" table:formula="of:=STDEV([.E13:.N13] )" office:value-type="float" office:value="0.0441198298376408" calcext:value-type="float">
            <text:p>0,0441</text:p>
          </table:table-cell>
          <table:table-cell table:formula="of:=([.E14]*[.E12])/(2*[.E12]-[.E14])" office:value-type="float" office:value="0.74967323680256" calcext:value-type="float">
            <text:p>0,7497</text:p>
          </table:table-cell>
          <table:table-cell table:formula="of:=([.F14]*[.F12])/(2*[.F12]-[.F14])" office:value-type="float" office:value="0.732859167187389" calcext:value-type="float">
            <text:p>0,7329</text:p>
          </table:table-cell>
          <table:table-cell table:formula="of:=([.G14]*[.G12])/(2*[.G12]-[.G14])" office:value-type="float" office:value="0.766202008370481" calcext:value-type="float">
            <text:p>0,7662</text:p>
          </table:table-cell>
          <table:table-cell table:formula="of:=([.H14]*[.H12])/(2*[.H12]-[.H14])" office:value-type="float" office:value="0.706120193620619" calcext:value-type="float">
            <text:p>0,7061</text:p>
          </table:table-cell>
          <table:table-cell table:formula="of:=([.I14]*[.I12])/(2*[.I12]-[.I14])" office:value-type="float" office:value="0.802046683504052" calcext:value-type="float">
            <text:p>0,8020</text:p>
          </table:table-cell>
          <table:table-cell table:formula="of:=([.J14]*[.J12])/(2*[.J12]-[.J14])" office:value-type="float" office:value="0.846688179108178" calcext:value-type="float">
            <text:p>0,8467</text:p>
          </table:table-cell>
          <table:table-cell table:formula="of:=([.K14]*[.K12])/(2*[.K12]-[.K14])" office:value-type="float" office:value="0.737510825482168" calcext:value-type="float">
            <text:p>0,7375</text:p>
          </table:table-cell>
          <table:table-cell table:formula="of:=([.L14]*[.L12])/(2*[.L12]-[.L14])" office:value-type="float" office:value="0.801339248060615" calcext:value-type="float">
            <text:p>0,8013</text:p>
          </table:table-cell>
          <table:table-cell table:style-name="ce9" table:formula="of:=([.M14]*[.M12])/(2*[.M12]-[.M14])" office:value-type="float" office:value="0.780809620003296" calcext:value-type="float">
            <text:p>0,7808</text:p>
          </table:table-cell>
          <table:table-cell table:style-name="ce9" table:formula="of:=([.N14]*[.N12])/(2*[.N12]-[.N14])" office:value-type="float" office:value="0.822726958061321" calcext:value-type="float">
            <text:p>0,8227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14:.N14])" office:value-type="float" office:value="0.793253956164767" calcext:value-type="float">
            <text:p>0,7933</text:p>
          </table:table-cell>
          <table:table-cell table:style-name="ce12" table:formula="of:=STDEV([.E14:.N14] )" office:value-type="float" office:value="0.0173247450002268" calcext:value-type="float">
            <text:p>0,0173</text:p>
          </table:table-cell>
          <table:table-cell table:style-name="ce10" office:value-type="float" office:value="0.796297423555682" calcext:value-type="float">
            <text:p>0,7963</text:p>
          </table:table-cell>
          <table:table-cell table:style-name="ce10" office:value-type="float" office:value="0.787369324273515" calcext:value-type="float">
            <text:p>0,7874</text:p>
          </table:table-cell>
          <table:table-cell table:style-name="ce10" office:value-type="float" office:value="0.799536205702889" calcext:value-type="float">
            <text:p>0,7995</text:p>
          </table:table-cell>
          <table:table-cell table:style-name="ce10" office:value-type="float" office:value="0.77594652763826" calcext:value-type="float">
            <text:p>0,7759</text:p>
          </table:table-cell>
          <table:table-cell table:style-name="ce10" office:value-type="float" office:value="0.826784419883367" calcext:value-type="float">
            <text:p>0,8268</text:p>
          </table:table-cell>
          <table:table-cell table:style-name="ce10" office:value-type="float" office:value="0.799739770179079" calcext:value-type="float">
            <text:p>0,7997</text:p>
          </table:table-cell>
          <table:table-cell table:style-name="ce10" office:value-type="float" office:value="0.760239407543832" calcext:value-type="float">
            <text:p>0,7602</text:p>
          </table:table-cell>
          <table:table-cell table:style-name="ce10" office:value-type="float" office:value="0.795020978743795" calcext:value-type="float">
            <text:p>0,7950</text:p>
          </table:table-cell>
          <table:table-cell table:style-name="ce10" office:value-type="float" office:value="0.791007833655981" calcext:value-type="float">
            <text:p>0,7910</text:p>
          </table:table-cell>
          <table:table-cell table:style-name="ce10" office:value-type="float" office:value="0.800597670471269" calcext:value-type="float">
            <text:p>0,800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6" table:formula="of:=AVERAGE( [.E15:.N15])" office:value-type="float" office:value="0.807948164187294" calcext:value-type="float">
            <text:p>0,8079</text:p>
          </table:table-cell>
          <table:table-cell table:style-name="ce11" table:formula="of:=STDEV([.E15:.N15] )" office:value-type="float" office:value="0.027581800913909" calcext:value-type="float">
            <text:p>0,0276</text:p>
          </table:table-cell>
          <table:table-cell table:style-name="ce8" office:value-type="float" office:value="0.86620298511791" calcext:value-type="float">
            <text:p>0,8662</text:p>
          </table:table-cell>
          <table:table-cell table:style-name="ce8" office:value-type="float" office:value="0.787884687435676" calcext:value-type="float">
            <text:p>0,7879</text:p>
          </table:table-cell>
          <table:table-cell table:style-name="ce8" office:value-type="float" office:value="0.822938874676029" calcext:value-type="float">
            <text:p>0,8229</text:p>
          </table:table-cell>
          <table:table-cell table:style-name="ce8" office:value-type="float" office:value="0.798857752309692" calcext:value-type="float">
            <text:p>0,7989</text:p>
          </table:table-cell>
          <table:table-cell table:style-name="ce8" office:value-type="float" office:value="0.781640673083179" calcext:value-type="float">
            <text:p>0,7816</text:p>
          </table:table-cell>
          <table:table-cell table:style-name="ce8" office:value-type="float" office:value="0.815355270740572" calcext:value-type="float">
            <text:p>0,8154</text:p>
          </table:table-cell>
          <table:table-cell table:style-name="ce8" office:value-type="float" office:value="0.793053653067521" calcext:value-type="float">
            <text:p>0,7931</text:p>
          </table:table-cell>
          <table:table-cell table:style-name="ce8" office:value-type="float" office:value="0.773836407699304" calcext:value-type="float">
            <text:p>0,7738</text:p>
          </table:table-cell>
          <table:table-cell office:value-type="float" office:value="0.832648095953995" calcext:value-type="float">
            <text:p>0,8326</text:p>
          </table:table-cell>
          <table:table-cell table:style-name="ce8" office:value-type="float" office:value="0.807063241789063" calcext:value-type="float">
            <text:p>0,8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16:.N16])" office:value-type="float" office:value="0.845753749253617" calcext:value-type="float">
            <text:p>0,8458</text:p>
          </table:table-cell>
          <table:table-cell table:style-name="ce12" table:formula="of:=STDEV([.E16:.N16] )" office:value-type="float" office:value="0.0335851511992591" calcext:value-type="float">
            <text:p>0,0336</text:p>
          </table:table-cell>
          <table:table-cell office:value-type="float" office:value="0.8863010980264" calcext:value-type="float">
            <text:p>0,8863</text:p>
          </table:table-cell>
          <table:table-cell office:value-type="float" office:value="0.830734631863792" calcext:value-type="float">
            <text:p>0,8307</text:p>
          </table:table-cell>
          <table:table-cell office:value-type="float" office:value="0.795812485731208" calcext:value-type="float">
            <text:p>0,7958</text:p>
          </table:table-cell>
          <table:table-cell office:value-type="float" office:value="0.877354540671591" calcext:value-type="float">
            <text:p>0,8774</text:p>
          </table:table-cell>
          <table:table-cell office:value-type="float" office:value="0.86672525185922" calcext:value-type="float">
            <text:p>0,8667</text:p>
          </table:table-cell>
          <table:table-cell office:value-type="float" office:value="0.886267983633033" calcext:value-type="float">
            <text:p>0,8863</text:p>
          </table:table-cell>
          <table:table-cell office:value-type="float" office:value="0.817293289966163" calcext:value-type="float">
            <text:p>0,8173</text:p>
          </table:table-cell>
          <table:table-cell office:value-type="float" office:value="0.804710924661057" calcext:value-type="float">
            <text:p>0,8047</text:p>
          </table:table-cell>
          <table:table-cell table:style-name="ce9" office:value-type="float" office:value="0.835843972279062" calcext:value-type="float">
            <text:p>0,8358</text:p>
          </table:table-cell>
          <table:table-cell table:style-name="ce9" office:value-type="float" office:value="0.856493313844645" calcext:value-type="float">
            <text:p>0,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17:.N17])" office:value-type="float" office:value="0.760955656358643" calcext:value-type="float">
            <text:p>0,7610</text:p>
          </table:table-cell>
          <table:table-cell table:style-name="ce12" table:formula="of:=STDEV([.E17:.N17] )" office:value-type="float" office:value="0.0584777232439466" calcext:value-type="float">
            <text:p>0,0585</text:p>
          </table:table-cell>
          <table:table-cell table:formula="of:=([.E18]*[.E16])/(2*[.E16]-[.E18])" office:value-type="float" office:value="0.674840092844121" calcext:value-type="float">
            <text:p>0,6748</text:p>
          </table:table-cell>
          <table:table-cell table:formula="of:=([.F18]*[.F16])/(2*[.F16]-[.F18])" office:value-type="float" office:value="0.736234680205672" calcext:value-type="float">
            <text:p>0,7362</text:p>
          </table:table-cell>
          <table:table-cell table:formula="of:=([.G18]*[.G16])/(2*[.G16]-[.G18])" office:value-type="float" office:value="0.82438524373316" calcext:value-type="float">
            <text:p>0,8244</text:p>
          </table:table-cell>
          <table:table-cell table:formula="of:=([.H18]*[.H16])/(2*[.H16]-[.H18])" office:value-type="float" office:value="0.763567620697049" calcext:value-type="float">
            <text:p>0,7636</text:p>
          </table:table-cell>
          <table:table-cell table:formula="of:=([.I18]*[.I16])/(2*[.I16]-[.I18])" office:value-type="float" office:value="0.778632683991328" calcext:value-type="float">
            <text:p>0,7786</text:p>
          </table:table-cell>
          <table:table-cell table:formula="of:=([.J18]*[.J16])/(2*[.J16]-[.J18])" office:value-type="float" office:value="0.724297114497376" calcext:value-type="float">
            <text:p>0,7243</text:p>
          </table:table-cell>
          <table:table-cell table:formula="of:=([.K18]*[.K16])/(2*[.K16]-[.K18])" office:value-type="float" office:value="0.874912089588606" calcext:value-type="float">
            <text:p>0,8749</text:p>
          </table:table-cell>
          <table:table-cell table:formula="of:=([.L18]*[.L16])/(2*[.L16]-[.L18])" office:value-type="float" office:value="0.780433498575063" calcext:value-type="float">
            <text:p>0,7804</text:p>
          </table:table-cell>
          <table:table-cell table:style-name="ce9" table:formula="of:=([.M18]*[.M16])/(2*[.M16]-[.M18])" office:value-type="float" office:value="0.751343445671274" calcext:value-type="float">
            <text:p>0,7513</text:p>
          </table:table-cell>
          <table:table-cell table:style-name="ce9" table:formula="of:=([.N18]*[.N16])/(2*[.N16]-[.N18])" office:value-type="float" office:value="0.700910093782778" calcext:value-type="float">
            <text:p>0,7009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18:.N18])" office:value-type="float" office:value="0.799048857930282" calcext:value-type="float">
            <text:p>0,7990</text:p>
          </table:table-cell>
          <table:table-cell table:style-name="ce13" table:formula="of:=STDEV([.E18:.N18] )" office:value-type="float" office:value="0.0242895433478643" calcext:value-type="float">
            <text:p>0,0243</text:p>
          </table:table-cell>
          <table:table-cell table:style-name="ce10" office:value-type="float" office:value="0.766249098771731" calcext:value-type="float">
            <text:p>0,7662</text:p>
          </table:table-cell>
          <table:table-cell table:style-name="ce10" office:value-type="float" office:value="0.780635129629013" calcext:value-type="float">
            <text:p>0,7806</text:p>
          </table:table-cell>
          <table:table-cell table:style-name="ce10" office:value-type="float" office:value="0.809846919403231" calcext:value-type="float">
            <text:p>0,8098</text:p>
          </table:table-cell>
          <table:table-cell table:style-name="ce10" office:value-type="float" office:value="0.816515901728819" calcext:value-type="float">
            <text:p>0,8165</text:p>
          </table:table-cell>
          <table:table-cell table:style-name="ce10" office:value-type="float" office:value="0.820320727099837" calcext:value-type="float">
            <text:p>0,8203</text:p>
          </table:table-cell>
          <table:table-cell table:style-name="ce10" office:value-type="float" office:value="0.797138028089612" calcext:value-type="float">
            <text:p>0,7971</text:p>
          </table:table-cell>
          <table:table-cell table:style-name="ce10" office:value-type="float" office:value="0.845121743223839" calcext:value-type="float">
            <text:p>0,8451</text:p>
          </table:table-cell>
          <table:table-cell table:style-name="ce10" office:value-type="float" office:value="0.792386300035266" calcext:value-type="float">
            <text:p>0,7924</text:p>
          </table:table-cell>
          <table:table-cell table:style-name="ce10" office:value-type="float" office:value="0.791344340401476" calcext:value-type="float">
            <text:p>0,7913</text:p>
          </table:table-cell>
          <table:table-cell table:style-name="ce10" office:value-type="float" office:value="0.770930390919997" calcext:value-type="float">
            <text:p>0,770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20:.L20])" office:value-type="string" office:string-value="" calcext:value-type="error">
            <text:p>#DIV/0!</text:p>
          </table:table-cell>
          <table:table-cell table:formula="of:=STDEV([.C20:.L2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1:.L21])" office:value-type="string" office:string-value="" calcext:value-type="error">
            <text:p>#DIV/0!</text:p>
          </table:table-cell>
          <table:table-cell table:formula="of:=STDEV([.C21:.L2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3]*[.C21])/(2*[.C21]-[.C23])" office:value-type="float" office:value="-0" calcext:value-type="float">
            <text:p>0,0000</text:p>
          </table:table-cell>
          <table:table-cell table:formula="of:=([.D23]*[.D21])/(2*[.D21]-[.D23])" office:value-type="float" office:value="-0" calcext:value-type="float">
            <text:p>0,0000</text:p>
          </table:table-cell>
          <table:table-cell table:formula="of:=([.E23]*[.E21])/(2*[.E21]-[.E23])" office:value-type="float" office:value="-0" calcext:value-type="float">
            <text:p>0,0000</text:p>
          </table:table-cell>
          <table:table-cell table:formula="of:=([.F23]*[.F21])/(2*[.F21]-[.F23])" office:value-type="float" office:value="-0" calcext:value-type="float">
            <text:p>0,0000</text:p>
          </table:table-cell>
          <table:table-cell table:formula="of:=([.G23]*[.G21])/(2*[.G21]-[.G23])" office:value-type="float" office:value="-0" calcext:value-type="float">
            <text:p>0,0000</text:p>
          </table:table-cell>
          <table:table-cell table:formula="of:=([.H23]*[.H21])/(2*[.H21]-[.H23])" office:value-type="float" office:value="-0" calcext:value-type="float">
            <text:p>0,0000</text:p>
          </table:table-cell>
          <table:table-cell table:formula="of:=([.I23]*[.I21])/(2*[.I21]-[.I23])" office:value-type="float" office:value="-0" calcext:value-type="float">
            <text:p>0,0000</text:p>
          </table:table-cell>
          <table:table-cell table:formula="of:=([.J23]*[.J21])/(2*[.J21]-[.J23])" office:value-type="float" office:value="-0" calcext:value-type="float">
            <text:p>0,0000</text:p>
          </table:table-cell>
          <table:table-cell table:formula="of:=([.K23]*[.K21])/(2*[.K21]-[.K23])" office:value-type="float" office:value="-0" calcext:value-type="float">
            <text:p>0,0000</text:p>
          </table:table-cell>
          <table:table-cell table:formula="of:=([.L23]*[.L21])/(2*[.L21]-[.L23])" office:value-type="float" office:value="-0" calcext:value-type="float">
            <text:p>0,0000</text:p>
          </table:table-cell>
          <table:table-cell table:formula="of:=AVERAGE( [.C22:.L22])" office:value-type="float" office:value="0" calcext:value-type="float">
            <text:p>0,0000</text:p>
          </table:table-cell>
          <table:table-cell table:formula="of:=STDEV([.C22:.L22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74815892955775" calcext:value-type="float">
            <text:p>0,6748</text:p>
          </table:table-cell>
          <table:table-cell table:style-name="ce10" office:value-type="float" office:value="0.715816207246947" calcext:value-type="float">
            <text:p>0,7158</text:p>
          </table:table-cell>
          <table:table-cell table:style-name="ce10" office:value-type="float" office:value="0.683520135958965" calcext:value-type="float">
            <text:p>0,6835</text:p>
          </table:table-cell>
          <table:table-cell table:style-name="ce10" office:value-type="float" office:value="0.772816889884047" calcext:value-type="float">
            <text:p>0,7728</text:p>
          </table:table-cell>
          <table:table-cell table:style-name="ce10" office:value-type="float" office:value="0.644064184829915" calcext:value-type="float">
            <text:p>0,6441</text:p>
          </table:table-cell>
          <table:table-cell table:style-name="ce10" office:value-type="float" office:value="0.617717324859659" calcext:value-type="float">
            <text:p>0,6177</text:p>
          </table:table-cell>
          <table:table-cell table:style-name="ce10" office:value-type="float" office:value="0.758632595608455" calcext:value-type="float">
            <text:p>0,7586</text:p>
          </table:table-cell>
          <table:table-cell table:style-name="ce10" office:value-type="float" office:value="0.772366067831975" calcext:value-type="float">
            <text:p>0,7724</text:p>
          </table:table-cell>
          <table:table-cell table:style-name="ce10" office:value-type="float" office:value="0.687368778045887" calcext:value-type="float">
            <text:p>0,6874</text:p>
          </table:table-cell>
          <table:table-cell table:style-name="ce16" office:value-type="float" office:value="0.700281139910824" calcext:value-type="float">
            <text:p>0,7003</text:p>
          </table:table-cell>
          <table:table-cell table:style-name="ce17" table:formula="of:=AVERAGE( [.C23:.L23])" office:value-type="float" office:value="0.702739921713245" calcext:value-type="float">
            <text:p>0,7027</text:p>
          </table:table-cell>
          <table:table-cell table:style-name="ce19" table:formula="of:=STDEV([.C23:.L23] )" office:value-type="float" office:value="0.0528275130511088" calcext:value-type="float">
            <text:p>0,05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24:.L24])" office:value-type="string" office:string-value="" calcext:value-type="error">
            <text:p>#DIV/0!</text:p>
          </table:table-cell>
          <table:table-cell table:formula="of:=STDEV([.C24:.L2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5:.L25])" office:value-type="string" office:string-value="" calcext:value-type="error">
            <text:p>#DIV/0!</text:p>
          </table:table-cell>
          <table:table-cell table:formula="of:=STDEV([.C25:.L2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7]*[.C25])/(2*[.C25]-[.C27])" office:value-type="float" office:value="-0" calcext:value-type="float">
            <text:p>0,0000</text:p>
          </table:table-cell>
          <table:table-cell table:formula="of:=([.D27]*[.D25])/(2*[.D25]-[.D27])" office:value-type="float" office:value="-0" calcext:value-type="float">
            <text:p>0,0000</text:p>
          </table:table-cell>
          <table:table-cell table:formula="of:=([.E27]*[.E25])/(2*[.E25]-[.E27])" office:value-type="float" office:value="-0" calcext:value-type="float">
            <text:p>0,0000</text:p>
          </table:table-cell>
          <table:table-cell table:formula="of:=([.F27]*[.F25])/(2*[.F25]-[.F27])" office:value-type="float" office:value="-0" calcext:value-type="float">
            <text:p>0,0000</text:p>
          </table:table-cell>
          <table:table-cell table:formula="of:=([.G27]*[.G25])/(2*[.G25]-[.G27])" office:value-type="float" office:value="-0" calcext:value-type="float">
            <text:p>0,0000</text:p>
          </table:table-cell>
          <table:table-cell table:formula="of:=([.H27]*[.H25])/(2*[.H25]-[.H27])" office:value-type="float" office:value="-0" calcext:value-type="float">
            <text:p>0,0000</text:p>
          </table:table-cell>
          <table:table-cell table:formula="of:=([.I27]*[.I25])/(2*[.I25]-[.I27])" office:value-type="float" office:value="-0" calcext:value-type="float">
            <text:p>0,0000</text:p>
          </table:table-cell>
          <table:table-cell table:formula="of:=([.J27]*[.J25])/(2*[.J25]-[.J27])" office:value-type="float" office:value="-0" calcext:value-type="float">
            <text:p>0,0000</text:p>
          </table:table-cell>
          <table:table-cell table:formula="of:=([.K27]*[.K25])/(2*[.K25]-[.K27])" office:value-type="float" office:value="-0" calcext:value-type="float">
            <text:p>0,0000</text:p>
          </table:table-cell>
          <table:table-cell table:formula="of:=([.L27]*[.L25])/(2*[.L25]-[.L27])" office:value-type="float" office:value="-0" calcext:value-type="float">
            <text:p>0,0000</text:p>
          </table:table-cell>
          <table:table-cell table:formula="of:=AVERAGE( [.C26:.L26])" office:value-type="float" office:value="0" calcext:value-type="float">
            <text:p>0,0000</text:p>
          </table:table-cell>
          <table:table-cell table:formula="of:=STDEV([.C26:.L26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30666279565398" calcext:value-type="float">
            <text:p>0,6307</text:p>
          </table:table-cell>
          <table:table-cell table:style-name="ce10" office:value-type="float" office:value="0.740255262800279" calcext:value-type="float">
            <text:p>0,7403</text:p>
          </table:table-cell>
          <table:table-cell table:style-name="ce10" office:value-type="float" office:value="0.691877187491898" calcext:value-type="float">
            <text:p>0,6919</text:p>
          </table:table-cell>
          <table:table-cell table:style-name="ce10" office:value-type="float" office:value="0.640276698114827" calcext:value-type="float">
            <text:p>0,6403</text:p>
          </table:table-cell>
          <table:table-cell table:style-name="ce10" office:value-type="float" office:value="0.819011038239671" calcext:value-type="float">
            <text:p>0,8190</text:p>
          </table:table-cell>
          <table:table-cell table:style-name="ce10" office:value-type="float" office:value="0.775922765112904" calcext:value-type="float">
            <text:p>0,7759</text:p>
          </table:table-cell>
          <table:table-cell table:style-name="ce10" office:value-type="float" office:value="0.688588447569527" calcext:value-type="float">
            <text:p>0,6886</text:p>
          </table:table-cell>
          <table:table-cell table:style-name="ce10" office:value-type="float" office:value="0.68046981158032" calcext:value-type="float">
            <text:p>0,6805</text:p>
          </table:table-cell>
          <table:table-cell table:style-name="ce10" office:value-type="float" office:value="0.687308719327189" calcext:value-type="float">
            <text:p>0,6873</text:p>
          </table:table-cell>
          <table:table-cell table:style-name="ce16" office:value-type="float" office:value="0.705933346148498" calcext:value-type="float">
            <text:p>0,7059</text:p>
          </table:table-cell>
          <table:table-cell table:style-name="ce17" table:formula="of:=AVERAGE( [.C27:.L27])" office:value-type="float" office:value="0.706030955595051" calcext:value-type="float">
            <text:p>0,7060</text:p>
          </table:table-cell>
          <table:table-cell table:style-name="ce19" table:formula="of:=STDEV([.C27:.L27] )" office:value-type="float" office:value="0.0580541873933565" calcext:value-type="float">
            <text:p>0,058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28:.L28])" office:value-type="string" office:string-value="" calcext:value-type="error">
            <text:p>#DIV/0!</text:p>
          </table:table-cell>
          <table:table-cell table:formula="of:=STDEV([.C28:.L2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9:.L29])" office:value-type="string" office:string-value="" calcext:value-type="error">
            <text:p>#DIV/0!</text:p>
          </table:table-cell>
          <table:table-cell table:formula="of:=STDEV([.C29:.L2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29])/(2*[.C29]-[.C31])" office:value-type="float" office:value="-0" calcext:value-type="float">
            <text:p>0,0000</text:p>
          </table:table-cell>
          <table:table-cell table:formula="of:=([.D31]*[.D29])/(2*[.D29]-[.D31])" office:value-type="float" office:value="-0" calcext:value-type="float">
            <text:p>0,0000</text:p>
          </table:table-cell>
          <table:table-cell table:formula="of:=([.E31]*[.E29])/(2*[.E29]-[.E31])" office:value-type="float" office:value="-0" calcext:value-type="float">
            <text:p>0,0000</text:p>
          </table:table-cell>
          <table:table-cell table:formula="of:=([.F31]*[.F29])/(2*[.F29]-[.F31])" office:value-type="float" office:value="-0" calcext:value-type="float">
            <text:p>0,0000</text:p>
          </table:table-cell>
          <table:table-cell table:formula="of:=([.G31]*[.G29])/(2*[.G29]-[.G31])" office:value-type="float" office:value="-0" calcext:value-type="float">
            <text:p>0,0000</text:p>
          </table:table-cell>
          <table:table-cell table:formula="of:=([.H31]*[.H29])/(2*[.H29]-[.H31])" office:value-type="float" office:value="-0" calcext:value-type="float">
            <text:p>0,0000</text:p>
          </table:table-cell>
          <table:table-cell table:formula="of:=([.I31]*[.I29])/(2*[.I29]-[.I31])" office:value-type="float" office:value="-0" calcext:value-type="float">
            <text:p>0,0000</text:p>
          </table:table-cell>
          <table:table-cell table:formula="of:=([.J31]*[.J29])/(2*[.J29]-[.J31])" office:value-type="float" office:value="-0" calcext:value-type="float">
            <text:p>0,0000</text:p>
          </table:table-cell>
          <table:table-cell table:formula="of:=([.K31]*[.K29])/(2*[.K29]-[.K31])" office:value-type="float" office:value="-0" calcext:value-type="float">
            <text:p>0,0000</text:p>
          </table:table-cell>
          <table:table-cell table:formula="of:=([.L31]*[.L29])/(2*[.L29]-[.L31])" office:value-type="float" office:value="-0" calcext:value-type="float">
            <text:p>0,0000</text:p>
          </table:table-cell>
          <table:table-cell table:formula="of:=AVERAGE( [.C30:.L30])" office:value-type="float" office:value="0" calcext:value-type="float">
            <text:p>0,0000</text:p>
          </table:table-cell>
          <table:table-cell table:formula="of:=STDEV([.C30:.L30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693531013506436" calcext:value-type="float">
            <text:p>0,6935</text:p>
          </table:table-cell>
          <table:table-cell table:style-name="ce10" office:value-type="float" office:value="0.64069813683021" calcext:value-type="float">
            <text:p>0,6407</text:p>
          </table:table-cell>
          <table:table-cell table:style-name="ce10" office:value-type="float" office:value="0.656710393771377" calcext:value-type="float">
            <text:p>0,6567</text:p>
          </table:table-cell>
          <table:table-cell table:style-name="ce10" office:value-type="float" office:value="0.661345755154685" calcext:value-type="float">
            <text:p>0,6613</text:p>
          </table:table-cell>
          <table:table-cell table:style-name="ce10" office:value-type="float" office:value="0.747520970028653" calcext:value-type="float">
            <text:p>0,7475</text:p>
          </table:table-cell>
          <table:table-cell table:style-name="ce10" office:value-type="float" office:value="0.784898942606698" calcext:value-type="float">
            <text:p>0,7849</text:p>
          </table:table-cell>
          <table:table-cell table:style-name="ce10" office:value-type="float" office:value="0.662346336729182" calcext:value-type="float">
            <text:p>0,6623</text:p>
          </table:table-cell>
          <table:table-cell table:style-name="ce10" office:value-type="float" office:value="0.641993001511574" calcext:value-type="float">
            <text:p>0,6420</text:p>
          </table:table-cell>
          <table:table-cell table:style-name="ce10" office:value-type="float" office:value="0.70662095763526" calcext:value-type="float">
            <text:p>0,7066</text:p>
          </table:table-cell>
          <table:table-cell table:style-name="ce16" office:value-type="float" office:value="0.673632423100871" calcext:value-type="float">
            <text:p>0,6736</text:p>
          </table:table-cell>
          <table:table-cell table:style-name="ce17" table:formula="of:=AVERAGE( [.C31:.L31])" office:value-type="float" office:value="0.686929793087495" calcext:value-type="float">
            <text:p>0,6869</text:p>
          </table:table-cell>
          <table:table-cell table:style-name="ce19" table:formula="of:=STDEV([.C31:.L31] )" office:value-type="float" office:value="0.0473827978600103" calcext:value-type="float">
            <text:p>0,047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32:.L32])" office:value-type="string" office:string-value="" calcext:value-type="error">
            <text:p>#DIV/0!</text:p>
          </table:table-cell>
          <table:table-cell table:formula="of:=STDEV([.C32:.L3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3:.L33])" office:value-type="string" office:string-value="" calcext:value-type="error">
            <text:p>#DIV/0!</text:p>
          </table:table-cell>
          <table:table-cell table:formula="of:=STDEV([.C33:.L3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33])/(2*[.C33]-[.C31])" office:value-type="float" office:value="-0" calcext:value-type="float">
            <text:p>0,0000</text:p>
          </table:table-cell>
          <table:table-cell table:formula="of:=([.D31]*[.D33])/(2*[.D33]-[.D31])" office:value-type="float" office:value="-0" calcext:value-type="float">
            <text:p>0,0000</text:p>
          </table:table-cell>
          <table:table-cell table:formula="of:=([.E31]*[.E33])/(2*[.E33]-[.E31])" office:value-type="float" office:value="-0" calcext:value-type="float">
            <text:p>0,0000</text:p>
          </table:table-cell>
          <table:table-cell table:formula="of:=([.F31]*[.F33])/(2*[.F33]-[.F31])" office:value-type="float" office:value="-0" calcext:value-type="float">
            <text:p>0,0000</text:p>
          </table:table-cell>
          <table:table-cell table:formula="of:=([.G31]*[.G33])/(2*[.G33]-[.G31])" office:value-type="float" office:value="-0" calcext:value-type="float">
            <text:p>0,0000</text:p>
          </table:table-cell>
          <table:table-cell table:formula="of:=([.H31]*[.H33])/(2*[.H33]-[.H31])" office:value-type="float" office:value="-0" calcext:value-type="float">
            <text:p>0,0000</text:p>
          </table:table-cell>
          <table:table-cell table:formula="of:=([.I31]*[.I33])/(2*[.I33]-[.I31])" office:value-type="float" office:value="-0" calcext:value-type="float">
            <text:p>0,0000</text:p>
          </table:table-cell>
          <table:table-cell table:formula="of:=([.J31]*[.J33])/(2*[.J33]-[.J31])" office:value-type="float" office:value="-0" calcext:value-type="float">
            <text:p>0,0000</text:p>
          </table:table-cell>
          <table:table-cell table:formula="of:=([.K31]*[.K33])/(2*[.K33]-[.K31])" office:value-type="float" office:value="-0" calcext:value-type="float">
            <text:p>0,0000</text:p>
          </table:table-cell>
          <table:table-cell table:formula="of:=([.L31]*[.L33])/(2*[.L33]-[.L31])" office:value-type="float" office:value="-0" calcext:value-type="float">
            <text:p>0,0000</text:p>
          </table:table-cell>
          <table:table-cell table:formula="of:=AVERAGE( [.C34:.L34])" office:value-type="float" office:value="0" calcext:value-type="float">
            <text:p>0,0000</text:p>
          </table:table-cell>
          <table:table-cell table:formula="of:=STDEV([.C34:.L34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08837426472791" calcext:value-type="float">
            <text:p>0,7088</text:p>
          </table:table-cell>
          <table:table-cell table:style-name="ce10" office:value-type="float" office:value="0.781386999709428" calcext:value-type="float">
            <text:p>0,7814</text:p>
          </table:table-cell>
          <table:table-cell table:style-name="ce10" office:value-type="float" office:value="0.795135501440241" calcext:value-type="float">
            <text:p>0,7951</text:p>
          </table:table-cell>
          <table:table-cell table:style-name="ce10" office:value-type="float" office:value="0.744838802419543" calcext:value-type="float">
            <text:p>0,7448</text:p>
          </table:table-cell>
          <table:table-cell table:style-name="ce10" office:value-type="float" office:value="0.667314442120199" calcext:value-type="float">
            <text:p>0,6673</text:p>
          </table:table-cell>
          <table:table-cell table:style-name="ce10" office:value-type="float" office:value="0.730533299944547" calcext:value-type="float">
            <text:p>0,7305</text:p>
          </table:table-cell>
          <table:table-cell table:style-name="ce10" office:value-type="float" office:value="0.672767184329846" calcext:value-type="float">
            <text:p>0,6728</text:p>
          </table:table-cell>
          <table:table-cell table:style-name="ce10" office:value-type="float" office:value="0.663432738251221" calcext:value-type="float">
            <text:p>0,6634</text:p>
          </table:table-cell>
          <table:table-cell table:style-name="ce10" office:value-type="float" office:value="0.706877139350671" calcext:value-type="float">
            <text:p>0,7069</text:p>
          </table:table-cell>
          <table:table-cell table:style-name="ce16" office:value-type="float" office:value="0.704151770882864" calcext:value-type="float">
            <text:p>0,7042</text:p>
          </table:table-cell>
          <table:table-cell table:style-name="ce17" table:formula="of:=AVERAGE( [.C35:.L35])" office:value-type="float" office:value="0.717527530492135" calcext:value-type="float">
            <text:p>0,7175</text:p>
          </table:table-cell>
          <table:table-cell table:style-name="ce19" table:formula="of:=STDEV([.C35:.L35] )" office:value-type="float" office:value="0.0457469290301428" calcext:value-type="float">
            <text:p>0,0457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9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37:.L37])" office:value-type="string" office:string-value="" calcext:value-type="error">
            <text:p>#DIV/0!</text:p>
          </table:table-cell>
          <table:table-cell table:formula="of:=STDEV([.C37:.L3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8:.L38])" office:value-type="string" office:string-value="" calcext:value-type="error">
            <text:p>#DIV/0!</text:p>
          </table:table-cell>
          <table:table-cell table:formula="of:=STDEV([.C38:.L3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0]*[.C38])/(2*[.C38]-[.C40])" office:value-type="float" office:value="-0" calcext:value-type="float">
            <text:p>0,0000</text:p>
          </table:table-cell>
          <table:table-cell table:formula="of:=([.D40]*[.D38])/(2*[.D38]-[.D40])" office:value-type="float" office:value="-0" calcext:value-type="float">
            <text:p>0,0000</text:p>
          </table:table-cell>
          <table:table-cell table:formula="of:=([.E40]*[.E38])/(2*[.E38]-[.E40])" office:value-type="float" office:value="-0" calcext:value-type="float">
            <text:p>0,0000</text:p>
          </table:table-cell>
          <table:table-cell table:formula="of:=([.F40]*[.F38])/(2*[.F38]-[.F40])" office:value-type="float" office:value="-0" calcext:value-type="float">
            <text:p>0,0000</text:p>
          </table:table-cell>
          <table:table-cell table:formula="of:=([.G40]*[.G38])/(2*[.G38]-[.G40])" office:value-type="float" office:value="-0" calcext:value-type="float">
            <text:p>0,0000</text:p>
          </table:table-cell>
          <table:table-cell table:formula="of:=([.H40]*[.H38])/(2*[.H38]-[.H40])" office:value-type="float" office:value="-0" calcext:value-type="float">
            <text:p>0,0000</text:p>
          </table:table-cell>
          <table:table-cell table:formula="of:=([.I40]*[.I38])/(2*[.I38]-[.I40])" office:value-type="float" office:value="-0" calcext:value-type="float">
            <text:p>0,0000</text:p>
          </table:table-cell>
          <table:table-cell table:formula="of:=([.J40]*[.J38])/(2*[.J38]-[.J40])" office:value-type="float" office:value="-0" calcext:value-type="float">
            <text:p>0,0000</text:p>
          </table:table-cell>
          <table:table-cell table:formula="of:=([.K40]*[.K38])/(2*[.K38]-[.K40])" office:value-type="float" office:value="-0" calcext:value-type="float">
            <text:p>0,0000</text:p>
          </table:table-cell>
          <table:table-cell table:formula="of:=([.L40]*[.L38])/(2*[.L38]-[.L40])" office:value-type="float" office:value="-0" calcext:value-type="float">
            <text:p>0,0000</text:p>
          </table:table-cell>
          <table:table-cell table:formula="of:=AVERAGE( [.C39:.L39])" office:value-type="float" office:value="0" calcext:value-type="float">
            <text:p>0,0000</text:p>
          </table:table-cell>
          <table:table-cell table:formula="of:=STDEV([.C39:.L39] )" office:value-type="float" office:value="0" calcext:value-type="float">
            <text:p>0,0000</text:p>
          </table:table-cell>
          <table:table-cell/>
          <table:table-cell table:style-name="ce21"/>
          <table:table-cell table:number-columns-repeated="4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59677440535846" calcext:value-type="float">
            <text:p>0,7597</text:p>
          </table:table-cell>
          <table:table-cell table:style-name="ce10" office:value-type="float" office:value="0.798695088853706" calcext:value-type="float">
            <text:p>0,7987</text:p>
          </table:table-cell>
          <table:table-cell table:style-name="ce10" office:value-type="float" office:value="0.812358661278825" calcext:value-type="float">
            <text:p>0,8124</text:p>
          </table:table-cell>
          <table:table-cell table:style-name="ce10" office:value-type="float" office:value="0.788161883164531" calcext:value-type="float">
            <text:p>0,7882</text:p>
          </table:table-cell>
          <table:table-cell table:style-name="ce10" office:value-type="float" office:value="0.758559676566182" calcext:value-type="float">
            <text:p>0,7586</text:p>
          </table:table-cell>
          <table:table-cell table:style-name="ce10" office:value-type="float" office:value="0.784802262491969" calcext:value-type="float">
            <text:p>0,7848</text:p>
          </table:table-cell>
          <table:table-cell table:style-name="ce10" office:value-type="float" office:value="0.787502123190922" calcext:value-type="float">
            <text:p>0,7875</text:p>
          </table:table-cell>
          <table:table-cell table:style-name="ce10" office:value-type="float" office:value="0.775192503379477" calcext:value-type="float">
            <text:p>0,7752</text:p>
          </table:table-cell>
          <table:table-cell table:style-name="ce10" office:value-type="float" office:value="0.76441786462979" calcext:value-type="float">
            <text:p>0,7644</text:p>
          </table:table-cell>
          <table:table-cell table:style-name="ce16" office:value-type="float" office:value="0.765980226358147" calcext:value-type="float">
            <text:p>0,7660</text:p>
          </table:table-cell>
          <table:table-cell table:style-name="ce17" table:formula="of:=AVERAGE( [.C40:.L40])" office:value-type="float" office:value="0.779534773044939" calcext:value-type="float">
            <text:p>0,7795</text:p>
          </table:table-cell>
          <table:table-cell table:style-name="ce19" table:formula="of:=STDEV([.C40:.L40] )" office:value-type="float" office:value="0.0178747114088747" calcext:value-type="float">
            <text:p>0,017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41:.L41])" office:value-type="string" office:string-value="" calcext:value-type="error">
            <text:p>#DIV/0!</text:p>
          </table:table-cell>
          <table:table-cell table:formula="of:=STDEV([.C41:.L4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2:.L42])" office:value-type="string" office:string-value="" calcext:value-type="error">
            <text:p>#DIV/0!</text:p>
          </table:table-cell>
          <table:table-cell table:formula="of:=STDEV([.C42:.L4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4]*[.C42])/(2*[.C42]-[.C44])" office:value-type="float" office:value="-0" calcext:value-type="float">
            <text:p>0,0000</text:p>
          </table:table-cell>
          <table:table-cell table:formula="of:=([.D44]*[.D42])/(2*[.D42]-[.D44])" office:value-type="float" office:value="-0" calcext:value-type="float">
            <text:p>0,0000</text:p>
          </table:table-cell>
          <table:table-cell table:formula="of:=([.E44]*[.E42])/(2*[.E42]-[.E44])" office:value-type="float" office:value="-0" calcext:value-type="float">
            <text:p>0,0000</text:p>
          </table:table-cell>
          <table:table-cell table:formula="of:=([.F44]*[.F42])/(2*[.F42]-[.F44])" office:value-type="float" office:value="-0" calcext:value-type="float">
            <text:p>0,0000</text:p>
          </table:table-cell>
          <table:table-cell table:formula="of:=([.G44]*[.G42])/(2*[.G42]-[.G44])" office:value-type="float" office:value="-0" calcext:value-type="float">
            <text:p>0,0000</text:p>
          </table:table-cell>
          <table:table-cell table:formula="of:=([.H44]*[.H42])/(2*[.H42]-[.H44])" office:value-type="float" office:value="-0" calcext:value-type="float">
            <text:p>0,0000</text:p>
          </table:table-cell>
          <table:table-cell table:formula="of:=([.I44]*[.I42])/(2*[.I42]-[.I44])" office:value-type="float" office:value="-0" calcext:value-type="float">
            <text:p>0,0000</text:p>
          </table:table-cell>
          <table:table-cell table:formula="of:=([.J44]*[.J42])/(2*[.J42]-[.J44])" office:value-type="float" office:value="-0" calcext:value-type="float">
            <text:p>0,0000</text:p>
          </table:table-cell>
          <table:table-cell table:formula="of:=([.K44]*[.K42])/(2*[.K42]-[.K44])" office:value-type="float" office:value="-0" calcext:value-type="float">
            <text:p>0,0000</text:p>
          </table:table-cell>
          <table:table-cell table:formula="of:=([.L44]*[.L42])/(2*[.L42]-[.L44])" office:value-type="float" office:value="-0" calcext:value-type="float">
            <text:p>0,0000</text:p>
          </table:table-cell>
          <table:table-cell table:formula="of:=AVERAGE( [.C43:.L43])" office:value-type="float" office:value="0" calcext:value-type="float">
            <text:p>0,0000</text:p>
          </table:table-cell>
          <table:table-cell table:formula="of:=STDEV([.C43:.L43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86602172266636" calcext:value-type="float">
            <text:p>0,7866</text:p>
          </table:table-cell>
          <table:table-cell table:style-name="ce10" office:value-type="float" office:value="0.772615151735495" calcext:value-type="float">
            <text:p>0,7726</text:p>
          </table:table-cell>
          <table:table-cell table:style-name="ce10" office:value-type="float" office:value="0.769082431929668" calcext:value-type="float">
            <text:p>0,7691</text:p>
          </table:table-cell>
          <table:table-cell table:style-name="ce10" office:value-type="float" office:value="0.853457832833733" calcext:value-type="float">
            <text:p>0,8535</text:p>
          </table:table-cell>
          <table:table-cell table:style-name="ce10" office:value-type="float" office:value="0.855713465236168" calcext:value-type="float">
            <text:p>0,8557</text:p>
          </table:table-cell>
          <table:table-cell table:style-name="ce10" office:value-type="float" office:value="0.789726935728057" calcext:value-type="float">
            <text:p>0,7897</text:p>
          </table:table-cell>
          <table:table-cell table:style-name="ce10" office:value-type="float" office:value="0.849034838164873" calcext:value-type="float">
            <text:p>0,8490</text:p>
          </table:table-cell>
          <table:table-cell table:style-name="ce10" office:value-type="float" office:value="0.789624502523389" calcext:value-type="float">
            <text:p>0,7896</text:p>
          </table:table-cell>
          <table:table-cell table:style-name="ce10" office:value-type="float" office:value="0.825939346190305" calcext:value-type="float">
            <text:p>0,8259</text:p>
          </table:table-cell>
          <table:table-cell table:style-name="ce16" office:value-type="float" office:value="0.796312711720119" calcext:value-type="float">
            <text:p>0,7963</text:p>
          </table:table-cell>
          <table:table-cell table:style-name="ce17" table:formula="of:=AVERAGE( [.C44:.L44])" office:value-type="float" office:value="0.808810938832844" calcext:value-type="float">
            <text:p>0,8088</text:p>
          </table:table-cell>
          <table:table-cell table:style-name="ce19" table:formula="of:=STDEV([.C44:.L44] )" office:value-type="float" office:value="0.0339522202080179" calcext:value-type="float">
            <text:p>0,034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45:.L45])" office:value-type="string" office:string-value="" calcext:value-type="error">
            <text:p>#DIV/0!</text:p>
          </table:table-cell>
          <table:table-cell table:formula="of:=STDEV([.C45:.L4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6:.L46])" office:value-type="string" office:string-value="" calcext:value-type="error">
            <text:p>#DIV/0!</text:p>
          </table:table-cell>
          <table:table-cell table:formula="of:=STDEV([.C46:.L4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46])/(2*[.C46]-[.C48])" office:value-type="float" office:value="-0" calcext:value-type="float">
            <text:p>0,0000</text:p>
          </table:table-cell>
          <table:table-cell table:formula="of:=([.D48]*[.D46])/(2*[.D46]-[.D48])" office:value-type="float" office:value="-0" calcext:value-type="float">
            <text:p>0,0000</text:p>
          </table:table-cell>
          <table:table-cell table:formula="of:=([.E48]*[.E46])/(2*[.E46]-[.E48])" office:value-type="float" office:value="-0" calcext:value-type="float">
            <text:p>0,0000</text:p>
          </table:table-cell>
          <table:table-cell table:formula="of:=([.F48]*[.F46])/(2*[.F46]-[.F48])" office:value-type="float" office:value="-0" calcext:value-type="float">
            <text:p>0,0000</text:p>
          </table:table-cell>
          <table:table-cell table:formula="of:=([.G48]*[.G46])/(2*[.G46]-[.G48])" office:value-type="float" office:value="-0" calcext:value-type="float">
            <text:p>0,0000</text:p>
          </table:table-cell>
          <table:table-cell table:formula="of:=([.H48]*[.H46])/(2*[.H46]-[.H48])" office:value-type="float" office:value="-0" calcext:value-type="float">
            <text:p>0,0000</text:p>
          </table:table-cell>
          <table:table-cell table:formula="of:=([.I48]*[.I46])/(2*[.I46]-[.I48])" office:value-type="float" office:value="-0" calcext:value-type="float">
            <text:p>0,0000</text:p>
          </table:table-cell>
          <table:table-cell table:formula="of:=([.J48]*[.J46])/(2*[.J46]-[.J48])" office:value-type="float" office:value="-0" calcext:value-type="float">
            <text:p>0,0000</text:p>
          </table:table-cell>
          <table:table-cell table:formula="of:=([.K48]*[.K46])/(2*[.K46]-[.K48])" office:value-type="float" office:value="-0" calcext:value-type="float">
            <text:p>0,0000</text:p>
          </table:table-cell>
          <table:table-cell table:formula="of:=([.L48]*[.L46])/(2*[.L46]-[.L48])" office:value-type="float" office:value="-0" calcext:value-type="float">
            <text:p>0,0000</text:p>
          </table:table-cell>
          <table:table-cell table:formula="of:=AVERAGE( [.C47:.L47])" office:value-type="float" office:value="0" calcext:value-type="float">
            <text:p>0,0000</text:p>
          </table:table-cell>
          <table:table-cell table:formula="of:=STDEV([.C47:.L47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61878084801756" calcext:value-type="float">
            <text:p>0,8619</text:p>
          </table:table-cell>
          <table:table-cell table:style-name="ce10" office:value-type="float" office:value="0.829598128071172" calcext:value-type="float">
            <text:p>0,8296</text:p>
          </table:table-cell>
          <table:table-cell table:style-name="ce10" office:value-type="float" office:value="0.846982050630709" calcext:value-type="float">
            <text:p>0,8470</text:p>
          </table:table-cell>
          <table:table-cell table:style-name="ce10" office:value-type="float" office:value="0.844116787580525" calcext:value-type="float">
            <text:p>0,8441</text:p>
          </table:table-cell>
          <table:table-cell table:style-name="ce10" office:value-type="float" office:value="0.810820327133308" calcext:value-type="float">
            <text:p>0,8108</text:p>
          </table:table-cell>
          <table:table-cell table:style-name="ce10" office:value-type="float" office:value="0.834470762227126" calcext:value-type="float">
            <text:p>0,8345</text:p>
          </table:table-cell>
          <table:table-cell table:style-name="ce10" office:value-type="float" office:value="0.84619966954869" calcext:value-type="float">
            <text:p>0,8462</text:p>
          </table:table-cell>
          <table:table-cell table:style-name="ce10" office:value-type="float" office:value="0.784370103499365" calcext:value-type="float">
            <text:p>0,7844</text:p>
          </table:table-cell>
          <table:table-cell table:style-name="ce10" office:value-type="float" office:value="0.862596296872289" calcext:value-type="float">
            <text:p>0,8626</text:p>
          </table:table-cell>
          <table:table-cell table:style-name="ce16" office:value-type="float" office:value="0.812961287864824" calcext:value-type="float">
            <text:p>0,8130</text:p>
          </table:table-cell>
          <table:table-cell table:style-name="ce17" table:formula="of:=AVERAGE( [.C48:.L48])" office:value-type="float" office:value="0.833399349822976" calcext:value-type="float">
            <text:p>0,8334</text:p>
          </table:table-cell>
          <table:table-cell table:style-name="ce19" table:formula="of:=STDEV([.C48:.L48] )" office:value-type="float" office:value="0.0246614686640812" calcext:value-type="float">
            <text:p>0,02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49:.L49])" office:value-type="string" office:string-value="" calcext:value-type="error">
            <text:p>#DIV/0!</text:p>
          </table:table-cell>
          <table:table-cell table:formula="of:=STDEV([.C49:.L4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0:.L50])" office:value-type="string" office:string-value="" calcext:value-type="error">
            <text:p>#DIV/0!</text:p>
          </table:table-cell>
          <table:table-cell table:formula="of:=STDEV([.C50:.L5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50])/(2*[.C50]-[.C48])" office:value-type="float" office:value="-0" calcext:value-type="float">
            <text:p>0,0000</text:p>
          </table:table-cell>
          <table:table-cell table:formula="of:=([.D48]*[.D50])/(2*[.D50]-[.D48])" office:value-type="float" office:value="-0" calcext:value-type="float">
            <text:p>0,0000</text:p>
          </table:table-cell>
          <table:table-cell table:formula="of:=([.E48]*[.E50])/(2*[.E50]-[.E48])" office:value-type="float" office:value="-0" calcext:value-type="float">
            <text:p>0,0000</text:p>
          </table:table-cell>
          <table:table-cell table:formula="of:=([.F48]*[.F50])/(2*[.F50]-[.F48])" office:value-type="float" office:value="-0" calcext:value-type="float">
            <text:p>0,0000</text:p>
          </table:table-cell>
          <table:table-cell table:formula="of:=([.G48]*[.G50])/(2*[.G50]-[.G48])" office:value-type="float" office:value="-0" calcext:value-type="float">
            <text:p>0,0000</text:p>
          </table:table-cell>
          <table:table-cell table:formula="of:=([.H48]*[.H50])/(2*[.H50]-[.H48])" office:value-type="float" office:value="-0" calcext:value-type="float">
            <text:p>0,0000</text:p>
          </table:table-cell>
          <table:table-cell table:formula="of:=([.I48]*[.I50])/(2*[.I50]-[.I48])" office:value-type="float" office:value="-0" calcext:value-type="float">
            <text:p>0,0000</text:p>
          </table:table-cell>
          <table:table-cell table:formula="of:=([.J48]*[.J50])/(2*[.J50]-[.J48])" office:value-type="float" office:value="-0" calcext:value-type="float">
            <text:p>0,0000</text:p>
          </table:table-cell>
          <table:table-cell table:formula="of:=([.K48]*[.K50])/(2*[.K50]-[.K48])" office:value-type="float" office:value="-0" calcext:value-type="float">
            <text:p>0,0000</text:p>
          </table:table-cell>
          <table:table-cell table:formula="of:=([.L48]*[.L50])/(2*[.L50]-[.L48])" office:value-type="float" office:value="-0" calcext:value-type="float">
            <text:p>0,0000</text:p>
          </table:table-cell>
          <table:table-cell table:formula="of:=AVERAGE( [.C51:.L51])" office:value-type="float" office:value="0" calcext:value-type="float">
            <text:p>0,0000</text:p>
          </table:table-cell>
          <table:table-cell table:formula="of:=STDEV([.C51:.L51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0424596016631" calcext:value-type="float">
            <text:p>0,8042</text:p>
          </table:table-cell>
          <table:table-cell table:style-name="ce10" office:value-type="float" office:value="0.833159944063015" calcext:value-type="float">
            <text:p>0,8332</text:p>
          </table:table-cell>
          <table:table-cell table:style-name="ce10" office:value-type="float" office:value="0.817658380644301" calcext:value-type="float">
            <text:p>0,8177</text:p>
          </table:table-cell>
          <table:table-cell table:style-name="ce10" office:value-type="float" office:value="0.853358213101716" calcext:value-type="float">
            <text:p>0,8534</text:p>
          </table:table-cell>
          <table:table-cell table:style-name="ce10" office:value-type="float" office:value="0.793812778899702" calcext:value-type="float">
            <text:p>0,7938</text:p>
          </table:table-cell>
          <table:table-cell table:style-name="ce10" office:value-type="float" office:value="0.860781068740398" calcext:value-type="float">
            <text:p>0,8608</text:p>
          </table:table-cell>
          <table:table-cell table:style-name="ce10" office:value-type="float" office:value="0.85677894467071" calcext:value-type="float">
            <text:p>0,8568</text:p>
          </table:table-cell>
          <table:table-cell table:style-name="ce10" office:value-type="float" office:value="0.78402196974761" calcext:value-type="float">
            <text:p>0,7840</text:p>
          </table:table-cell>
          <table:table-cell table:style-name="ce10" office:value-type="float" office:value="0.870031255066477" calcext:value-type="float">
            <text:p>0,8700</text:p>
          </table:table-cell>
          <table:table-cell table:style-name="ce16" office:value-type="float" office:value="0.831255465997421" calcext:value-type="float">
            <text:p>0,8313</text:p>
          </table:table-cell>
          <table:table-cell table:style-name="ce17" table:formula="of:=AVERAGE( [.C52:.L52])" office:value-type="float" office:value="0.830510398109766" calcext:value-type="float">
            <text:p>0,8305</text:p>
          </table:table-cell>
          <table:table-cell table:style-name="ce19" table:formula="of:=STDEV([.C52:.L52] )" office:value-type="float" office:value="0.0299271900228164" calcext:value-type="float">
            <text:p>0,02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54:.L54])" office:value-type="string" office:string-value="" calcext:value-type="error">
            <text:p>#DIV/0!</text:p>
          </table:table-cell>
          <table:table-cell table:formula="of:=STDEV([.C54:.L5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5:.L55])" office:value-type="string" office:string-value="" calcext:value-type="error">
            <text:p>#DIV/0!</text:p>
          </table:table-cell>
          <table:table-cell table:formula="of:=STDEV([.C55:.L5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57]*[.C55])/(2*[.C55]-[.C57])" office:value-type="float" office:value="-0" calcext:value-type="float">
            <text:p>0,0000</text:p>
          </table:table-cell>
          <table:table-cell table:formula="of:=([.D57]*[.D55])/(2*[.D55]-[.D57])" office:value-type="float" office:value="-0" calcext:value-type="float">
            <text:p>0,0000</text:p>
          </table:table-cell>
          <table:table-cell table:formula="of:=([.E57]*[.E55])/(2*[.E55]-[.E57])" office:value-type="float" office:value="-0" calcext:value-type="float">
            <text:p>0,0000</text:p>
          </table:table-cell>
          <table:table-cell table:formula="of:=([.F57]*[.F55])/(2*[.F55]-[.F57])" office:value-type="float" office:value="-0" calcext:value-type="float">
            <text:p>0,0000</text:p>
          </table:table-cell>
          <table:table-cell table:formula="of:=([.G57]*[.G55])/(2*[.G55]-[.G57])" office:value-type="float" office:value="-0" calcext:value-type="float">
            <text:p>0,0000</text:p>
          </table:table-cell>
          <table:table-cell table:formula="of:=([.H57]*[.H55])/(2*[.H55]-[.H57])" office:value-type="float" office:value="-0" calcext:value-type="float">
            <text:p>0,0000</text:p>
          </table:table-cell>
          <table:table-cell table:formula="of:=([.I57]*[.I55])/(2*[.I55]-[.I57])" office:value-type="float" office:value="-0" calcext:value-type="float">
            <text:p>0,0000</text:p>
          </table:table-cell>
          <table:table-cell table:formula="of:=([.J57]*[.J55])/(2*[.J55]-[.J57])" office:value-type="float" office:value="-0" calcext:value-type="float">
            <text:p>0,0000</text:p>
          </table:table-cell>
          <table:table-cell table:formula="of:=([.K57]*[.K55])/(2*[.K55]-[.K57])" office:value-type="float" office:value="-0" calcext:value-type="float">
            <text:p>0,0000</text:p>
          </table:table-cell>
          <table:table-cell table:formula="of:=([.L57]*[.L55])/(2*[.L55]-[.L57])" office:value-type="float" office:value="-0" calcext:value-type="float">
            <text:p>0,0000</text:p>
          </table:table-cell>
          <table:table-cell table:formula="of:=AVERAGE( [.C56:.L56])" office:value-type="float" office:value="0" calcext:value-type="float">
            <text:p>0,0000</text:p>
          </table:table-cell>
          <table:table-cell table:formula="of:=STDEV([.C56:.L56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5305387488433" calcext:value-type="float">
            <text:p>0,8153</text:p>
          </table:table-cell>
          <table:table-cell table:style-name="ce10" office:value-type="float" office:value="0.796149892356606" calcext:value-type="float">
            <text:p>0,7961</text:p>
          </table:table-cell>
          <table:table-cell table:style-name="ce10" office:value-type="float" office:value="0.876063521182786" calcext:value-type="float">
            <text:p>0,8761</text:p>
          </table:table-cell>
          <table:table-cell table:style-name="ce10" office:value-type="float" office:value="0.785815322073782" calcext:value-type="float">
            <text:p>0,7858</text:p>
          </table:table-cell>
          <table:table-cell table:style-name="ce10" office:value-type="float" office:value="0.818337063431439" calcext:value-type="float">
            <text:p>0,8183</text:p>
          </table:table-cell>
          <table:table-cell table:style-name="ce10" office:value-type="float" office:value="0.833272883421844" calcext:value-type="float">
            <text:p>0,8333</text:p>
          </table:table-cell>
          <table:table-cell table:style-name="ce10" office:value-type="float" office:value="0.862777435001613" calcext:value-type="float">
            <text:p>0,8628</text:p>
          </table:table-cell>
          <table:table-cell table:style-name="ce10" office:value-type="float" office:value="0.827031352463185" calcext:value-type="float">
            <text:p>0,8270</text:p>
          </table:table-cell>
          <table:table-cell table:style-name="ce10" office:value-type="float" office:value="0.834270995277129" calcext:value-type="float">
            <text:p>0,8343</text:p>
          </table:table-cell>
          <table:table-cell table:style-name="ce16" office:value-type="float" office:value="0.821332589902634" calcext:value-type="float">
            <text:p>0,8213</text:p>
          </table:table-cell>
          <table:table-cell table:style-name="ce17" table:formula="of:=AVERAGE( [.C57:.L57])" office:value-type="float" office:value="0.827035644259945" calcext:value-type="float">
            <text:p>0,8270</text:p>
          </table:table-cell>
          <table:table-cell table:style-name="ce19" table:formula="of:=STDEV([.C57:.L57] )" office:value-type="float" office:value="0.0272259996025662" calcext:value-type="float">
            <text:p>0,027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58:.L58])" office:value-type="string" office:string-value="" calcext:value-type="error">
            <text:p>#DIV/0!</text:p>
          </table:table-cell>
          <table:table-cell table:formula="of:=STDEV([.C58:.L5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9:.L59])" office:value-type="string" office:string-value="" calcext:value-type="error">
            <text:p>#DIV/0!</text:p>
          </table:table-cell>
          <table:table-cell table:formula="of:=STDEV([.C59:.L5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1]*[.C59])/(2*[.C59]-[.C61])" office:value-type="float" office:value="-0" calcext:value-type="float">
            <text:p>0,0000</text:p>
          </table:table-cell>
          <table:table-cell table:formula="of:=([.D61]*[.D59])/(2*[.D59]-[.D61])" office:value-type="float" office:value="-0" calcext:value-type="float">
            <text:p>0,0000</text:p>
          </table:table-cell>
          <table:table-cell table:formula="of:=([.E61]*[.E59])/(2*[.E59]-[.E61])" office:value-type="float" office:value="-0" calcext:value-type="float">
            <text:p>0,0000</text:p>
          </table:table-cell>
          <table:table-cell table:formula="of:=([.F61]*[.F59])/(2*[.F59]-[.F61])" office:value-type="float" office:value="-0" calcext:value-type="float">
            <text:p>0,0000</text:p>
          </table:table-cell>
          <table:table-cell table:formula="of:=([.G61]*[.G59])/(2*[.G59]-[.G61])" office:value-type="float" office:value="-0" calcext:value-type="float">
            <text:p>0,0000</text:p>
          </table:table-cell>
          <table:table-cell table:formula="of:=([.H61]*[.H59])/(2*[.H59]-[.H61])" office:value-type="float" office:value="-0" calcext:value-type="float">
            <text:p>0,0000</text:p>
          </table:table-cell>
          <table:table-cell table:formula="of:=([.I61]*[.I59])/(2*[.I59]-[.I61])" office:value-type="float" office:value="-0" calcext:value-type="float">
            <text:p>0,0000</text:p>
          </table:table-cell>
          <table:table-cell table:formula="of:=([.J61]*[.J59])/(2*[.J59]-[.J61])" office:value-type="float" office:value="-0" calcext:value-type="float">
            <text:p>0,0000</text:p>
          </table:table-cell>
          <table:table-cell table:formula="of:=([.K61]*[.K59])/(2*[.K59]-[.K61])" office:value-type="float" office:value="-0" calcext:value-type="float">
            <text:p>0,0000</text:p>
          </table:table-cell>
          <table:table-cell table:formula="of:=([.L61]*[.L59])/(2*[.L59]-[.L61])" office:value-type="float" office:value="-0" calcext:value-type="float">
            <text:p>0,0000</text:p>
          </table:table-cell>
          <table:table-cell table:formula="of:=AVERAGE( [.C60:.L60])" office:value-type="float" office:value="0" calcext:value-type="float">
            <text:p>0,0000</text:p>
          </table:table-cell>
          <table:table-cell table:formula="of:=STDEV([.C60:.L60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25343455105453" calcext:value-type="float">
            <text:p>0,8253</text:p>
          </table:table-cell>
          <table:table-cell table:style-name="ce10" office:value-type="float" office:value="0.825925617404646" calcext:value-type="float">
            <text:p>0,8259</text:p>
          </table:table-cell>
          <table:table-cell table:style-name="ce10" office:value-type="float" office:value="0.832433441218551" calcext:value-type="float">
            <text:p>0,8324</text:p>
          </table:table-cell>
          <table:table-cell table:style-name="ce10" office:value-type="float" office:value="0.842692515750383" calcext:value-type="float">
            <text:p>0,8427</text:p>
          </table:table-cell>
          <table:table-cell table:style-name="ce10" office:value-type="float" office:value="0.83576460133769" calcext:value-type="float">
            <text:p>0,8358</text:p>
          </table:table-cell>
          <table:table-cell table:style-name="ce10" office:value-type="float" office:value="0.866480644984176" calcext:value-type="float">
            <text:p>0,8665</text:p>
          </table:table-cell>
          <table:table-cell table:style-name="ce10" office:value-type="float" office:value="0.841232344588461" calcext:value-type="float">
            <text:p>0,8412</text:p>
          </table:table-cell>
          <table:table-cell table:style-name="ce10" office:value-type="float" office:value="0.848918791824116" calcext:value-type="float">
            <text:p>0,8489</text:p>
          </table:table-cell>
          <table:table-cell table:style-name="ce10" office:value-type="float" office:value="0.79475384658407" calcext:value-type="float">
            <text:p>0,7948</text:p>
          </table:table-cell>
          <table:table-cell table:style-name="ce16" office:value-type="float" office:value="0.856490067501804" calcext:value-type="float">
            <text:p>0,8565</text:p>
          </table:table-cell>
          <table:table-cell table:style-name="ce17" table:formula="of:=AVERAGE( [.C61:.L61])" office:value-type="float" office:value="0.837003532629935" calcext:value-type="float">
            <text:p>0,8370</text:p>
          </table:table-cell>
          <table:table-cell table:style-name="ce19" table:formula="of:=STDEV([.C61:.L61] )" office:value-type="float" office:value="0.0197399207644815" calcext:value-type="float">
            <text:p>0,019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62:.L62])" office:value-type="string" office:string-value="" calcext:value-type="error">
            <text:p>#DIV/0!</text:p>
          </table:table-cell>
          <table:table-cell table:formula="of:=STDEV([.C62:.L6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3:.L63])" office:value-type="string" office:string-value="" calcext:value-type="error">
            <text:p>#DIV/0!</text:p>
          </table:table-cell>
          <table:table-cell table:formula="of:=STDEV([.C63:.L6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3])/(2*[.C63]-[.C69])" office:value-type="float" office:value="-0" calcext:value-type="float">
            <text:p>0,0000</text:p>
          </table:table-cell>
          <table:table-cell table:formula="of:=([.D69]*[.D63])/(2*[.D63]-[.D69])" office:value-type="float" office:value="-0" calcext:value-type="float">
            <text:p>0,0000</text:p>
          </table:table-cell>
          <table:table-cell table:formula="of:=([.E69]*[.E63])/(2*[.E63]-[.E69])" office:value-type="float" office:value="-0" calcext:value-type="float">
            <text:p>0,0000</text:p>
          </table:table-cell>
          <table:table-cell table:formula="of:=([.F69]*[.F63])/(2*[.F63]-[.F69])" office:value-type="float" office:value="-0" calcext:value-type="float">
            <text:p>0,0000</text:p>
          </table:table-cell>
          <table:table-cell table:formula="of:=([.G69]*[.G63])/(2*[.G63]-[.G69])" office:value-type="float" office:value="-0" calcext:value-type="float">
            <text:p>0,0000</text:p>
          </table:table-cell>
          <table:table-cell table:formula="of:=([.H69]*[.H63])/(2*[.H63]-[.H69])" office:value-type="float" office:value="-0" calcext:value-type="float">
            <text:p>0,0000</text:p>
          </table:table-cell>
          <table:table-cell table:formula="of:=([.I69]*[.I63])/(2*[.I63]-[.I69])" office:value-type="float" office:value="-0" calcext:value-type="float">
            <text:p>0,0000</text:p>
          </table:table-cell>
          <table:table-cell table:formula="of:=([.J69]*[.J63])/(2*[.J63]-[.J69])" office:value-type="float" office:value="-0" calcext:value-type="float">
            <text:p>0,0000</text:p>
          </table:table-cell>
          <table:table-cell table:formula="of:=([.K69]*[.K63])/(2*[.K63]-[.K69])" office:value-type="float" office:value="-0" calcext:value-type="float">
            <text:p>0,0000</text:p>
          </table:table-cell>
          <table:table-cell table:formula="of:=([.L69]*[.L63])/(2*[.L63]-[.L69])" office:value-type="float" office:value="-0" calcext:value-type="float">
            <text:p>0,0000</text:p>
          </table:table-cell>
          <table:table-cell table:formula="of:=AVERAGE( [.C64:.L64])" office:value-type="float" office:value="0" calcext:value-type="float">
            <text:p>0,0000</text:p>
          </table:table-cell>
          <table:table-cell table:formula="of:=STDEV([.C64:.L64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08156797670703" calcext:value-type="float">
            <text:p>0,8082</text:p>
          </table:table-cell>
          <table:table-cell table:style-name="ce10" office:value-type="float" office:value="0.800219206850677" calcext:value-type="float">
            <text:p>0,8002</text:p>
          </table:table-cell>
          <table:table-cell table:style-name="ce10" office:value-type="float" office:value="0.816882075831109" calcext:value-type="float">
            <text:p>0,8169</text:p>
          </table:table-cell>
          <table:table-cell table:style-name="ce10" office:value-type="float" office:value="0.829500204905287" calcext:value-type="float">
            <text:p>0,8295</text:p>
          </table:table-cell>
          <table:table-cell table:style-name="ce10" office:value-type="float" office:value="0.873234416548294" calcext:value-type="float">
            <text:p>0,8732</text:p>
          </table:table-cell>
          <table:table-cell table:style-name="ce10" office:value-type="float" office:value="0.853769163124815" calcext:value-type="float">
            <text:p>0,8538</text:p>
          </table:table-cell>
          <table:table-cell table:style-name="ce10" office:value-type="float" office:value="0.851554396337146" calcext:value-type="float">
            <text:p>0,8516</text:p>
          </table:table-cell>
          <table:table-cell table:style-name="ce10" office:value-type="float" office:value="0.814051630373907" calcext:value-type="float">
            <text:p>0,8141</text:p>
          </table:table-cell>
          <table:table-cell table:style-name="ce10" office:value-type="float" office:value="0.85643149588041" calcext:value-type="float">
            <text:p>0,8564</text:p>
          </table:table-cell>
          <table:table-cell table:style-name="ce16" office:value-type="float" office:value="0.838676194262496" calcext:value-type="float">
            <text:p>0,8387</text:p>
          </table:table-cell>
          <table:table-cell table:style-name="ce17" table:formula="of:=AVERAGE( [.C65:.L65])" office:value-type="float" office:value="0.834247558178484" calcext:value-type="float">
            <text:p>0,8342</text:p>
          </table:table-cell>
          <table:table-cell table:style-name="ce19" table:formula="of:=STDEV([.C65:.L65] )" office:value-type="float" office:value="0.0242280004675816" calcext:value-type="float">
            <text:p>0,024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66:.L66])" office:value-type="string" office:string-value="" calcext:value-type="error">
            <text:p>#DIV/0!</text:p>
          </table:table-cell>
          <table:table-cell table:formula="of:=STDEV([.C66:.L6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7:.L67])" office:value-type="string" office:string-value="" calcext:value-type="error">
            <text:p>#DIV/0!</text:p>
          </table:table-cell>
          <table:table-cell table:formula="of:=STDEV([.C67:.L6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7])/(2*[.C67]-[.C69])" office:value-type="float" office:value="-0" calcext:value-type="float">
            <text:p>0,0000</text:p>
          </table:table-cell>
          <table:table-cell table:formula="of:=([.D69]*[.D67])/(2*[.D67]-[.D69])" office:value-type="float" office:value="-0" calcext:value-type="float">
            <text:p>0,0000</text:p>
          </table:table-cell>
          <table:table-cell table:formula="of:=([.E69]*[.E67])/(2*[.E67]-[.E69])" office:value-type="float" office:value="-0" calcext:value-type="float">
            <text:p>0,0000</text:p>
          </table:table-cell>
          <table:table-cell table:formula="of:=([.F69]*[.F67])/(2*[.F67]-[.F69])" office:value-type="float" office:value="-0" calcext:value-type="float">
            <text:p>0,0000</text:p>
          </table:table-cell>
          <table:table-cell table:formula="of:=([.G69]*[.G67])/(2*[.G67]-[.G69])" office:value-type="float" office:value="-0" calcext:value-type="float">
            <text:p>0,0000</text:p>
          </table:table-cell>
          <table:table-cell table:formula="of:=([.H69]*[.H67])/(2*[.H67]-[.H69])" office:value-type="float" office:value="-0" calcext:value-type="float">
            <text:p>0,0000</text:p>
          </table:table-cell>
          <table:table-cell table:formula="of:=([.I69]*[.I67])/(2*[.I67]-[.I69])" office:value-type="float" office:value="-0" calcext:value-type="float">
            <text:p>0,0000</text:p>
          </table:table-cell>
          <table:table-cell table:formula="of:=([.J69]*[.J67])/(2*[.J67]-[.J69])" office:value-type="float" office:value="-0" calcext:value-type="float">
            <text:p>0,0000</text:p>
          </table:table-cell>
          <table:table-cell table:formula="of:=([.K69]*[.K67])/(2*[.K67]-[.K69])" office:value-type="float" office:value="-0" calcext:value-type="float">
            <text:p>0,0000</text:p>
          </table:table-cell>
          <table:table-cell table:formula="of:=([.L69]*[.L67])/(2*[.L67]-[.L69])" office:value-type="float" office:value="-0" calcext:value-type="float">
            <text:p>0,0000</text:p>
          </table:table-cell>
          <table:table-cell table:formula="of:=AVERAGE( [.C68:.L68])" office:value-type="float" office:value="0" calcext:value-type="float">
            <text:p>0,0000</text:p>
          </table:table-cell>
          <table:table-cell table:formula="of:=STDEV([.C68:.L68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5540598684804" calcext:value-type="float">
            <text:p>0,8155</text:p>
          </table:table-cell>
          <table:table-cell table:style-name="ce10" office:value-type="float" office:value="0.859411800549148" calcext:value-type="float">
            <text:p>0,8594</text:p>
          </table:table-cell>
          <table:table-cell table:style-name="ce10" office:value-type="float" office:value="0.870647162782798" calcext:value-type="float">
            <text:p>0,8706</text:p>
          </table:table-cell>
          <table:table-cell table:style-name="ce10" office:value-type="float" office:value="0.816378372533372" calcext:value-type="float">
            <text:p>0,8164</text:p>
          </table:table-cell>
          <table:table-cell table:style-name="ce10" office:value-type="float" office:value="0.8945907113953" calcext:value-type="float">
            <text:p>0,8946</text:p>
          </table:table-cell>
          <table:table-cell table:style-name="ce10" office:value-type="float" office:value="0.831962492160795" calcext:value-type="float">
            <text:p>0,8320</text:p>
          </table:table-cell>
          <table:table-cell table:style-name="ce10" office:value-type="float" office:value="0.873399690135332" calcext:value-type="float">
            <text:p>0,8734</text:p>
          </table:table-cell>
          <table:table-cell table:style-name="ce10" office:value-type="float" office:value="0.828214978798402" calcext:value-type="float">
            <text:p>0,8282</text:p>
          </table:table-cell>
          <table:table-cell table:style-name="ce10" office:value-type="float" office:value="0.888622134315193" calcext:value-type="float">
            <text:p>0,8886</text:p>
          </table:table-cell>
          <table:table-cell table:style-name="ce16" office:value-type="float" office:value="0.822671891263454" calcext:value-type="float">
            <text:p>0,8227</text:p>
          </table:table-cell>
          <table:table-cell table:style-name="ce17" table:formula="of:=AVERAGE( [.C69:.L69])" office:value-type="float" office:value="0.85014398326186" calcext:value-type="float">
            <text:p>0,8501</text:p>
          </table:table-cell>
          <table:table-cell table:style-name="ce19" table:formula="of:=STDEV([.C69:.L69] )" office:value-type="float" office:value="0.0305629675086534" calcext:value-type="float">
            <text:p>0,0306</text:p>
          </table:table-cell>
          <table:table-cell table:number-columns-repeated="6"/>
        </table:table-row>
      </table:table>
      <table:table table:name="Folha2" table:style-name="ta1">
        <table:shapes>
          <draw:frame draw:z-index="0" draw:style-name="gr1" draw:text-style-name="P1" svg:width="173.43mm" svg:height="103.59mm" svg:x="330.89mm" svg:y="25.77mm">
            <loext:p draw:notify-on-update-of-ranges="Folha2.P1:Folha2.P1 Folha2.P2:Folha2.P5 Folha2.Q1:Folha2.Q1 Folha2.Q2:Folha2.Q5 Folha2.R1:Folha2.R1 Folha2.R2:Folha2.R5 Folha2.S1:Folha2.S1 Folha2.S2:Folha2.S5 Folha2.T1:Folha2.T1 Folha2.T2:Folha2.T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9"/>
        <table:table-column table:style-name="co1" table:number-columns-repeated="8" table:default-cell-style-name="ce9"/>
        <table:table-column table:style-name="co1" table:default-cell-style-name="ce8"/>
        <table:table-column table:style-name="co3" table:default-cell-style-name="ce18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10" table:number-rows-spanned="1">
            <text:p>HISTOGRAMA</text:p>
          </table:table-cell>
          <table:covered-table-cell table:number-columns-repeated="9" table:style-name="Default"/>
          <table:table-cell table:style-name="Default" table:number-columns-repeated="2"/>
          <table:table-cell/>
          <table:table-cell table:style-name="ce20" office:value-type="string" calcext:value-type="string">
            <text:p>Resumo</text:p>
          </table:table-cell>
          <table:table-cell office:value-type="string" calcext:value-type="string">
            <text:p>CS-LBP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QP</text:p>
          </table:table-cell>
          <table:table-cell office:value-type="string" calcext:value-type="string">
            <text:p>CLPB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td Devi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50/50</text:p>
          </table:table-cell>
          <table:table-cell table:style-name="ce22" table:formula="of:=[.M23]" office:value-type="float" office:value="0.738786843835854" calcext:value-type="float">
            <text:p>0.7388</text:p>
          </table:table-cell>
          <table:table-cell table:style-name="ce22" table:formula="of:=[.C6]" office:value-type="float" office:value="0.76244797817617" calcext:value-type="float">
            <text:p>0.7624</text:p>
          </table:table-cell>
          <table:table-cell table:style-name="ce22" table:formula="of:=[.M40]" office:value-type="float" office:value="0.752485117138837" calcext:value-type="float">
            <text:p>0.7525</text:p>
          </table:table-cell>
          <table:table-cell table:style-name="ce22" table:formula="of:=[.M57]" office:value-type="float" office:value="0.784354198496396" calcext:value-type="float">
            <text:p>0.7844</text:p>
          </table:table-cell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5" table:formula="of:=AVERAGE( [.E3:.N3])" office:value-type="float" office:value="0.765035782211326" calcext:value-type="float">
            <text:p>0,7650</text:p>
          </table:table-cell>
          <table:table-cell table:style-name="ce11" table:formula="of:=STDEV([.E3:.N3] )" office:value-type="float" office:value="0.0277841449831458" calcext:value-type="float">
            <text:p>0,0278</text:p>
          </table:table-cell>
          <table:table-cell table:style-name="ce8" office:value-type="float" office:value="0.711383919303218" calcext:value-type="float">
            <text:p>0,7114</text:p>
          </table:table-cell>
          <table:table-cell table:style-name="ce8" office:value-type="float" office:value="0.785756663369787" calcext:value-type="float">
            <text:p>0,7858</text:p>
          </table:table-cell>
          <table:table-cell table:style-name="ce8" office:value-type="float" office:value="0.769421226922958" calcext:value-type="float">
            <text:p>0,7694</text:p>
          </table:table-cell>
          <table:table-cell table:style-name="ce8" office:value-type="float" office:value="0.780931314707079" calcext:value-type="float">
            <text:p>0,7809</text:p>
          </table:table-cell>
          <table:table-cell table:style-name="ce8" office:value-type="float" office:value="0.78438014542102" calcext:value-type="float">
            <text:p>0,7844</text:p>
          </table:table-cell>
          <table:table-cell table:style-name="ce8" office:value-type="float" office:value="0.755615702564721" calcext:value-type="float">
            <text:p>0,7556</text:p>
          </table:table-cell>
          <table:table-cell table:style-name="ce8" office:value-type="float" office:value="0.763073116550476" calcext:value-type="float">
            <text:p>0,7631</text:p>
          </table:table-cell>
          <table:table-cell table:style-name="ce8" office:value-type="float" office:value="0.806223948340802" calcext:value-type="float">
            <text:p>0,8062</text:p>
          </table:table-cell>
          <table:table-cell office:value-type="float" office:value="0.73037743887809" calcext:value-type="float">
            <text:p>0,7304</text:p>
          </table:table-cell>
          <table:table-cell table:style-name="ce8" office:value-type="float" office:value="0.763194346055111" calcext:value-type="float">
            <text:p>0,7632</text:p>
          </table:table-cell>
          <table:table-cell/>
          <table:table-cell office:value-type="string" calcext:value-type="string">
            <text:p>60/40</text:p>
          </table:table-cell>
          <table:table-cell table:style-name="ce22" table:formula="of:=[.M27]" office:value-type="float" office:value="0.757835900695856" calcext:value-type="float">
            <text:p>0.7578</text:p>
          </table:table-cell>
          <table:table-cell table:style-name="ce22" table:formula="of:=[.C10]" office:value-type="float" office:value="0.794176839511615" calcext:value-type="float">
            <text:p>0.7942</text:p>
          </table:table-cell>
          <table:table-cell table:style-name="ce22" table:formula="of:=[.M44]" office:value-type="float" office:value="0.779621687844189" calcext:value-type="float">
            <text:p>0.7796</text:p>
          </table:table-cell>
          <table:table-cell table:style-name="ce22" table:formula="of:=[.M61]" office:value-type="float" office:value="0.803410021420068" calcext:value-type="float">
            <text:p>0.8034</text:p>
          </table:table-cell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4:.N4])" office:value-type="float" office:value="0.798556767536356" calcext:value-type="float">
            <text:p>0,7986</text:p>
          </table:table-cell>
          <table:table-cell table:style-name="ce12" table:formula="of:=STDEV([.E4:.N4] )" office:value-type="float" office:value="0.0407257319965715" calcext:value-type="float">
            <text:p>0,0407</text:p>
          </table:table-cell>
          <table:table-cell office:value-type="float" office:value="0.839560588188252" calcext:value-type="float">
            <text:p>0,8396</text:p>
          </table:table-cell>
          <table:table-cell office:value-type="float" office:value="0.756006523542367" calcext:value-type="float">
            <text:p>0,7560</text:p>
          </table:table-cell>
          <table:table-cell office:value-type="float" office:value="0.78005064842882" calcext:value-type="float">
            <text:p>0,7801</text:p>
          </table:table-cell>
          <table:table-cell office:value-type="float" office:value="0.790626593107137" calcext:value-type="float">
            <text:p>0,7906</text:p>
          </table:table-cell>
          <table:table-cell office:value-type="float" office:value="0.717267902625337" calcext:value-type="float">
            <text:p>0,7173</text:p>
          </table:table-cell>
          <table:table-cell office:value-type="float" office:value="0.790069984217381" calcext:value-type="float">
            <text:p>0,7901</text:p>
          </table:table-cell>
          <table:table-cell office:value-type="float" office:value="0.832177581251742" calcext:value-type="float">
            <text:p>0,8322</text:p>
          </table:table-cell>
          <table:table-cell office:value-type="float" office:value="0.841298982541803" calcext:value-type="float">
            <text:p>0,8413</text:p>
          </table:table-cell>
          <table:table-cell table:style-name="ce9" office:value-type="float" office:value="0.835626950680546" calcext:value-type="float">
            <text:p>0,8356</text:p>
          </table:table-cell>
          <table:table-cell table:style-name="ce9" office:value-type="float" office:value="0.802881920780179" calcext:value-type="float">
            <text:p>0,8029</text:p>
          </table:table-cell>
          <table:table-cell/>
          <table:table-cell office:value-type="string" calcext:value-type="string">
            <text:p>70/30</text:p>
          </table:table-cell>
          <table:table-cell table:style-name="ce22" table:formula="of:=[.M31]" office:value-type="float" office:value="0.785211274266206" calcext:value-type="float">
            <text:p>0.7852</text:p>
          </table:table-cell>
          <table:table-cell table:style-name="ce22" table:formula="of:=[.C14]" office:value-type="float" office:value="0.802637604683072" calcext:value-type="float">
            <text:p>0.8026</text:p>
          </table:table-cell>
          <table:table-cell table:style-name="ce22" table:formula="of:=[.M48]" office:value-type="float" office:value="0.805341460940448" calcext:value-type="float">
            <text:p>0.8053</text:p>
          </table:table-cell>
          <table:table-cell table:style-name="ce22" table:formula="of:=[.M65]" office:value-type="float" office:value="0.823410021420068" calcext:value-type="float">
            <text:p>0.8234</text:p>
          </table:table-cell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5:.N5])" office:value-type="float" office:value="0.735298266363032" calcext:value-type="float">
            <text:p>0,7353</text:p>
          </table:table-cell>
          <table:table-cell table:style-name="ce12" table:formula="of:=STDEV([.E5:.N5] )" office:value-type="float" office:value="0.0778263530396662" calcext:value-type="float">
            <text:p>0,0778</text:p>
          </table:table-cell>
          <table:table-cell table:formula="of:=([.E6]*[.E4])/(2*[.E4]-[.E6])" office:value-type="float" office:value="0.75126793217647" calcext:value-type="float">
            <text:p>0,7513</text:p>
          </table:table-cell>
          <table:table-cell table:formula="of:=([.F6]*[.F4])/(2*[.F4]-[.F6])" office:value-type="float" office:value="0.760940196934186" calcext:value-type="float">
            <text:p>0,7609</text:p>
          </table:table-cell>
          <table:table-cell table:formula="of:=([.G6]*[.G4])/(2*[.G4]-[.G6])" office:value-type="float" office:value="0.685419231068303" calcext:value-type="float">
            <text:p>0,6854</text:p>
          </table:table-cell>
          <table:table-cell table:formula="of:=([.H6]*[.H4])/(2*[.H4]-[.H6])" office:value-type="float" office:value="0.87210236510425" calcext:value-type="float">
            <text:p>0,8721</text:p>
          </table:table-cell>
          <table:table-cell table:formula="of:=([.I6]*[.I4])/(2*[.I4]-[.I6])" office:value-type="float" office:value="0.788564947817492" calcext:value-type="float">
            <text:p>0,7886</text:p>
          </table:table-cell>
          <table:table-cell table:formula="of:=([.J6]*[.J4])/(2*[.J4]-[.J6])" office:value-type="float" office:value="0.680003962236576" calcext:value-type="float">
            <text:p>0,6800</text:p>
          </table:table-cell>
          <table:table-cell table:formula="of:=([.K6]*[.K4])/(2*[.K4]-[.K6])" office:value-type="float" office:value="0.667561705487228" calcext:value-type="float">
            <text:p>0,6676</text:p>
          </table:table-cell>
          <table:table-cell table:formula="of:=([.L6]*[.L4])/(2*[.L4]-[.L6])" office:value-type="float" office:value="0.630841393452969" calcext:value-type="float">
            <text:p>0,6308</text:p>
          </table:table-cell>
          <table:table-cell table:style-name="ce9" table:formula="of:=([.M6]*[.M4])/(2*[.M4]-[.M6])" office:value-type="float" office:value="0.687575455018138" calcext:value-type="float">
            <text:p>0,6876</text:p>
          </table:table-cell>
          <table:table-cell table:style-name="ce9" table:formula="of:=([.N6]*[.N4])/(2*[.N4]-[.N6])" office:value-type="float" office:value="0.828705474334705" calcext:value-type="float">
            <text:p>0,8287</text:p>
          </table:table-cell>
          <table:table-cell/>
          <table:table-cell office:value-type="string" calcext:value-type="string">
            <text:p>80/20</text:p>
          </table:table-cell>
          <table:table-cell table:style-name="ce22" table:formula="of:=[.M35]" office:value-type="float" office:value="0.78969867509494" calcext:value-type="float">
            <text:p>0.7897</text:p>
          </table:table-cell>
          <table:table-cell table:style-name="ce22" table:formula="of:=[.C18]" office:value-type="float" office:value="0.827972831553268" calcext:value-type="float">
            <text:p>0.8280</text:p>
          </table:table-cell>
          <table:table-cell table:style-name="ce22" table:formula="of:=[.M52]" office:value-type="float" office:value="0.832738789392571" calcext:value-type="float">
            <text:p>0.8327</text:p>
          </table:table-cell>
          <table:table-cell table:style-name="ce22" table:formula="of:=[.M69]" office:value-type="float" office:value="0.887465412402845" calcext:value-type="float">
            <text:p>0.8875</text:p>
          </table:table-cell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6:.N6])" office:value-type="float" office:value="0.76244797817617" calcext:value-type="float">
            <text:p>0,7624</text:p>
          </table:table-cell>
          <table:table-cell table:style-name="ce13" table:formula="of:=STDEV([.E6:.N6] )" office:value-type="float" office:value="0.037551156327319" calcext:value-type="float">
            <text:p>0,0376</text:p>
          </table:table-cell>
          <table:table-cell table:style-name="ce10" office:value-type="float" office:value="0.792964092547754" calcext:value-type="float">
            <text:p>0,7930</text:p>
          </table:table-cell>
          <table:table-cell table:style-name="ce10" office:value-type="float" office:value="0.758465337170357" calcext:value-type="float">
            <text:p>0,7585</text:p>
          </table:table-cell>
          <table:table-cell table:style-name="ce10" office:value-type="float" office:value="0.729679569837194" calcext:value-type="float">
            <text:p>0,7297</text:p>
          </table:table-cell>
          <table:table-cell table:style-name="ce10" office:value-type="float" office:value="0.8293682723909" calcext:value-type="float">
            <text:p>0,8294</text:p>
          </table:table-cell>
          <table:table-cell table:style-name="ce10" office:value-type="float" office:value="0.75122856569184" calcext:value-type="float">
            <text:p>0,7512</text:p>
          </table:table-cell>
          <table:table-cell table:style-name="ce10" office:value-type="float" office:value="0.730916592335969" calcext:value-type="float">
            <text:p>0,7309</text:p>
          </table:table-cell>
          <table:table-cell table:style-name="ce10" office:value-type="float" office:value="0.740835277598938" calcext:value-type="float">
            <text:p>0,7408</text:p>
          </table:table-cell>
          <table:table-cell table:style-name="ce10" office:value-type="float" office:value="0.721026650870312" calcext:value-type="float">
            <text:p>0,7210</text:p>
          </table:table-cell>
          <table:table-cell table:style-name="ce10" office:value-type="float" office:value="0.754406083774598" calcext:value-type="float">
            <text:p>0,7544</text:p>
          </table:table-cell>
          <table:table-cell table:style-name="ce10" office:value-type="float" office:value="0.815589339543835" calcext:value-type="float">
            <text:p>0,81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30</text:p>
          </table:table-cell>
          <table:table-cell table:style-name="ce6" table:formula="of:=AVERAGE( [.E7:.N7])" office:value-type="float" office:value="0.774807859381022" calcext:value-type="float">
            <text:p>0,7748</text:p>
          </table:table-cell>
          <table:table-cell table:style-name="ce12" table:formula="of:=STDEV([.E7:.N7] )" office:value-type="float" office:value="0.0279408677546828" calcext:value-type="float">
            <text:p>0,0279</text:p>
          </table:table-cell>
          <table:table-cell table:style-name="ce8" office:value-type="float" office:value="0.799488642916658" calcext:value-type="float">
            <text:p>0,7995</text:p>
          </table:table-cell>
          <table:table-cell table:style-name="ce8" office:value-type="float" office:value="0.764899849941237" calcext:value-type="float">
            <text:p>0,7649</text:p>
          </table:table-cell>
          <table:table-cell table:style-name="ce8" office:value-type="float" office:value="0.808004500550079" calcext:value-type="float">
            <text:p>0,8080</text:p>
          </table:table-cell>
          <table:table-cell table:style-name="ce8" office:value-type="float" office:value="0.797163605327871" calcext:value-type="float">
            <text:p>0,7972</text:p>
          </table:table-cell>
          <table:table-cell table:style-name="ce8" office:value-type="float" office:value="0.805029111392135" calcext:value-type="float">
            <text:p>0,8050</text:p>
          </table:table-cell>
          <table:table-cell table:style-name="ce8" office:value-type="float" office:value="0.74344586844421" calcext:value-type="float">
            <text:p>0,7434</text:p>
          </table:table-cell>
          <table:table-cell table:style-name="ce8" office:value-type="float" office:value="0.743538163714051" calcext:value-type="float">
            <text:p>0,7435</text:p>
          </table:table-cell>
          <table:table-cell table:style-name="ce8" office:value-type="float" office:value="0.73202317898364" calcext:value-type="float">
            <text:p>0,7320</text:p>
          </table:table-cell>
          <table:table-cell office:value-type="float" office:value="0.777389825845842" calcext:value-type="float">
            <text:p>0,7774</text:p>
          </table:table-cell>
          <table:table-cell table:style-name="ce8" office:value-type="float" office:value="0.7770958466945" calcext:value-type="float">
            <text:p>0,7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8:.N8])" office:value-type="float" office:value="0.77888105979355" calcext:value-type="float">
            <text:p>0,7789</text:p>
          </table:table-cell>
          <table:table-cell table:style-name="ce12" table:formula="of:=STDEV([.E8:.N8] )" office:value-type="float" office:value="0.0277584998175233" calcext:value-type="float">
            <text:p>0,0278</text:p>
          </table:table-cell>
          <table:table-cell office:value-type="float" office:value="0.77759058719069" calcext:value-type="float">
            <text:p>0,7776</text:p>
          </table:table-cell>
          <table:table-cell office:value-type="float" office:value="0.780727506434777" calcext:value-type="float">
            <text:p>0,7807</text:p>
          </table:table-cell>
          <table:table-cell office:value-type="float" office:value="0.746226332878993" calcext:value-type="float">
            <text:p>0,7462</text:p>
          </table:table-cell>
          <table:table-cell office:value-type="float" office:value="0.758055615327196" calcext:value-type="float">
            <text:p>0,7581</text:p>
          </table:table-cell>
          <table:table-cell office:value-type="float" office:value="0.810547098988764" calcext:value-type="float">
            <text:p>0,8105</text:p>
          </table:table-cell>
          <table:table-cell office:value-type="float" office:value="0.788245108414841" calcext:value-type="float">
            <text:p>0,7882</text:p>
          </table:table-cell>
          <table:table-cell office:value-type="float" office:value="0.800311045391314" calcext:value-type="float">
            <text:p>0,8003</text:p>
          </table:table-cell>
          <table:table-cell office:value-type="float" office:value="0.806983478427019" calcext:value-type="float">
            <text:p>0,8070</text:p>
          </table:table-cell>
          <table:table-cell table:style-name="ce9" office:value-type="float" office:value="0.794572559511303" calcext:value-type="float">
            <text:p>0,7946</text:p>
          </table:table-cell>
          <table:table-cell table:style-name="ce9" office:value-type="float" office:value="0.725551265370603" calcext:value-type="float">
            <text:p>0,7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9:.N9])" office:value-type="float" office:value="0.816070818987063" calcext:value-type="float">
            <text:p>0,8161</text:p>
          </table:table-cell>
          <table:table-cell table:style-name="ce12" table:formula="of:=STDEV([.E9:.N9] )" office:value-type="float" office:value="0.0820187104993217" calcext:value-type="float">
            <text:p>0,0820</text:p>
          </table:table-cell>
          <table:table-cell table:formula="of:=([.E10]*[.E8])/(2*[.E8]-[.E10])" office:value-type="float" office:value="0.82427955214594" calcext:value-type="float">
            <text:p>0,8243</text:p>
          </table:table-cell>
          <table:table-cell table:formula="of:=([.F10]*[.F8])/(2*[.F8]-[.F10])" office:value-type="float" office:value="0.92980612550461" calcext:value-type="float">
            <text:p>0,9298</text:p>
          </table:table-cell>
          <table:table-cell table:formula="of:=([.G10]*[.G8])/(2*[.G8]-[.G10])" office:value-type="float" office:value="0.848525541568985" calcext:value-type="float">
            <text:p>0,8485</text:p>
          </table:table-cell>
          <table:table-cell table:formula="of:=([.H10]*[.H8])/(2*[.H8]-[.H10])" office:value-type="float" office:value="0.84289596589585" calcext:value-type="float">
            <text:p>0,8429</text:p>
          </table:table-cell>
          <table:table-cell table:formula="of:=([.I10]*[.I8])/(2*[.I8]-[.I10])" office:value-type="float" office:value="0.738758490016611" calcext:value-type="float">
            <text:p>0,7388</text:p>
          </table:table-cell>
          <table:table-cell table:formula="of:=([.J10]*[.J8])/(2*[.J8]-[.J10])" office:value-type="float" office:value="0.909345281424256" calcext:value-type="float">
            <text:p>0,9093</text:p>
          </table:table-cell>
          <table:table-cell table:formula="of:=([.K10]*[.K8])/(2*[.K8]-[.K10])" office:value-type="float" office:value="0.704114215301129" calcext:value-type="float">
            <text:p>0,7041</text:p>
          </table:table-cell>
          <table:table-cell table:formula="of:=([.L10]*[.L8])/(2*[.L8]-[.L10])" office:value-type="float" office:value="0.700448181061943" calcext:value-type="float">
            <text:p>0,7004</text:p>
          </table:table-cell>
          <table:table-cell table:style-name="ce9" table:formula="of:=([.M10]*[.M8])/(2*[.M8]-[.M10])" office:value-type="float" office:value="0.782659040910599" calcext:value-type="float">
            <text:p>0,7827</text:p>
          </table:table-cell>
          <table:table-cell table:style-name="ce9" table:formula="of:=([.N10]*[.N8])/(2*[.N8]-[.N10])" office:value-type="float" office:value="0.879875796040708" calcext:value-type="float">
            <text:p>0,8799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10:.N10])" office:value-type="float" office:value="0.794176839511615" calcext:value-type="float">
            <text:p>0,7942</text:p>
          </table:table-cell>
          <table:table-cell table:style-name="ce13" table:formula="of:=STDEV([.E10:.N10] )" office:value-type="float" office:value="0.0333830738199621" calcext:value-type="float">
            <text:p>0,0334</text:p>
          </table:table-cell>
          <table:table-cell table:style-name="ce10" office:value-type="float" office:value="0.800254658879993" calcext:value-type="float">
            <text:p>0,8003</text:p>
          </table:table-cell>
          <table:table-cell table:style-name="ce10" office:value-type="float" office:value="0.848770470546023" calcext:value-type="float">
            <text:p>0,8488</text:p>
          </table:table-cell>
          <table:table-cell table:style-name="ce10" office:value-type="float" office:value="0.794094822379017" calcext:value-type="float">
            <text:p>0,7941</text:p>
          </table:table-cell>
          <table:table-cell table:style-name="ce10" office:value-type="float" office:value="0.798227788495459" calcext:value-type="float">
            <text:p>0,7982</text:p>
          </table:table-cell>
          <table:table-cell table:style-name="ce10" office:value-type="float" office:value="0.772989596352907" calcext:value-type="float">
            <text:p>0,7730</text:p>
          </table:table-cell>
          <table:table-cell table:style-name="ce10" office:value-type="float" office:value="0.84447576309704" calcext:value-type="float">
            <text:p>0,8445</text:p>
          </table:table-cell>
          <table:table-cell table:style-name="ce10" office:value-type="float" office:value="0.749137093674117" calcext:value-type="float">
            <text:p>0,7491</text:p>
          </table:table-cell>
          <table:table-cell table:style-name="ce10" office:value-type="float" office:value="0.749951224724671" calcext:value-type="float">
            <text:p>0,7500</text:p>
          </table:table-cell>
          <table:table-cell table:style-name="ce10" office:value-type="float" office:value="0.788570806208354" calcext:value-type="float">
            <text:p>0,7886</text:p>
          </table:table-cell>
          <table:table-cell table:style-name="ce10" office:value-type="float" office:value="0.795296170758574" calcext:value-type="float">
            <text:p>0,79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40</text:p>
          </table:table-cell>
          <table:table-cell table:style-name="ce6" table:formula="of:=AVERAGE( [.E11:.N11])" office:value-type="float" office:value="0.789511966101777" calcext:value-type="float">
            <text:p>0,7895</text:p>
          </table:table-cell>
          <table:table-cell table:style-name="ce12" table:formula="of:=STDEV([.E11:.N11] )" office:value-type="float" office:value="0.0196050273742037" calcext:value-type="float">
            <text:p>0,0196</text:p>
          </table:table-cell>
          <table:table-cell table:style-name="ce8" office:value-type="float" office:value="0.755020041232183" calcext:value-type="float">
            <text:p>0,7550</text:p>
          </table:table-cell>
          <table:table-cell table:style-name="ce8" office:value-type="float" office:value="0.78589439502807" calcext:value-type="float">
            <text:p>0,7859</text:p>
          </table:table-cell>
          <table:table-cell table:style-name="ce8" office:value-type="float" office:value="0.775865478675826" calcext:value-type="float">
            <text:p>0,7759</text:p>
          </table:table-cell>
          <table:table-cell table:style-name="ce8" office:value-type="float" office:value="0.785531818330852" calcext:value-type="float">
            <text:p>0,7855</text:p>
          </table:table-cell>
          <table:table-cell table:style-name="ce8" office:value-type="float" office:value="0.803416212546047" calcext:value-type="float">
            <text:p>0,8034</text:p>
          </table:table-cell>
          <table:table-cell table:style-name="ce8" office:value-type="float" office:value="0.805461058683149" calcext:value-type="float">
            <text:p>0,8055</text:p>
          </table:table-cell>
          <table:table-cell table:style-name="ce8" office:value-type="float" office:value="0.791511194207744" calcext:value-type="float">
            <text:p>0,7915</text:p>
          </table:table-cell>
          <table:table-cell table:style-name="ce8" office:value-type="float" office:value="0.771016702506263" calcext:value-type="float">
            <text:p>0,7710</text:p>
          </table:table-cell>
          <table:table-cell office:value-type="float" office:value="0.797236422390441" calcext:value-type="float">
            <text:p>0,7972</text:p>
          </table:table-cell>
          <table:table-cell table:style-name="ce8" office:value-type="float" office:value="0.82416633741719" calcext:value-type="float">
            <text:p>0,8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12:.N12])" office:value-type="float" office:value="0.816188630136388" calcext:value-type="float">
            <text:p>0,8162</text:p>
          </table:table-cell>
          <table:table-cell table:style-name="ce12" table:formula="of:=STDEV([.E12:.N12] )" office:value-type="float" office:value="0.0376668198221754" calcext:value-type="float">
            <text:p>0,0377</text:p>
          </table:table-cell>
          <table:table-cell office:value-type="float" office:value="0.849105573690128" calcext:value-type="float">
            <text:p>0,8491</text:p>
          </table:table-cell>
          <table:table-cell office:value-type="float" office:value="0.850640037301516" calcext:value-type="float">
            <text:p>0,8506</text:p>
          </table:table-cell>
          <table:table-cell office:value-type="float" office:value="0.835902788125924" calcext:value-type="float">
            <text:p>0,8359</text:p>
          </table:table-cell>
          <table:table-cell office:value-type="float" office:value="0.861098223825467" calcext:value-type="float">
            <text:p>0,8611</text:p>
          </table:table-cell>
          <table:table-cell office:value-type="float" office:value="0.853096705490338" calcext:value-type="float">
            <text:p>0,8531</text:p>
          </table:table-cell>
          <table:table-cell office:value-type="float" office:value="0.757724357795734" calcext:value-type="float">
            <text:p>0,7577</text:p>
          </table:table-cell>
          <table:table-cell office:value-type="float" office:value="0.784413432458306" calcext:value-type="float">
            <text:p>0,7844</text:p>
          </table:table-cell>
          <table:table-cell office:value-type="float" office:value="0.788801564514189" calcext:value-type="float">
            <text:p>0,7888</text:p>
          </table:table-cell>
          <table:table-cell table:style-name="ce9" office:value-type="float" office:value="0.801475972100458" calcext:value-type="float">
            <text:p>0,8015</text:p>
          </table:table-cell>
          <table:table-cell table:style-name="ce9" office:value-type="float" office:value="0.77962764606182" calcext:value-type="float">
            <text:p>0,7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13:.N13])" office:value-type="float" office:value="0.795333600177326" calcext:value-type="float">
            <text:p>0,7953</text:p>
          </table:table-cell>
          <table:table-cell table:style-name="ce12" table:formula="of:=STDEV([.E13:.N13] )" office:value-type="float" office:value="0.0777106379500533" calcext:value-type="float">
            <text:p>0,0777</text:p>
          </table:table-cell>
          <table:table-cell table:formula="of:=([.E14]*[.E12])/(2*[.E12]-[.E14])" office:value-type="float" office:value="0.700328126729277" calcext:value-type="float">
            <text:p>0,7003</text:p>
          </table:table-cell>
          <table:table-cell table:formula="of:=([.F14]*[.F12])/(2*[.F12]-[.F14])" office:value-type="float" office:value="0.681315122568478" calcext:value-type="float">
            <text:p>0,6813</text:p>
          </table:table-cell>
          <table:table-cell table:formula="of:=([.G14]*[.G12])/(2*[.G12]-[.G14])" office:value-type="float" office:value="0.784353253646153" calcext:value-type="float">
            <text:p>0,7844</text:p>
          </table:table-cell>
          <table:table-cell table:formula="of:=([.H14]*[.H12])/(2*[.H12]-[.H14])" office:value-type="float" office:value="0.872945881291459" calcext:value-type="float">
            <text:p>0,8729</text:p>
          </table:table-cell>
          <table:table-cell table:formula="of:=([.I14]*[.I12])/(2*[.I12]-[.I14])" office:value-type="float" office:value="0.746203051718049" calcext:value-type="float">
            <text:p>0,7462</text:p>
          </table:table-cell>
          <table:table-cell table:formula="of:=([.J14]*[.J12])/(2*[.J12]-[.J14])" office:value-type="float" office:value="0.920899951079103" calcext:value-type="float">
            <text:p>0,9209</text:p>
          </table:table-cell>
          <table:table-cell table:formula="of:=([.K14]*[.K12])/(2*[.K12]-[.K14])" office:value-type="float" office:value="0.84794000695077" calcext:value-type="float">
            <text:p>0,8479</text:p>
          </table:table-cell>
          <table:table-cell table:formula="of:=([.L14]*[.L12])/(2*[.L12]-[.L14])" office:value-type="float" office:value="0.814817783915307" calcext:value-type="float">
            <text:p>0,8148</text:p>
          </table:table-cell>
          <table:table-cell table:style-name="ce9" table:formula="of:=([.M14]*[.M12])/(2*[.M12]-[.M14])" office:value-type="float" office:value="0.841426354150392" calcext:value-type="float">
            <text:p>0,8414</text:p>
          </table:table-cell>
          <table:table-cell table:style-name="ce9" table:formula="of:=([.N14]*[.N12])/(2*[.N12]-[.N14])" office:value-type="float" office:value="0.743106469724277" calcext:value-type="float">
            <text:p>0,743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14:.N14])" office:value-type="float" office:value="0.802637604683072" calcext:value-type="float">
            <text:p>0,8026</text:p>
          </table:table-cell>
          <table:table-cell table:style-name="ce12" table:formula="of:=STDEV([.E14:.N14] )" office:value-type="float" office:value="0.0343655168697078" calcext:value-type="float">
            <text:p>0,0344</text:p>
          </table:table-cell>
          <table:table-cell table:style-name="ce10" office:value-type="float" office:value="0.767574005466427" calcext:value-type="float">
            <text:p>0,7676</text:p>
          </table:table-cell>
          <table:table-cell table:style-name="ce10" office:value-type="float" office:value="0.756619953974266" calcext:value-type="float">
            <text:p>0,7566</text:p>
          </table:table-cell>
          <table:table-cell table:style-name="ce10" office:value-type="float" office:value="0.809307979350451" calcext:value-type="float">
            <text:p>0,8093</text:p>
          </table:table-cell>
          <table:table-cell table:style-name="ce10" office:value-type="float" office:value="0.866981578678065" calcext:value-type="float">
            <text:p>0,8670</text:p>
          </table:table-cell>
          <table:table-cell table:style-name="ce10" office:value-type="float" office:value="0.796077611064825" calcext:value-type="float">
            <text:p>0,7961</text:p>
          </table:table-cell>
          <table:table-cell table:style-name="ce10" office:value-type="float" office:value="0.831381173662683" calcext:value-type="float">
            <text:p>0,8314</text:p>
          </table:table-cell>
          <table:table-cell table:style-name="ce10" office:value-type="float" office:value="0.81494058249022" calcext:value-type="float">
            <text:p>0,8149</text:p>
          </table:table-cell>
          <table:table-cell table:style-name="ce10" office:value-type="float" office:value="0.801598637950877" calcext:value-type="float">
            <text:p>0,8016</text:p>
          </table:table-cell>
          <table:table-cell table:style-name="ce10" office:value-type="float" office:value="0.820965427302779" calcext:value-type="float">
            <text:p>0,8210</text:p>
          </table:table-cell>
          <table:table-cell table:style-name="ce10" office:value-type="float" office:value="0.760929096890122" calcext:value-type="float">
            <text:p>0,760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6" table:formula="of:=AVERAGE( [.E15:.N15])" office:value-type="float" office:value="0.807948164187294" calcext:value-type="float">
            <text:p>0,8079</text:p>
          </table:table-cell>
          <table:table-cell table:style-name="ce11" table:formula="of:=STDEV([.E15:.N15] )" office:value-type="float" office:value="0.027581800913909" calcext:value-type="float">
            <text:p>0,0276</text:p>
          </table:table-cell>
          <table:table-cell table:style-name="ce8" office:value-type="float" office:value="0.86620298511791" calcext:value-type="float">
            <text:p>0,8662</text:p>
          </table:table-cell>
          <table:table-cell table:style-name="ce8" office:value-type="float" office:value="0.787884687435676" calcext:value-type="float">
            <text:p>0,7879</text:p>
          </table:table-cell>
          <table:table-cell table:style-name="ce8" office:value-type="float" office:value="0.822938874676029" calcext:value-type="float">
            <text:p>0,8229</text:p>
          </table:table-cell>
          <table:table-cell table:style-name="ce8" office:value-type="float" office:value="0.798857752309692" calcext:value-type="float">
            <text:p>0,7989</text:p>
          </table:table-cell>
          <table:table-cell table:style-name="ce8" office:value-type="float" office:value="0.781640673083179" calcext:value-type="float">
            <text:p>0,7816</text:p>
          </table:table-cell>
          <table:table-cell table:style-name="ce8" office:value-type="float" office:value="0.815355270740572" calcext:value-type="float">
            <text:p>0,8154</text:p>
          </table:table-cell>
          <table:table-cell table:style-name="ce8" office:value-type="float" office:value="0.793053653067521" calcext:value-type="float">
            <text:p>0,7931</text:p>
          </table:table-cell>
          <table:table-cell table:style-name="ce8" office:value-type="float" office:value="0.773836407699304" calcext:value-type="float">
            <text:p>0,7738</text:p>
          </table:table-cell>
          <table:table-cell office:value-type="float" office:value="0.832648095953995" calcext:value-type="float">
            <text:p>0,8326</text:p>
          </table:table-cell>
          <table:table-cell table:style-name="ce8" office:value-type="float" office:value="0.807063241789063" calcext:value-type="float">
            <text:p>0,8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 table:style-name="ce3"/>
          <table:table-cell table:style-name="ce6" table:formula="of:=AVERAGE( [.E16:.N16])" office:value-type="float" office:value="0.845753749253617" calcext:value-type="float">
            <text:p>0,8458</text:p>
          </table:table-cell>
          <table:table-cell table:style-name="ce12" table:formula="of:=STDEV([.E16:.N16] )" office:value-type="float" office:value="0.0335851511992591" calcext:value-type="float">
            <text:p>0,0336</text:p>
          </table:table-cell>
          <table:table-cell office:value-type="float" office:value="0.8863010980264" calcext:value-type="float">
            <text:p>0,8863</text:p>
          </table:table-cell>
          <table:table-cell office:value-type="float" office:value="0.830734631863792" calcext:value-type="float">
            <text:p>0,8307</text:p>
          </table:table-cell>
          <table:table-cell office:value-type="float" office:value="0.795812485731208" calcext:value-type="float">
            <text:p>0,7958</text:p>
          </table:table-cell>
          <table:table-cell office:value-type="float" office:value="0.877354540671591" calcext:value-type="float">
            <text:p>0,8774</text:p>
          </table:table-cell>
          <table:table-cell office:value-type="float" office:value="0.86672525185922" calcext:value-type="float">
            <text:p>0,8667</text:p>
          </table:table-cell>
          <table:table-cell office:value-type="float" office:value="0.886267983633033" calcext:value-type="float">
            <text:p>0,8863</text:p>
          </table:table-cell>
          <table:table-cell office:value-type="float" office:value="0.817293289966163" calcext:value-type="float">
            <text:p>0,8173</text:p>
          </table:table-cell>
          <table:table-cell office:value-type="float" office:value="0.804710924661057" calcext:value-type="float">
            <text:p>0,8047</text:p>
          </table:table-cell>
          <table:table-cell table:style-name="ce9" office:value-type="float" office:value="0.835843972279062" calcext:value-type="float">
            <text:p>0,8358</text:p>
          </table:table-cell>
          <table:table-cell table:style-name="ce9" office:value-type="float" office:value="0.856493313844645" calcext:value-type="float">
            <text:p>0,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 table:style-name="ce3"/>
          <table:table-cell table:style-name="ce6" table:formula="of:=AVERAGE( [.E17:.N17])" office:value-type="float" office:value="0.814863311471006" calcext:value-type="float">
            <text:p>0,8149</text:p>
          </table:table-cell>
          <table:table-cell table:style-name="ce12" table:formula="of:=STDEV([.E17:.N17] )" office:value-type="float" office:value="0.0665112862483426" calcext:value-type="float">
            <text:p>0,0665</text:p>
          </table:table-cell>
          <table:table-cell table:formula="of:=([.E18]*[.E16])/(2*[.E16]-[.E18])" office:value-type="float" office:value="0.830382075623472" calcext:value-type="float">
            <text:p>0,8304</text:p>
          </table:table-cell>
          <table:table-cell table:formula="of:=([.F18]*[.F16])/(2*[.F16]-[.F18])" office:value-type="float" office:value="0.824669973709953" calcext:value-type="float">
            <text:p>0,8247</text:p>
          </table:table-cell>
          <table:table-cell table:formula="of:=([.G18]*[.G16])/(2*[.G16]-[.G18])" office:value-type="float" office:value="0.955318537355512" calcext:value-type="float">
            <text:p>0,9553</text:p>
          </table:table-cell>
          <table:table-cell table:formula="of:=([.H18]*[.H16])/(2*[.H16]-[.H18])" office:value-type="float" office:value="0.751418559932491" calcext:value-type="float">
            <text:p>0,7514</text:p>
          </table:table-cell>
          <table:table-cell table:formula="of:=([.I18]*[.I16])/(2*[.I16]-[.I18])" office:value-type="float" office:value="0.749291241855235" calcext:value-type="float">
            <text:p>0,7493</text:p>
          </table:table-cell>
          <table:table-cell table:formula="of:=([.J18]*[.J16])/(2*[.J16]-[.J18])" office:value-type="float" office:value="0.807149658614237" calcext:value-type="float">
            <text:p>0,8071</text:p>
          </table:table-cell>
          <table:table-cell table:formula="of:=([.K18]*[.K16])/(2*[.K16]-[.K18])" office:value-type="float" office:value="0.745772045921654" calcext:value-type="float">
            <text:p>0,7458</text:p>
          </table:table-cell>
          <table:table-cell table:formula="of:=([.L18]*[.L16])/(2*[.L16]-[.L18])" office:value-type="float" office:value="0.861503648713343" calcext:value-type="float">
            <text:p>0,8615</text:p>
          </table:table-cell>
          <table:table-cell table:style-name="ce9" table:formula="of:=([.M18]*[.M16])/(2*[.M16]-[.M18])" office:value-type="float" office:value="0.764691758287893" calcext:value-type="float">
            <text:p>0,7647</text:p>
          </table:table-cell>
          <table:table-cell table:style-name="ce9" table:formula="of:=([.N18]*[.N16])/(2*[.N16]-[.N18])" office:value-type="float" office:value="0.858435614696271" calcext:value-type="float">
            <text:p>0,858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 table:style-name="ce3"/>
          <table:table-cell table:style-name="ce7" table:formula="of:=AVERAGE( [.E18:.N18])" office:value-type="float" office:value="0.827972831553268" calcext:value-type="float">
            <text:p>0,8280</text:p>
          </table:table-cell>
          <table:table-cell table:style-name="ce13" table:formula="of:=STDEV([.E18:.N18] )" office:value-type="float" office:value="0.0293697854058428" calcext:value-type="float">
            <text:p>0,0294</text:p>
          </table:table-cell>
          <table:table-cell table:style-name="ce10" office:value-type="float" office:value="0.857430837213564" calcext:value-type="float">
            <text:p>0,8574</text:p>
          </table:table-cell>
          <table:table-cell table:style-name="ce10" office:value-type="float" office:value="0.827691193696564" calcext:value-type="float">
            <text:p>0,8277</text:p>
          </table:table-cell>
          <table:table-cell table:style-name="ce10" office:value-type="float" office:value="0.868301012151439" calcext:value-type="float">
            <text:p>0,8683</text:p>
          </table:table-cell>
          <table:table-cell table:style-name="ce10" office:value-type="float" office:value="0.809517894490241" calcext:value-type="float">
            <text:p>0,8095</text:p>
          </table:table-cell>
          <table:table-cell table:style-name="ce10" office:value-type="float" office:value="0.803741351451378" calcext:value-type="float">
            <text:p>0,8037</text:p>
          </table:table-cell>
          <table:table-cell table:style-name="ce10" office:value-type="float" office:value="0.844860573769405" calcext:value-type="float">
            <text:p>0,8449</text:p>
          </table:table-cell>
          <table:table-cell table:style-name="ce10" office:value-type="float" office:value="0.77989636770993" calcext:value-type="float">
            <text:p>0,7799</text:p>
          </table:table-cell>
          <table:table-cell table:style-name="ce10" office:value-type="float" office:value="0.832139400090594" calcext:value-type="float">
            <text:p>0,8321</text:p>
          </table:table-cell>
          <table:table-cell table:style-name="ce10" office:value-type="float" office:value="0.79868632059842" calcext:value-type="float">
            <text:p>0,7987</text:p>
          </table:table-cell>
          <table:table-cell table:style-name="ce10" office:value-type="float" office:value="0.857463364361145" calcext:value-type="float">
            <text:p>0,85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20:.L20])" office:value-type="string" office:string-value="" calcext:value-type="error">
            <text:p>#DIV/0!</text:p>
          </table:table-cell>
          <table:table-cell table:formula="of:=STDEV([.C20:.L2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1:.L21])" office:value-type="string" office:string-value="" calcext:value-type="error">
            <text:p>#DIV/0!</text:p>
          </table:table-cell>
          <table:table-cell table:formula="of:=STDEV([.C21:.L2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3]*[.C21])/(2*[.C21]-[.C23])" office:value-type="float" office:value="-0" calcext:value-type="float">
            <text:p>0,0000</text:p>
          </table:table-cell>
          <table:table-cell table:formula="of:=([.D23]*[.D21])/(2*[.D21]-[.D23])" office:value-type="float" office:value="-0" calcext:value-type="float">
            <text:p>0,0000</text:p>
          </table:table-cell>
          <table:table-cell table:formula="of:=([.E23]*[.E21])/(2*[.E21]-[.E23])" office:value-type="float" office:value="-0" calcext:value-type="float">
            <text:p>0,0000</text:p>
          </table:table-cell>
          <table:table-cell table:formula="of:=([.F23]*[.F21])/(2*[.F21]-[.F23])" office:value-type="float" office:value="-0" calcext:value-type="float">
            <text:p>0,0000</text:p>
          </table:table-cell>
          <table:table-cell table:formula="of:=([.G23]*[.G21])/(2*[.G21]-[.G23])" office:value-type="float" office:value="-0" calcext:value-type="float">
            <text:p>0,0000</text:p>
          </table:table-cell>
          <table:table-cell table:formula="of:=([.H23]*[.H21])/(2*[.H21]-[.H23])" office:value-type="float" office:value="-0" calcext:value-type="float">
            <text:p>0,0000</text:p>
          </table:table-cell>
          <table:table-cell table:formula="of:=([.I23]*[.I21])/(2*[.I21]-[.I23])" office:value-type="float" office:value="-0" calcext:value-type="float">
            <text:p>0,0000</text:p>
          </table:table-cell>
          <table:table-cell table:formula="of:=([.J23]*[.J21])/(2*[.J21]-[.J23])" office:value-type="float" office:value="-0" calcext:value-type="float">
            <text:p>0,0000</text:p>
          </table:table-cell>
          <table:table-cell table:formula="of:=([.K23]*[.K21])/(2*[.K21]-[.K23])" office:value-type="float" office:value="-0" calcext:value-type="float">
            <text:p>0,0000</text:p>
          </table:table-cell>
          <table:table-cell table:formula="of:=([.L23]*[.L21])/(2*[.L21]-[.L23])" office:value-type="float" office:value="-0" calcext:value-type="float">
            <text:p>0,0000</text:p>
          </table:table-cell>
          <table:table-cell table:formula="of:=AVERAGE( [.C22:.L22])" office:value-type="float" office:value="0" calcext:value-type="float">
            <text:p>0,0000</text:p>
          </table:table-cell>
          <table:table-cell table:formula="of:=STDEV([.C22:.L22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25712279537672" calcext:value-type="float">
            <text:p>0,7257</text:p>
          </table:table-cell>
          <table:table-cell table:style-name="ce10" office:value-type="float" office:value="0.731875743425718" calcext:value-type="float">
            <text:p>0,7319</text:p>
          </table:table-cell>
          <table:table-cell table:style-name="ce10" office:value-type="float" office:value="0.718785296432816" calcext:value-type="float">
            <text:p>0,7188</text:p>
          </table:table-cell>
          <table:table-cell table:style-name="ce10" office:value-type="float" office:value="0.713944492028282" calcext:value-type="float">
            <text:p>0,7139</text:p>
          </table:table-cell>
          <table:table-cell table:style-name="ce10" office:value-type="float" office:value="0.731119057896682" calcext:value-type="float">
            <text:p>0,7311</text:p>
          </table:table-cell>
          <table:table-cell table:style-name="ce10" office:value-type="float" office:value="0.745397756413283" calcext:value-type="float">
            <text:p>0,7454</text:p>
          </table:table-cell>
          <table:table-cell table:style-name="ce10" office:value-type="float" office:value="0.783910727844614" calcext:value-type="float">
            <text:p>0,7839</text:p>
          </table:table-cell>
          <table:table-cell table:style-name="ce10" office:value-type="float" office:value="0.740068133629601" calcext:value-type="float">
            <text:p>0,7401</text:p>
          </table:table-cell>
          <table:table-cell table:style-name="ce10" office:value-type="float" office:value="0.772455042146884" calcext:value-type="float">
            <text:p>0,7725</text:p>
          </table:table-cell>
          <table:table-cell table:style-name="ce16" office:value-type="float" office:value="0.724599909002984" calcext:value-type="float">
            <text:p>0,7246</text:p>
          </table:table-cell>
          <table:table-cell table:style-name="ce17" table:formula="of:=AVERAGE( [.C23:.L23])" office:value-type="float" office:value="0.738786843835854" calcext:value-type="float">
            <text:p>0,7388</text:p>
          </table:table-cell>
          <table:table-cell table:style-name="ce19" table:formula="of:=STDEV([.C23:.L23] )" office:value-type="float" office:value="0.0228789915707822" calcext:value-type="float">
            <text:p>0,02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24:.L24])" office:value-type="string" office:string-value="" calcext:value-type="error">
            <text:p>#DIV/0!</text:p>
          </table:table-cell>
          <table:table-cell table:formula="of:=STDEV([.C24:.L2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5:.L25])" office:value-type="string" office:string-value="" calcext:value-type="error">
            <text:p>#DIV/0!</text:p>
          </table:table-cell>
          <table:table-cell table:formula="of:=STDEV([.C25:.L2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27]*[.C25])/(2*[.C25]-[.C27])" office:value-type="float" office:value="-0" calcext:value-type="float">
            <text:p>0,0000</text:p>
          </table:table-cell>
          <table:table-cell table:formula="of:=([.D27]*[.D25])/(2*[.D25]-[.D27])" office:value-type="float" office:value="-0" calcext:value-type="float">
            <text:p>0,0000</text:p>
          </table:table-cell>
          <table:table-cell table:formula="of:=([.E27]*[.E25])/(2*[.E25]-[.E27])" office:value-type="float" office:value="-0" calcext:value-type="float">
            <text:p>0,0000</text:p>
          </table:table-cell>
          <table:table-cell table:formula="of:=([.F27]*[.F25])/(2*[.F25]-[.F27])" office:value-type="float" office:value="-0" calcext:value-type="float">
            <text:p>0,0000</text:p>
          </table:table-cell>
          <table:table-cell table:formula="of:=([.G27]*[.G25])/(2*[.G25]-[.G27])" office:value-type="float" office:value="-0" calcext:value-type="float">
            <text:p>0,0000</text:p>
          </table:table-cell>
          <table:table-cell table:formula="of:=([.H27]*[.H25])/(2*[.H25]-[.H27])" office:value-type="float" office:value="-0" calcext:value-type="float">
            <text:p>0,0000</text:p>
          </table:table-cell>
          <table:table-cell table:formula="of:=([.I27]*[.I25])/(2*[.I25]-[.I27])" office:value-type="float" office:value="-0" calcext:value-type="float">
            <text:p>0,0000</text:p>
          </table:table-cell>
          <table:table-cell table:formula="of:=([.J27]*[.J25])/(2*[.J25]-[.J27])" office:value-type="float" office:value="-0" calcext:value-type="float">
            <text:p>0,0000</text:p>
          </table:table-cell>
          <table:table-cell table:formula="of:=([.K27]*[.K25])/(2*[.K25]-[.K27])" office:value-type="float" office:value="-0" calcext:value-type="float">
            <text:p>0,0000</text:p>
          </table:table-cell>
          <table:table-cell table:formula="of:=([.L27]*[.L25])/(2*[.L25]-[.L27])" office:value-type="float" office:value="-0" calcext:value-type="float">
            <text:p>0,0000</text:p>
          </table:table-cell>
          <table:table-cell table:formula="of:=AVERAGE( [.C26:.L26])" office:value-type="float" office:value="0" calcext:value-type="float">
            <text:p>0,0000</text:p>
          </table:table-cell>
          <table:table-cell table:formula="of:=STDEV([.C26:.L26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91907696441308" calcext:value-type="float">
            <text:p>0,7919</text:p>
          </table:table-cell>
          <table:table-cell table:style-name="ce10" office:value-type="float" office:value="0.756592219754565" calcext:value-type="float">
            <text:p>0,7566</text:p>
          </table:table-cell>
          <table:table-cell table:style-name="ce10" office:value-type="float" office:value="0.720831302028251" calcext:value-type="float">
            <text:p>0,7208</text:p>
          </table:table-cell>
          <table:table-cell table:style-name="ce10" office:value-type="float" office:value="0.795611877693123" calcext:value-type="float">
            <text:p>0,7956</text:p>
          </table:table-cell>
          <table:table-cell table:style-name="ce10" office:value-type="float" office:value="0.789286961796551" calcext:value-type="float">
            <text:p>0,7893</text:p>
          </table:table-cell>
          <table:table-cell table:style-name="ce10" office:value-type="float" office:value="0.797255907735877" calcext:value-type="float">
            <text:p>0,7973</text:p>
          </table:table-cell>
          <table:table-cell table:style-name="ce10" office:value-type="float" office:value="0.72723469405186" calcext:value-type="float">
            <text:p>0,7272</text:p>
          </table:table-cell>
          <table:table-cell table:style-name="ce10" office:value-type="float" office:value="0.739452110231305" calcext:value-type="float">
            <text:p>0,7395</text:p>
          </table:table-cell>
          <table:table-cell table:style-name="ce10" office:value-type="float" office:value="0.734629048171419" calcext:value-type="float">
            <text:p>0,7346</text:p>
          </table:table-cell>
          <table:table-cell table:style-name="ce16" office:value-type="float" office:value="0.725557189054303" calcext:value-type="float">
            <text:p>0,7256</text:p>
          </table:table-cell>
          <table:table-cell table:style-name="ce17" table:formula="of:=AVERAGE( [.C27:.L27])" office:value-type="float" office:value="0.757835900695856" calcext:value-type="float">
            <text:p>0,7578</text:p>
          </table:table-cell>
          <table:table-cell table:style-name="ce19" table:formula="of:=STDEV([.C27:.L27] )" office:value-type="float" office:value="0.0322434761651091" calcext:value-type="float">
            <text:p>0,03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28:.L28])" office:value-type="string" office:string-value="" calcext:value-type="error">
            <text:p>#DIV/0!</text:p>
          </table:table-cell>
          <table:table-cell table:formula="of:=STDEV([.C28:.L2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29:.L29])" office:value-type="string" office:string-value="" calcext:value-type="error">
            <text:p>#DIV/0!</text:p>
          </table:table-cell>
          <table:table-cell table:formula="of:=STDEV([.C29:.L2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29])/(2*[.C29]-[.C31])" office:value-type="float" office:value="-0" calcext:value-type="float">
            <text:p>0,0000</text:p>
          </table:table-cell>
          <table:table-cell table:formula="of:=([.D31]*[.D29])/(2*[.D29]-[.D31])" office:value-type="float" office:value="-0" calcext:value-type="float">
            <text:p>0,0000</text:p>
          </table:table-cell>
          <table:table-cell table:formula="of:=([.E31]*[.E29])/(2*[.E29]-[.E31])" office:value-type="float" office:value="-0" calcext:value-type="float">
            <text:p>0,0000</text:p>
          </table:table-cell>
          <table:table-cell table:formula="of:=([.F31]*[.F29])/(2*[.F29]-[.F31])" office:value-type="float" office:value="-0" calcext:value-type="float">
            <text:p>0,0000</text:p>
          </table:table-cell>
          <table:table-cell table:formula="of:=([.G31]*[.G29])/(2*[.G29]-[.G31])" office:value-type="float" office:value="-0" calcext:value-type="float">
            <text:p>0,0000</text:p>
          </table:table-cell>
          <table:table-cell table:formula="of:=([.H31]*[.H29])/(2*[.H29]-[.H31])" office:value-type="float" office:value="-0" calcext:value-type="float">
            <text:p>0,0000</text:p>
          </table:table-cell>
          <table:table-cell table:formula="of:=([.I31]*[.I29])/(2*[.I29]-[.I31])" office:value-type="float" office:value="-0" calcext:value-type="float">
            <text:p>0,0000</text:p>
          </table:table-cell>
          <table:table-cell table:formula="of:=([.J31]*[.J29])/(2*[.J29]-[.J31])" office:value-type="float" office:value="-0" calcext:value-type="float">
            <text:p>0,0000</text:p>
          </table:table-cell>
          <table:table-cell table:formula="of:=([.K31]*[.K29])/(2*[.K29]-[.K31])" office:value-type="float" office:value="-0" calcext:value-type="float">
            <text:p>0,0000</text:p>
          </table:table-cell>
          <table:table-cell table:formula="of:=([.L31]*[.L29])/(2*[.L29]-[.L31])" office:value-type="float" office:value="-0" calcext:value-type="float">
            <text:p>0,0000</text:p>
          </table:table-cell>
          <table:table-cell table:formula="of:=AVERAGE( [.C30:.L30])" office:value-type="float" office:value="0" calcext:value-type="float">
            <text:p>0,0000</text:p>
          </table:table-cell>
          <table:table-cell table:formula="of:=STDEV([.C30:.L30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0278505012522" calcext:value-type="float">
            <text:p>0,8103</text:p>
          </table:table-cell>
          <table:table-cell table:style-name="ce10" office:value-type="float" office:value="0.764590387718312" calcext:value-type="float">
            <text:p>0,7646</text:p>
          </table:table-cell>
          <table:table-cell table:style-name="ce10" office:value-type="float" office:value="0.784828704982543" calcext:value-type="float">
            <text:p>0,7848</text:p>
          </table:table-cell>
          <table:table-cell table:style-name="ce10" office:value-type="float" office:value="0.81481521473358" calcext:value-type="float">
            <text:p>0,8148</text:p>
          </table:table-cell>
          <table:table-cell table:style-name="ce10" office:value-type="float" office:value="0.833625101671831" calcext:value-type="float">
            <text:p>0,8336</text:p>
          </table:table-cell>
          <table:table-cell table:style-name="ce10" office:value-type="float" office:value="0.802445368310336" calcext:value-type="float">
            <text:p>0,8024</text:p>
          </table:table-cell>
          <table:table-cell table:style-name="ce10" office:value-type="float" office:value="0.81223318721253" calcext:value-type="float">
            <text:p>0,8122</text:p>
          </table:table-cell>
          <table:table-cell table:style-name="ce10" office:value-type="float" office:value="0.759877047576233" calcext:value-type="float">
            <text:p>0,7599</text:p>
          </table:table-cell>
          <table:table-cell table:style-name="ce10" office:value-type="float" office:value="0.74205519258365" calcext:value-type="float">
            <text:p>0,7421</text:p>
          </table:table-cell>
          <table:table-cell table:style-name="ce16" office:value-type="float" office:value="0.727364032860527" calcext:value-type="float">
            <text:p>0,7274</text:p>
          </table:table-cell>
          <table:table-cell table:style-name="ce17" table:formula="of:=AVERAGE( [.C31:.L31])" office:value-type="float" office:value="0.785211274266206" calcext:value-type="float">
            <text:p>0,7852</text:p>
          </table:table-cell>
          <table:table-cell table:style-name="ce19" table:formula="of:=STDEV([.C31:.L31] )" office:value-type="float" office:value="0.0352006895403461" calcext:value-type="float">
            <text:p>0,035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32:.L32])" office:value-type="string" office:string-value="" calcext:value-type="error">
            <text:p>#DIV/0!</text:p>
          </table:table-cell>
          <table:table-cell table:formula="of:=STDEV([.C32:.L3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3:.L33])" office:value-type="string" office:string-value="" calcext:value-type="error">
            <text:p>#DIV/0!</text:p>
          </table:table-cell>
          <table:table-cell table:formula="of:=STDEV([.C33:.L3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31]*[.C33])/(2*[.C33]-[.C31])" office:value-type="float" office:value="-0" calcext:value-type="float">
            <text:p>0,0000</text:p>
          </table:table-cell>
          <table:table-cell table:formula="of:=([.D31]*[.D33])/(2*[.D33]-[.D31])" office:value-type="float" office:value="-0" calcext:value-type="float">
            <text:p>0,0000</text:p>
          </table:table-cell>
          <table:table-cell table:formula="of:=([.E31]*[.E33])/(2*[.E33]-[.E31])" office:value-type="float" office:value="-0" calcext:value-type="float">
            <text:p>0,0000</text:p>
          </table:table-cell>
          <table:table-cell table:formula="of:=([.F31]*[.F33])/(2*[.F33]-[.F31])" office:value-type="float" office:value="-0" calcext:value-type="float">
            <text:p>0,0000</text:p>
          </table:table-cell>
          <table:table-cell table:formula="of:=([.G31]*[.G33])/(2*[.G33]-[.G31])" office:value-type="float" office:value="-0" calcext:value-type="float">
            <text:p>0,0000</text:p>
          </table:table-cell>
          <table:table-cell table:formula="of:=([.H31]*[.H33])/(2*[.H33]-[.H31])" office:value-type="float" office:value="-0" calcext:value-type="float">
            <text:p>0,0000</text:p>
          </table:table-cell>
          <table:table-cell table:formula="of:=([.I31]*[.I33])/(2*[.I33]-[.I31])" office:value-type="float" office:value="-0" calcext:value-type="float">
            <text:p>0,0000</text:p>
          </table:table-cell>
          <table:table-cell table:formula="of:=([.J31]*[.J33])/(2*[.J33]-[.J31])" office:value-type="float" office:value="-0" calcext:value-type="float">
            <text:p>0,0000</text:p>
          </table:table-cell>
          <table:table-cell table:formula="of:=([.K31]*[.K33])/(2*[.K33]-[.K31])" office:value-type="float" office:value="-0" calcext:value-type="float">
            <text:p>0,0000</text:p>
          </table:table-cell>
          <table:table-cell table:formula="of:=([.L31]*[.L33])/(2*[.L33]-[.L31])" office:value-type="float" office:value="-0" calcext:value-type="float">
            <text:p>0,0000</text:p>
          </table:table-cell>
          <table:table-cell table:formula="of:=AVERAGE( [.C34:.L34])" office:value-type="float" office:value="0" calcext:value-type="float">
            <text:p>0,0000</text:p>
          </table:table-cell>
          <table:table-cell table:formula="of:=STDEV([.C34:.L34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54131344842941" calcext:value-type="float">
            <text:p>0,7541</text:p>
          </table:table-cell>
          <table:table-cell table:style-name="ce10" office:value-type="float" office:value="0.784470538719995" calcext:value-type="float">
            <text:p>0,7845</text:p>
          </table:table-cell>
          <table:table-cell table:style-name="ce10" office:value-type="float" office:value="0.831047692427222" calcext:value-type="float">
            <text:p>0,8310</text:p>
          </table:table-cell>
          <table:table-cell table:style-name="ce10" office:value-type="float" office:value="0.778435579048892" calcext:value-type="float">
            <text:p>0,7784</text:p>
          </table:table-cell>
          <table:table-cell table:style-name="ce10" office:value-type="float" office:value="0.815661788130312" calcext:value-type="float">
            <text:p>0,8157</text:p>
          </table:table-cell>
          <table:table-cell table:style-name="ce10" office:value-type="float" office:value="0.814309204405442" calcext:value-type="float">
            <text:p>0,8143</text:p>
          </table:table-cell>
          <table:table-cell table:style-name="ce10" office:value-type="float" office:value="0.815760817032894" calcext:value-type="float">
            <text:p>0,8158</text:p>
          </table:table-cell>
          <table:table-cell table:style-name="ce10" office:value-type="float" office:value="0.75856435832368" calcext:value-type="float">
            <text:p>0,7586</text:p>
          </table:table-cell>
          <table:table-cell table:style-name="ce10" office:value-type="float" office:value="0.763336573985388" calcext:value-type="float">
            <text:p>0,7633</text:p>
          </table:table-cell>
          <table:table-cell table:style-name="ce16" office:value-type="float" office:value="0.781268854032637" calcext:value-type="float">
            <text:p>0,7813</text:p>
          </table:table-cell>
          <table:table-cell table:style-name="ce17" table:formula="of:=AVERAGE( [.C35:.L35])" office:value-type="float" office:value="0.78969867509494" calcext:value-type="float">
            <text:p>0,7897</text:p>
          </table:table-cell>
          <table:table-cell table:style-name="ce19" table:formula="of:=STDEV([.C35:.L35] )" office:value-type="float" office:value="0.0275344865190065" calcext:value-type="float">
            <text:p>0,027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9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37:.L37])" office:value-type="string" office:string-value="" calcext:value-type="error">
            <text:p>#DIV/0!</text:p>
          </table:table-cell>
          <table:table-cell table:formula="of:=STDEV([.C37:.L3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38:.L38])" office:value-type="string" office:string-value="" calcext:value-type="error">
            <text:p>#DIV/0!</text:p>
          </table:table-cell>
          <table:table-cell table:formula="of:=STDEV([.C38:.L3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0]*[.C38])/(2*[.C38]-[.C40])" office:value-type="float" office:value="-0" calcext:value-type="float">
            <text:p>0,0000</text:p>
          </table:table-cell>
          <table:table-cell table:formula="of:=([.D40]*[.D38])/(2*[.D38]-[.D40])" office:value-type="float" office:value="-0" calcext:value-type="float">
            <text:p>0,0000</text:p>
          </table:table-cell>
          <table:table-cell table:formula="of:=([.E40]*[.E38])/(2*[.E38]-[.E40])" office:value-type="float" office:value="-0" calcext:value-type="float">
            <text:p>0,0000</text:p>
          </table:table-cell>
          <table:table-cell table:formula="of:=([.F40]*[.F38])/(2*[.F38]-[.F40])" office:value-type="float" office:value="-0" calcext:value-type="float">
            <text:p>0,0000</text:p>
          </table:table-cell>
          <table:table-cell table:formula="of:=([.G40]*[.G38])/(2*[.G38]-[.G40])" office:value-type="float" office:value="-0" calcext:value-type="float">
            <text:p>0,0000</text:p>
          </table:table-cell>
          <table:table-cell table:formula="of:=([.H40]*[.H38])/(2*[.H38]-[.H40])" office:value-type="float" office:value="-0" calcext:value-type="float">
            <text:p>0,0000</text:p>
          </table:table-cell>
          <table:table-cell table:formula="of:=([.I40]*[.I38])/(2*[.I38]-[.I40])" office:value-type="float" office:value="-0" calcext:value-type="float">
            <text:p>0,0000</text:p>
          </table:table-cell>
          <table:table-cell table:formula="of:=([.J40]*[.J38])/(2*[.J38]-[.J40])" office:value-type="float" office:value="-0" calcext:value-type="float">
            <text:p>0,0000</text:p>
          </table:table-cell>
          <table:table-cell table:formula="of:=([.K40]*[.K38])/(2*[.K38]-[.K40])" office:value-type="float" office:value="-0" calcext:value-type="float">
            <text:p>0,0000</text:p>
          </table:table-cell>
          <table:table-cell table:formula="of:=([.L40]*[.L38])/(2*[.L38]-[.L40])" office:value-type="float" office:value="-0" calcext:value-type="float">
            <text:p>0,0000</text:p>
          </table:table-cell>
          <table:table-cell table:formula="of:=AVERAGE( [.C39:.L39])" office:value-type="float" office:value="0" calcext:value-type="float">
            <text:p>0,0000</text:p>
          </table:table-cell>
          <table:table-cell table:formula="of:=STDEV([.C39:.L39] )" office:value-type="float" office:value="0" calcext:value-type="float">
            <text:p>0,0000</text:p>
          </table:table-cell>
          <table:table-cell/>
          <table:table-cell table:style-name="ce21"/>
          <table:table-cell table:number-columns-repeated="4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65257569636646" calcext:value-type="float">
            <text:p>0,7653</text:p>
          </table:table-cell>
          <table:table-cell table:style-name="ce10" office:value-type="float" office:value="0.760709753583945" calcext:value-type="float">
            <text:p>0,7607</text:p>
          </table:table-cell>
          <table:table-cell table:style-name="ce10" office:value-type="float" office:value="0.721212921639983" calcext:value-type="float">
            <text:p>0,7212</text:p>
          </table:table-cell>
          <table:table-cell table:style-name="ce10" office:value-type="float" office:value="0.783547623491148" calcext:value-type="float">
            <text:p>0,7835</text:p>
          </table:table-cell>
          <table:table-cell table:style-name="ce10" office:value-type="float" office:value="0.772171499069292" calcext:value-type="float">
            <text:p>0,7722</text:p>
          </table:table-cell>
          <table:table-cell table:style-name="ce10" office:value-type="float" office:value="0.727453431467778" calcext:value-type="float">
            <text:p>0,7275</text:p>
          </table:table-cell>
          <table:table-cell table:style-name="ce10" office:value-type="float" office:value="0.760234995106037" calcext:value-type="float">
            <text:p>0,7602</text:p>
          </table:table-cell>
          <table:table-cell table:style-name="ce10" office:value-type="float" office:value="0.741615386130678" calcext:value-type="float">
            <text:p>0,7416</text:p>
          </table:table-cell>
          <table:table-cell table:style-name="ce10" office:value-type="float" office:value="0.732947773492507" calcext:value-type="float">
            <text:p>0,7329</text:p>
          </table:table-cell>
          <table:table-cell table:style-name="ce16" office:value-type="float" office:value="0.759700217770356" calcext:value-type="float">
            <text:p>0,7597</text:p>
          </table:table-cell>
          <table:table-cell table:style-name="ce17" table:formula="of:=AVERAGE( [.C40:.L40])" office:value-type="float" office:value="0.752485117138837" calcext:value-type="float">
            <text:p>0,7525</text:p>
          </table:table-cell>
          <table:table-cell table:style-name="ce19" table:formula="of:=STDEV([.C40:.L40] )" office:value-type="float" office:value="0.0205473051904065" calcext:value-type="float">
            <text:p>0,020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41:.L41])" office:value-type="string" office:string-value="" calcext:value-type="error">
            <text:p>#DIV/0!</text:p>
          </table:table-cell>
          <table:table-cell table:formula="of:=STDEV([.C41:.L41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2:.L42])" office:value-type="string" office:string-value="" calcext:value-type="error">
            <text:p>#DIV/0!</text:p>
          </table:table-cell>
          <table:table-cell table:formula="of:=STDEV([.C42:.L4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4]*[.C42])/(2*[.C42]-[.C44])" office:value-type="float" office:value="-0" calcext:value-type="float">
            <text:p>0,0000</text:p>
          </table:table-cell>
          <table:table-cell table:formula="of:=([.D44]*[.D42])/(2*[.D42]-[.D44])" office:value-type="float" office:value="-0" calcext:value-type="float">
            <text:p>0,0000</text:p>
          </table:table-cell>
          <table:table-cell table:formula="of:=([.E44]*[.E42])/(2*[.E42]-[.E44])" office:value-type="float" office:value="-0" calcext:value-type="float">
            <text:p>0,0000</text:p>
          </table:table-cell>
          <table:table-cell table:formula="of:=([.F44]*[.F42])/(2*[.F42]-[.F44])" office:value-type="float" office:value="-0" calcext:value-type="float">
            <text:p>0,0000</text:p>
          </table:table-cell>
          <table:table-cell table:formula="of:=([.G44]*[.G42])/(2*[.G42]-[.G44])" office:value-type="float" office:value="-0" calcext:value-type="float">
            <text:p>0,0000</text:p>
          </table:table-cell>
          <table:table-cell table:formula="of:=([.H44]*[.H42])/(2*[.H42]-[.H44])" office:value-type="float" office:value="-0" calcext:value-type="float">
            <text:p>0,0000</text:p>
          </table:table-cell>
          <table:table-cell table:formula="of:=([.I44]*[.I42])/(2*[.I42]-[.I44])" office:value-type="float" office:value="-0" calcext:value-type="float">
            <text:p>0,0000</text:p>
          </table:table-cell>
          <table:table-cell table:formula="of:=([.J44]*[.J42])/(2*[.J42]-[.J44])" office:value-type="float" office:value="-0" calcext:value-type="float">
            <text:p>0,0000</text:p>
          </table:table-cell>
          <table:table-cell table:formula="of:=([.K44]*[.K42])/(2*[.K42]-[.K44])" office:value-type="float" office:value="-0" calcext:value-type="float">
            <text:p>0,0000</text:p>
          </table:table-cell>
          <table:table-cell table:formula="of:=([.L44]*[.L42])/(2*[.L42]-[.L44])" office:value-type="float" office:value="-0" calcext:value-type="float">
            <text:p>0,0000</text:p>
          </table:table-cell>
          <table:table-cell table:formula="of:=AVERAGE( [.C43:.L43])" office:value-type="float" office:value="0" calcext:value-type="float">
            <text:p>0,0000</text:p>
          </table:table-cell>
          <table:table-cell table:formula="of:=STDEV([.C43:.L43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88387533086826" calcext:value-type="float">
            <text:p>0,7884</text:p>
          </table:table-cell>
          <table:table-cell table:style-name="ce10" office:value-type="float" office:value="0.763081321702295" calcext:value-type="float">
            <text:p>0,7631</text:p>
          </table:table-cell>
          <table:table-cell table:style-name="ce10" office:value-type="float" office:value="0.727425658219434" calcext:value-type="float">
            <text:p>0,7274</text:p>
          </table:table-cell>
          <table:table-cell table:style-name="ce10" office:value-type="float" office:value="0.79295880813991" calcext:value-type="float">
            <text:p>0,7930</text:p>
          </table:table-cell>
          <table:table-cell table:style-name="ce10" office:value-type="float" office:value="0.793029940077908" calcext:value-type="float">
            <text:p>0,7930</text:p>
          </table:table-cell>
          <table:table-cell table:style-name="ce10" office:value-type="float" office:value="0.744671827889563" calcext:value-type="float">
            <text:p>0,7447</text:p>
          </table:table-cell>
          <table:table-cell table:style-name="ce10" office:value-type="float" office:value="0.731537510672085" calcext:value-type="float">
            <text:p>0,7315</text:p>
          </table:table-cell>
          <table:table-cell table:style-name="ce10" office:value-type="float" office:value="0.786789251337054" calcext:value-type="float">
            <text:p>0,7868</text:p>
          </table:table-cell>
          <table:table-cell table:style-name="ce10" office:value-type="float" office:value="0.880228820836549" calcext:value-type="float">
            <text:p>0,8802</text:p>
          </table:table-cell>
          <table:table-cell table:style-name="ce16" office:value-type="float" office:value="0.788106206480264" calcext:value-type="float">
            <text:p>0,7881</text:p>
          </table:table-cell>
          <table:table-cell table:style-name="ce17" table:formula="of:=AVERAGE( [.C44:.L44])" office:value-type="float" office:value="0.779621687844189" calcext:value-type="float">
            <text:p>0,7796</text:p>
          </table:table-cell>
          <table:table-cell table:style-name="ce19" table:formula="of:=STDEV([.C44:.L44] )" office:value-type="float" office:value="0.04373054654012" calcext:value-type="float">
            <text:p>0,043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45:.L45])" office:value-type="string" office:string-value="" calcext:value-type="error">
            <text:p>#DIV/0!</text:p>
          </table:table-cell>
          <table:table-cell table:formula="of:=STDEV([.C45:.L4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46:.L46])" office:value-type="string" office:string-value="" calcext:value-type="error">
            <text:p>#DIV/0!</text:p>
          </table:table-cell>
          <table:table-cell table:formula="of:=STDEV([.C46:.L4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46])/(2*[.C46]-[.C48])" office:value-type="float" office:value="-0" calcext:value-type="float">
            <text:p>0,0000</text:p>
          </table:table-cell>
          <table:table-cell table:formula="of:=([.D48]*[.D46])/(2*[.D46]-[.D48])" office:value-type="float" office:value="-0" calcext:value-type="float">
            <text:p>0,0000</text:p>
          </table:table-cell>
          <table:table-cell table:formula="of:=([.E48]*[.E46])/(2*[.E46]-[.E48])" office:value-type="float" office:value="-0" calcext:value-type="float">
            <text:p>0,0000</text:p>
          </table:table-cell>
          <table:table-cell table:formula="of:=([.F48]*[.F46])/(2*[.F46]-[.F48])" office:value-type="float" office:value="-0" calcext:value-type="float">
            <text:p>0,0000</text:p>
          </table:table-cell>
          <table:table-cell table:formula="of:=([.G48]*[.G46])/(2*[.G46]-[.G48])" office:value-type="float" office:value="-0" calcext:value-type="float">
            <text:p>0,0000</text:p>
          </table:table-cell>
          <table:table-cell table:formula="of:=([.H48]*[.H46])/(2*[.H46]-[.H48])" office:value-type="float" office:value="-0" calcext:value-type="float">
            <text:p>0,0000</text:p>
          </table:table-cell>
          <table:table-cell table:formula="of:=([.I48]*[.I46])/(2*[.I46]-[.I48])" office:value-type="float" office:value="-0" calcext:value-type="float">
            <text:p>0,0000</text:p>
          </table:table-cell>
          <table:table-cell table:formula="of:=([.J48]*[.J46])/(2*[.J46]-[.J48])" office:value-type="float" office:value="-0" calcext:value-type="float">
            <text:p>0,0000</text:p>
          </table:table-cell>
          <table:table-cell table:formula="of:=([.K48]*[.K46])/(2*[.K46]-[.K48])" office:value-type="float" office:value="-0" calcext:value-type="float">
            <text:p>0,0000</text:p>
          </table:table-cell>
          <table:table-cell table:formula="of:=([.L48]*[.L46])/(2*[.L46]-[.L48])" office:value-type="float" office:value="-0" calcext:value-type="float">
            <text:p>0,0000</text:p>
          </table:table-cell>
          <table:table-cell table:formula="of:=AVERAGE( [.C47:.L47])" office:value-type="float" office:value="0" calcext:value-type="float">
            <text:p>0,0000</text:p>
          </table:table-cell>
          <table:table-cell table:formula="of:=STDEV([.C47:.L47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769128983537851" calcext:value-type="float">
            <text:p>0,7691</text:p>
          </table:table-cell>
          <table:table-cell table:style-name="ce10" office:value-type="float" office:value="0.79563876149272" calcext:value-type="float">
            <text:p>0,7956</text:p>
          </table:table-cell>
          <table:table-cell table:style-name="ce10" office:value-type="float" office:value="0.75723992064626" calcext:value-type="float">
            <text:p>0,7572</text:p>
          </table:table-cell>
          <table:table-cell table:style-name="ce10" office:value-type="float" office:value="0.870491621793821" calcext:value-type="float">
            <text:p>0,8705</text:p>
          </table:table-cell>
          <table:table-cell table:style-name="ce10" office:value-type="float" office:value="0.864978777954796" calcext:value-type="float">
            <text:p>0,8650</text:p>
          </table:table-cell>
          <table:table-cell table:style-name="ce10" office:value-type="float" office:value="0.801080514363294" calcext:value-type="float">
            <text:p>0,8011</text:p>
          </table:table-cell>
          <table:table-cell table:style-name="ce10" office:value-type="float" office:value="0.805077653858892" calcext:value-type="float">
            <text:p>0,8051</text:p>
          </table:table-cell>
          <table:table-cell table:style-name="ce10" office:value-type="float" office:value="0.78194931525663" calcext:value-type="float">
            <text:p>0,7819</text:p>
          </table:table-cell>
          <table:table-cell table:style-name="ce10" office:value-type="float" office:value="0.788161902663022" calcext:value-type="float">
            <text:p>0,7882</text:p>
          </table:table-cell>
          <table:table-cell table:style-name="ce16" office:value-type="float" office:value="0.819667157837197" calcext:value-type="float">
            <text:p>0,8197</text:p>
          </table:table-cell>
          <table:table-cell table:style-name="ce17" table:formula="of:=AVERAGE( [.C48:.L48])" office:value-type="float" office:value="0.805341460940448" calcext:value-type="float">
            <text:p>0,8053</text:p>
          </table:table-cell>
          <table:table-cell table:style-name="ce19" table:formula="of:=STDEV([.C48:.L48] )" office:value-type="float" office:value="0.037396045050183" calcext:value-type="float">
            <text:p>0,037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49:.L49])" office:value-type="string" office:string-value="" calcext:value-type="error">
            <text:p>#DIV/0!</text:p>
          </table:table-cell>
          <table:table-cell table:formula="of:=STDEV([.C49:.L4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0:.L50])" office:value-type="string" office:string-value="" calcext:value-type="error">
            <text:p>#DIV/0!</text:p>
          </table:table-cell>
          <table:table-cell table:formula="of:=STDEV([.C50:.L50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48]*[.C50])/(2*[.C50]-[.C48])" office:value-type="float" office:value="-0" calcext:value-type="float">
            <text:p>0,0000</text:p>
          </table:table-cell>
          <table:table-cell table:formula="of:=([.D48]*[.D50])/(2*[.D50]-[.D48])" office:value-type="float" office:value="-0" calcext:value-type="float">
            <text:p>0,0000</text:p>
          </table:table-cell>
          <table:table-cell table:formula="of:=([.E48]*[.E50])/(2*[.E50]-[.E48])" office:value-type="float" office:value="-0" calcext:value-type="float">
            <text:p>0,0000</text:p>
          </table:table-cell>
          <table:table-cell table:formula="of:=([.F48]*[.F50])/(2*[.F50]-[.F48])" office:value-type="float" office:value="-0" calcext:value-type="float">
            <text:p>0,0000</text:p>
          </table:table-cell>
          <table:table-cell table:formula="of:=([.G48]*[.G50])/(2*[.G50]-[.G48])" office:value-type="float" office:value="-0" calcext:value-type="float">
            <text:p>0,0000</text:p>
          </table:table-cell>
          <table:table-cell table:formula="of:=([.H48]*[.H50])/(2*[.H50]-[.H48])" office:value-type="float" office:value="-0" calcext:value-type="float">
            <text:p>0,0000</text:p>
          </table:table-cell>
          <table:table-cell table:formula="of:=([.I48]*[.I50])/(2*[.I50]-[.I48])" office:value-type="float" office:value="-0" calcext:value-type="float">
            <text:p>0,0000</text:p>
          </table:table-cell>
          <table:table-cell table:formula="of:=([.J48]*[.J50])/(2*[.J50]-[.J48])" office:value-type="float" office:value="-0" calcext:value-type="float">
            <text:p>0,0000</text:p>
          </table:table-cell>
          <table:table-cell table:formula="of:=([.K48]*[.K50])/(2*[.K50]-[.K48])" office:value-type="float" office:value="-0" calcext:value-type="float">
            <text:p>0,0000</text:p>
          </table:table-cell>
          <table:table-cell table:formula="of:=([.L48]*[.L50])/(2*[.L50]-[.L48])" office:value-type="float" office:value="-0" calcext:value-type="float">
            <text:p>0,0000</text:p>
          </table:table-cell>
          <table:table-cell table:formula="of:=AVERAGE( [.C51:.L51])" office:value-type="float" office:value="0" calcext:value-type="float">
            <text:p>0,0000</text:p>
          </table:table-cell>
          <table:table-cell table:formula="of:=STDEV([.C51:.L51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913585428639495" calcext:value-type="float">
            <text:p>0,9136</text:p>
          </table:table-cell>
          <table:table-cell table:style-name="ce10" office:value-type="float" office:value="0.806890377602645" calcext:value-type="float">
            <text:p>0,8069</text:p>
          </table:table-cell>
          <table:table-cell table:style-name="ce10" office:value-type="float" office:value="0.788154822340047" calcext:value-type="float">
            <text:p>0,7882</text:p>
          </table:table-cell>
          <table:table-cell table:style-name="ce10" office:value-type="float" office:value="0.797444631919469" calcext:value-type="float">
            <text:p>0,7974</text:p>
          </table:table-cell>
          <table:table-cell table:style-name="ce10" office:value-type="float" office:value="0.796359450538026" calcext:value-type="float">
            <text:p>0,7964</text:p>
          </table:table-cell>
          <table:table-cell table:style-name="ce10" office:value-type="float" office:value="0.873724904444371" calcext:value-type="float">
            <text:p>0,8737</text:p>
          </table:table-cell>
          <table:table-cell table:style-name="ce10" office:value-type="float" office:value="0.854317256910252" calcext:value-type="float">
            <text:p>0,8543</text:p>
          </table:table-cell>
          <table:table-cell table:style-name="ce10" office:value-type="float" office:value="0.781928179308961" calcext:value-type="float">
            <text:p>0,7819</text:p>
          </table:table-cell>
          <table:table-cell table:style-name="ce10" office:value-type="float" office:value="0.855459060338447" calcext:value-type="float">
            <text:p>0,8555</text:p>
          </table:table-cell>
          <table:table-cell table:style-name="ce16" office:value-type="float" office:value="0.859523781883999" calcext:value-type="float">
            <text:p>0,8595</text:p>
          </table:table-cell>
          <table:table-cell table:style-name="ce17" table:formula="of:=AVERAGE( [.C52:.L52])" office:value-type="float" office:value="0.832738789392571" calcext:value-type="float">
            <text:p>0,8327</text:p>
          </table:table-cell>
          <table:table-cell table:style-name="ce19" table:formula="of:=STDEV([.C52:.L52] )" office:value-type="float" office:value="0.0443747174690146" calcext:value-type="float">
            <text:p>0,04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50/50</text:p>
          </table:table-cell>
          <table:table-cell table:style-name="ce8" table:number-columns-repeated="9"/>
          <table:table-cell table:style-name="ce14"/>
          <table:table-cell table:formula="of:=AVERAGE( [.C54:.L54])" office:value-type="string" office:string-value="" calcext:value-type="error">
            <text:p>#DIV/0!</text:p>
          </table:table-cell>
          <table:table-cell table:formula="of:=STDEV([.C54:.L54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5:.L55])" office:value-type="string" office:string-value="" calcext:value-type="error">
            <text:p>#DIV/0!</text:p>
          </table:table-cell>
          <table:table-cell table:formula="of:=STDEV([.C55:.L55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57]*[.C55])/(2*[.C55]-[.C57])" office:value-type="float" office:value="-0" calcext:value-type="float">
            <text:p>0,0000</text:p>
          </table:table-cell>
          <table:table-cell table:formula="of:=([.D57]*[.D55])/(2*[.D55]-[.D57])" office:value-type="float" office:value="-0" calcext:value-type="float">
            <text:p>0,0000</text:p>
          </table:table-cell>
          <table:table-cell table:formula="of:=([.E57]*[.E55])/(2*[.E55]-[.E57])" office:value-type="float" office:value="-0" calcext:value-type="float">
            <text:p>0,0000</text:p>
          </table:table-cell>
          <table:table-cell table:formula="of:=([.F57]*[.F55])/(2*[.F55]-[.F57])" office:value-type="float" office:value="-0" calcext:value-type="float">
            <text:p>0,0000</text:p>
          </table:table-cell>
          <table:table-cell table:formula="of:=([.G57]*[.G55])/(2*[.G55]-[.G57])" office:value-type="float" office:value="-0" calcext:value-type="float">
            <text:p>0,0000</text:p>
          </table:table-cell>
          <table:table-cell table:formula="of:=([.H57]*[.H55])/(2*[.H55]-[.H57])" office:value-type="float" office:value="-0" calcext:value-type="float">
            <text:p>0,0000</text:p>
          </table:table-cell>
          <table:table-cell table:formula="of:=([.I57]*[.I55])/(2*[.I55]-[.I57])" office:value-type="float" office:value="-0" calcext:value-type="float">
            <text:p>0,0000</text:p>
          </table:table-cell>
          <table:table-cell table:formula="of:=([.J57]*[.J55])/(2*[.J55]-[.J57])" office:value-type="float" office:value="-0" calcext:value-type="float">
            <text:p>0,0000</text:p>
          </table:table-cell>
          <table:table-cell table:formula="of:=([.K57]*[.K55])/(2*[.K55]-[.K57])" office:value-type="float" office:value="-0" calcext:value-type="float">
            <text:p>0,0000</text:p>
          </table:table-cell>
          <table:table-cell table:formula="of:=([.L57]*[.L55])/(2*[.L55]-[.L57])" office:value-type="float" office:value="-0" calcext:value-type="float">
            <text:p>0,0000</text:p>
          </table:table-cell>
          <table:table-cell table:formula="of:=AVERAGE( [.C56:.L56])" office:value-type="float" office:value="0" calcext:value-type="float">
            <text:p>0,0000</text:p>
          </table:table-cell>
          <table:table-cell table:formula="of:=STDEV([.C56:.L56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19608235541082" calcext:value-type="float">
            <text:p>0,8196</text:p>
          </table:table-cell>
          <table:table-cell table:style-name="ce10" office:value-type="float" office:value="0.797839695991777" calcext:value-type="float">
            <text:p>0,7978</text:p>
          </table:table-cell>
          <table:table-cell table:style-name="ce10" office:value-type="float" office:value="0.793954992571801" calcext:value-type="float">
            <text:p>0,7940</text:p>
          </table:table-cell>
          <table:table-cell table:style-name="ce10" office:value-type="float" office:value="0.823080222391853" calcext:value-type="float">
            <text:p>0,8231</text:p>
          </table:table-cell>
          <table:table-cell table:style-name="ce10" office:value-type="float" office:value="0.78715097926234" calcext:value-type="float">
            <text:p>0,7872</text:p>
          </table:table-cell>
          <table:table-cell table:style-name="ce10" office:value-type="float" office:value="0.769826550307368" calcext:value-type="float">
            <text:p>0,7698</text:p>
          </table:table-cell>
          <table:table-cell table:style-name="ce10" office:value-type="float" office:value="0.76717527350771" calcext:value-type="float">
            <text:p>0,7672</text:p>
          </table:table-cell>
          <table:table-cell table:style-name="ce10" office:value-type="float" office:value="0.75700808228347" calcext:value-type="float">
            <text:p>0,7570</text:p>
          </table:table-cell>
          <table:table-cell table:style-name="ce10" office:value-type="float" office:value="0.75775739043487" calcext:value-type="float">
            <text:p>0,7578</text:p>
          </table:table-cell>
          <table:table-cell table:style-name="ce16" office:value-type="float" office:value="0.770140562671686" calcext:value-type="float">
            <text:p>0,7701</text:p>
          </table:table-cell>
          <table:table-cell table:style-name="ce17" table:formula="of:=AVERAGE( [.C57:.L57])" office:value-type="float" office:value="0.784354198496396" calcext:value-type="float">
            <text:p>0,7844</text:p>
          </table:table-cell>
          <table:table-cell table:style-name="ce19" table:formula="of:=STDEV([.C57:.L57] )" office:value-type="float" office:value="0.0240088031701096" calcext:value-type="float">
            <text:p>0,024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60/40</text:p>
          </table:table-cell>
          <table:table-cell table:style-name="ce8" table:number-columns-repeated="9"/>
          <table:table-cell table:style-name="ce14"/>
          <table:table-cell table:formula="of:=AVERAGE( [.C58:.L58])" office:value-type="string" office:string-value="" calcext:value-type="error">
            <text:p>#DIV/0!</text:p>
          </table:table-cell>
          <table:table-cell table:formula="of:=STDEV([.C58:.L58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59:.L59])" office:value-type="string" office:string-value="" calcext:value-type="error">
            <text:p>#DIV/0!</text:p>
          </table:table-cell>
          <table:table-cell table:formula="of:=STDEV([.C59:.L59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1]*[.C59])/(2*[.C59]-[.C61])" office:value-type="float" office:value="-0" calcext:value-type="float">
            <text:p>0,0000</text:p>
          </table:table-cell>
          <table:table-cell table:formula="of:=([.D61]*[.D59])/(2*[.D59]-[.D61])" office:value-type="float" office:value="-0" calcext:value-type="float">
            <text:p>0,0000</text:p>
          </table:table-cell>
          <table:table-cell table:formula="of:=([.E61]*[.E59])/(2*[.E59]-[.E61])" office:value-type="float" office:value="-0" calcext:value-type="float">
            <text:p>0,0000</text:p>
          </table:table-cell>
          <table:table-cell table:formula="of:=([.F61]*[.F59])/(2*[.F59]-[.F61])" office:value-type="float" office:value="-0" calcext:value-type="float">
            <text:p>0,0000</text:p>
          </table:table-cell>
          <table:table-cell table:formula="of:=([.G61]*[.G59])/(2*[.G59]-[.G61])" office:value-type="float" office:value="-0" calcext:value-type="float">
            <text:p>0,0000</text:p>
          </table:table-cell>
          <table:table-cell table:formula="of:=([.H61]*[.H59])/(2*[.H59]-[.H61])" office:value-type="float" office:value="-0" calcext:value-type="float">
            <text:p>0,0000</text:p>
          </table:table-cell>
          <table:table-cell table:formula="of:=([.I61]*[.I59])/(2*[.I59]-[.I61])" office:value-type="float" office:value="-0" calcext:value-type="float">
            <text:p>0,0000</text:p>
          </table:table-cell>
          <table:table-cell table:formula="of:=([.J61]*[.J59])/(2*[.J59]-[.J61])" office:value-type="float" office:value="-0" calcext:value-type="float">
            <text:p>0,0000</text:p>
          </table:table-cell>
          <table:table-cell table:formula="of:=([.K61]*[.K59])/(2*[.K59]-[.K61])" office:value-type="float" office:value="-0" calcext:value-type="float">
            <text:p>0,0000</text:p>
          </table:table-cell>
          <table:table-cell table:formula="of:=([.L61]*[.L59])/(2*[.L59]-[.L61])" office:value-type="float" office:value="-0" calcext:value-type="float">
            <text:p>0,0000</text:p>
          </table:table-cell>
          <table:table-cell table:formula="of:=AVERAGE( [.C60:.L60])" office:value-type="float" office:value="0" calcext:value-type="float">
            <text:p>0,0000</text:p>
          </table:table-cell>
          <table:table-cell table:formula="of:=STDEV([.C60:.L60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23610093123858" calcext:value-type="float">
            <text:p>0,8236</text:p>
          </table:table-cell>
          <table:table-cell table:style-name="ce10" office:value-type="float" office:value="0.831042285976244" calcext:value-type="float">
            <text:p>0,8310</text:p>
          </table:table-cell>
          <table:table-cell table:style-name="ce10" office:value-type="float" office:value="0.756233710721875" calcext:value-type="float">
            <text:p>0,7562</text:p>
          </table:table-cell>
          <table:table-cell table:style-name="ce10" office:value-type="float" office:value="0.833717543974194" calcext:value-type="float">
            <text:p>0,8337</text:p>
          </table:table-cell>
          <table:table-cell table:style-name="ce10" office:value-type="float" office:value="0.838078990373924" calcext:value-type="float">
            <text:p>0,8381</text:p>
          </table:table-cell>
          <table:table-cell table:style-name="ce10" office:value-type="float" office:value="0.750220927210037" calcext:value-type="float">
            <text:p>0,7502</text:p>
          </table:table-cell>
          <table:table-cell table:style-name="ce10" office:value-type="float" office:value="0.776969905717266" calcext:value-type="float">
            <text:p>0,7770</text:p>
          </table:table-cell>
          <table:table-cell table:style-name="ce10" office:value-type="float" office:value="0.770977583331193" calcext:value-type="float">
            <text:p>0,7710</text:p>
          </table:table-cell>
          <table:table-cell table:style-name="ce10" office:value-type="float" office:value="0.82371433689258" calcext:value-type="float">
            <text:p>0,8237</text:p>
          </table:table-cell>
          <table:table-cell table:style-name="ce16" office:value-type="float" office:value="0.829534836879508" calcext:value-type="float">
            <text:p>0,8295</text:p>
          </table:table-cell>
          <table:table-cell table:style-name="ce17" table:formula="of:=AVERAGE( [.C61:.L61])" office:value-type="float" office:value="0.803410021420068" calcext:value-type="float">
            <text:p>0,8034</text:p>
          </table:table-cell>
          <table:table-cell table:style-name="ce19" table:formula="of:=STDEV([.C61:.L61] )" office:value-type="float" office:value="0.0352648176506029" calcext:value-type="float">
            <text:p>0,03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70/30</text:p>
          </table:table-cell>
          <table:table-cell table:style-name="ce8" table:number-columns-repeated="9"/>
          <table:table-cell table:style-name="ce14"/>
          <table:table-cell table:formula="of:=AVERAGE( [.C62:.L62])" office:value-type="string" office:string-value="" calcext:value-type="error">
            <text:p>#DIV/0!</text:p>
          </table:table-cell>
          <table:table-cell table:formula="of:=STDEV([.C62:.L62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3:.L63])" office:value-type="string" office:string-value="" calcext:value-type="error">
            <text:p>#DIV/0!</text:p>
          </table:table-cell>
          <table:table-cell table:formula="of:=STDEV([.C63:.L63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3])/(2*[.C63]-[.C69])" office:value-type="float" office:value="-0" calcext:value-type="float">
            <text:p>0,0000</text:p>
          </table:table-cell>
          <table:table-cell table:formula="of:=([.D69]*[.D63])/(2*[.D63]-[.D69])" office:value-type="float" office:value="-0" calcext:value-type="float">
            <text:p>0,0000</text:p>
          </table:table-cell>
          <table:table-cell table:formula="of:=([.E69]*[.E63])/(2*[.E63]-[.E69])" office:value-type="float" office:value="-0" calcext:value-type="float">
            <text:p>0,0000</text:p>
          </table:table-cell>
          <table:table-cell table:formula="of:=([.F69]*[.F63])/(2*[.F63]-[.F69])" office:value-type="float" office:value="-0" calcext:value-type="float">
            <text:p>0,0000</text:p>
          </table:table-cell>
          <table:table-cell table:formula="of:=([.G69]*[.G63])/(2*[.G63]-[.G69])" office:value-type="float" office:value="-0" calcext:value-type="float">
            <text:p>0,0000</text:p>
          </table:table-cell>
          <table:table-cell table:formula="of:=([.H69]*[.H63])/(2*[.H63]-[.H69])" office:value-type="float" office:value="-0" calcext:value-type="float">
            <text:p>0,0000</text:p>
          </table:table-cell>
          <table:table-cell table:formula="of:=([.I69]*[.I63])/(2*[.I63]-[.I69])" office:value-type="float" office:value="-0" calcext:value-type="float">
            <text:p>0,0000</text:p>
          </table:table-cell>
          <table:table-cell table:formula="of:=([.J69]*[.J63])/(2*[.J63]-[.J69])" office:value-type="float" office:value="-0" calcext:value-type="float">
            <text:p>0,0000</text:p>
          </table:table-cell>
          <table:table-cell table:formula="of:=([.K69]*[.K63])/(2*[.K63]-[.K69])" office:value-type="float" office:value="-0" calcext:value-type="float">
            <text:p>0,0000</text:p>
          </table:table-cell>
          <table:table-cell table:formula="of:=([.L69]*[.L63])/(2*[.L63]-[.L69])" office:value-type="float" office:value="-0" calcext:value-type="float">
            <text:p>0,0000</text:p>
          </table:table-cell>
          <table:table-cell table:formula="of:=AVERAGE( [.C64:.L64])" office:value-type="float" office:value="0" calcext:value-type="float">
            <text:p>0,0000</text:p>
          </table:table-cell>
          <table:table-cell table:formula="of:=STDEV([.C64:.L64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23610093123858" calcext:value-type="float">
            <text:p>0,8236</text:p>
          </table:table-cell>
          <table:table-cell table:style-name="ce10" office:value-type="float" office:value="0.831042285976244" calcext:value-type="float">
            <text:p>0,8310</text:p>
          </table:table-cell>
          <table:table-cell table:style-name="ce10" office:value-type="float" office:value="0.756233710721875" calcext:value-type="float">
            <text:p>0,7562</text:p>
          </table:table-cell>
          <table:table-cell table:style-name="ce10" office:value-type="float" office:value="0.833717543974194" calcext:value-type="float">
            <text:p>0,8337</text:p>
          </table:table-cell>
          <table:table-cell table:style-name="ce10" office:value-type="float" office:value="0.838078990373924" calcext:value-type="float">
            <text:p>0,8381</text:p>
          </table:table-cell>
          <table:table-cell table:style-name="ce10" office:value-type="float" office:value="0.850220927210037" calcext:value-type="float">
            <text:p>0,8502</text:p>
          </table:table-cell>
          <table:table-cell table:style-name="ce10" office:value-type="float" office:value="0.876969905717266" calcext:value-type="float">
            <text:p>0,8770</text:p>
          </table:table-cell>
          <table:table-cell table:style-name="ce10" office:value-type="float" office:value="0.770977583331193" calcext:value-type="float">
            <text:p>0,7710</text:p>
          </table:table-cell>
          <table:table-cell table:style-name="ce10" office:value-type="float" office:value="0.82371433689258" calcext:value-type="float">
            <text:p>0,8237</text:p>
          </table:table-cell>
          <table:table-cell table:style-name="ce16" office:value-type="float" office:value="0.829534836879508" calcext:value-type="float">
            <text:p>0,8295</text:p>
          </table:table-cell>
          <table:table-cell table:style-name="ce17" table:formula="of:=AVERAGE( [.C65:.L65])" office:value-type="float" office:value="0.823410021420068" calcext:value-type="float">
            <text:p>0,8234</text:p>
          </table:table-cell>
          <table:table-cell table:style-name="ce19" table:formula="of:=STDEV([.C65:.L65] )" office:value-type="float" office:value="0.0353814519719739" calcext:value-type="float">
            <text:p>0,035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3" office:value-type="string" calcext:value-type="string" table:number-columns-spanned="1" table:number-rows-spanned="4">
            <text:p>80/20</text:p>
          </table:table-cell>
          <table:table-cell table:style-name="ce8" table:number-columns-repeated="9"/>
          <table:table-cell table:style-name="ce14"/>
          <table:table-cell table:formula="of:=AVERAGE( [.C66:.L66])" office:value-type="string" office:string-value="" calcext:value-type="error">
            <text:p>#DIV/0!</text:p>
          </table:table-cell>
          <table:table-cell table:formula="of:=STDEV([.C66:.L66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covered-table-cell/>
          <table:table-cell table:number-columns-repeated="9"/>
          <table:table-cell table:style-name="ce15"/>
          <table:table-cell table:formula="of:=AVERAGE( [.C67:.L67])" office:value-type="string" office:string-value="" calcext:value-type="error">
            <text:p>#DIV/0!</text:p>
          </table:table-cell>
          <table:table-cell table:formula="of:=STDEV([.C67:.L67] 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covered-table-cell/>
          <table:table-cell table:formula="of:=([.C69]*[.C67])/(2*[.C67]-[.C69])" office:value-type="float" office:value="-0" calcext:value-type="float">
            <text:p>0,0000</text:p>
          </table:table-cell>
          <table:table-cell table:formula="of:=([.D69]*[.D67])/(2*[.D67]-[.D69])" office:value-type="float" office:value="-0" calcext:value-type="float">
            <text:p>0,0000</text:p>
          </table:table-cell>
          <table:table-cell table:formula="of:=([.E69]*[.E67])/(2*[.E67]-[.E69])" office:value-type="float" office:value="-0" calcext:value-type="float">
            <text:p>0,0000</text:p>
          </table:table-cell>
          <table:table-cell table:formula="of:=([.F69]*[.F67])/(2*[.F67]-[.F69])" office:value-type="float" office:value="-0" calcext:value-type="float">
            <text:p>0,0000</text:p>
          </table:table-cell>
          <table:table-cell table:formula="of:=([.G69]*[.G67])/(2*[.G67]-[.G69])" office:value-type="float" office:value="-0" calcext:value-type="float">
            <text:p>0,0000</text:p>
          </table:table-cell>
          <table:table-cell table:formula="of:=([.H69]*[.H67])/(2*[.H67]-[.H69])" office:value-type="float" office:value="-0" calcext:value-type="float">
            <text:p>0,0000</text:p>
          </table:table-cell>
          <table:table-cell table:formula="of:=([.I69]*[.I67])/(2*[.I67]-[.I69])" office:value-type="float" office:value="-0" calcext:value-type="float">
            <text:p>0,0000</text:p>
          </table:table-cell>
          <table:table-cell table:formula="of:=([.J69]*[.J67])/(2*[.J67]-[.J69])" office:value-type="float" office:value="-0" calcext:value-type="float">
            <text:p>0,0000</text:p>
          </table:table-cell>
          <table:table-cell table:formula="of:=([.K69]*[.K67])/(2*[.K67]-[.K69])" office:value-type="float" office:value="-0" calcext:value-type="float">
            <text:p>0,0000</text:p>
          </table:table-cell>
          <table:table-cell table:formula="of:=([.L69]*[.L67])/(2*[.L67]-[.L69])" office:value-type="float" office:value="-0" calcext:value-type="float">
            <text:p>0,0000</text:p>
          </table:table-cell>
          <table:table-cell table:formula="of:=AVERAGE( [.C68:.L68])" office:value-type="float" office:value="0" calcext:value-type="float">
            <text:p>0,0000</text:p>
          </table:table-cell>
          <table:table-cell table:formula="of:=STDEV([.C68:.L68] )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-Score</text:p>
          </table:table-cell>
          <table:covered-table-cell/>
          <table:table-cell table:style-name="ce10" office:value-type="float" office:value="0.891091457502958" calcext:value-type="float">
            <text:p>0,8911</text:p>
          </table:table-cell>
          <table:table-cell table:style-name="ce10" office:value-type="float" office:value="0.855433167185936" calcext:value-type="float">
            <text:p>0,8554</text:p>
          </table:table-cell>
          <table:table-cell table:style-name="ce10" office:value-type="float" office:value="0.870634881171344" calcext:value-type="float">
            <text:p>0,8706</text:p>
          </table:table-cell>
          <table:table-cell table:style-name="ce10" office:value-type="float" office:value="0.838744279138732" calcext:value-type="float">
            <text:p>0,8387</text:p>
          </table:table-cell>
          <table:table-cell table:style-name="ce10" office:value-type="float" office:value="0.93884720257836" calcext:value-type="float">
            <text:p>0,9388</text:p>
          </table:table-cell>
          <table:table-cell table:style-name="ce10" office:value-type="float" office:value="0.869758711419725" calcext:value-type="float">
            <text:p>0,8698</text:p>
          </table:table-cell>
          <table:table-cell table:style-name="ce10" office:value-type="float" office:value="0.922946461968289" calcext:value-type="float">
            <text:p>0,9229</text:p>
          </table:table-cell>
          <table:table-cell table:style-name="ce10" office:value-type="float" office:value="0.861700480245408" calcext:value-type="float">
            <text:p>0,8617</text:p>
          </table:table-cell>
          <table:table-cell table:style-name="ce10" office:value-type="float" office:value="0.962781792165992" calcext:value-type="float">
            <text:p>0,9628</text:p>
          </table:table-cell>
          <table:table-cell table:style-name="ce16" office:value-type="float" office:value="0.862715690651703" calcext:value-type="float">
            <text:p>0,8627</text:p>
          </table:table-cell>
          <table:table-cell table:style-name="ce17" table:formula="of:=AVERAGE( [.C69:.L69])" office:value-type="float" office:value="0.887465412402845" calcext:value-type="float">
            <text:p>0,8875</text:p>
          </table:table-cell>
          <table:table-cell table:style-name="ce19" table:formula="of:=STDEV([.C69:.L69] )" office:value-type="float" office:value="0.0406307034435411" calcext:value-type="float">
            <text:p>0,04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2" loext:min-decimal-places="12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7P0"/>
    </number:currency-style>
    <number:number-style style:name="N10121" number:language="en" number:country="US">
      <number:number number:decimal-places="3" loext:min-decimal-places="3" number:min-integer-digits="1" number:grouping="true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-00-0000</text:date>, <text:time style:data-style-name="N2" text:time-value="18:40:59.4854651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8:41:01.594567222</meta:creation-date>
    <meta:editing-duration>PT41M21S</meta:editing-duration>
    <meta:editing-cycles>4</meta:editing-cycles>
    <meta:generator>LibreOffice/5.1.6.2$Linux_X86_64 LibreOffice_project/10m0$Build-2</meta:generator>
    <dc:date>2018-03-04T02:38:24.153392605</dc:date>
    <meta:document-statistic meta:table-count="2" meta:cell-count="12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minimum="0.55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12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04cm" svg:height="10.307cm" xlink:href=".." xlink:type="simple" chart:class="chart:bar" chart:style-name="ch1">
        <chart:title svg:x="7.35cm" svg:y="0.342cm" chart:style-name="ch2">
          <text:p>Histogram</text:p>
        </chart:title>
        <chart:legend chart:legend-position="end" svg:x="14.905cm" svg:y="4.107cm" style:legend-expansion="high" chart:style-name="ch3"/>
        <chart:plot-area chart:style-name="ch4" table:cell-range-address="Folha1.P1:Folha1.T5" chart:data-source-has-labels="both" svg:x="1.349cm" svg:y="1.327cm" svg:width="13.218cm" svg:height="7.793cm">
          <chartooo:coordinate-region svg:x="2.632cm" svg:y="1.527cm" svg:width="11.935cm" svg:height="6.946cm"/>
          <chart:axis chart:dimension="x" chart:name="primary-x" chart:style-name="ch5" chartooo:axis-type="auto">
            <chartooo:date-scale/>
            <chart:title svg:x="7.226cm" svg:y="9.326cm" chart:style-name="ch6">
              <text:p>Train/Test</text:p>
            </chart:title>
            <chart:categories table:cell-range-address="Folha1.P2:Folha1.P5"/>
          </chart:axis>
          <chart:axis chart:dimension="y" chart:name="primary-y" chart:style-name="ch7">
            <chart:title svg:x="0.451cm" svg:y="5.849cm" chart:style-name="ch8">
              <text:p>F-Score</text:p>
            </chart:title>
            <chart:grid chart:style-name="ch9" chart:class="major"/>
          </chart:axis>
          <chart:series chart:style-name="ch10" chart:values-cell-range-address="Folha1.Q2:Folha1.Q5" chart:label-cell-address="Folha1.Q1:Folha1.Q1" chart:class="chart:bar">
            <chart:data-point chart:repeated="4"/>
          </chart:series>
          <chart:series chart:style-name="ch11" chart:values-cell-range-address="Folha1.R2:Folha1.R5" chart:label-cell-address="Folha1.R1:Folha1.R1" chart:class="chart:bar">
            <chart:data-point chart:repeated="4"/>
          </chart:series>
          <chart:series chart:style-name="ch12" chart:values-cell-range-address="Folha1.S2:Folha1.S5" chart:label-cell-address="Folha1.S1:Folha1.S1" chart:class="chart:bar">
            <chart:data-point chart:repeated="4"/>
          </chart:series>
          <chart:series chart:style-name="ch13" chart:values-cell-range-address="Folha1.T2:Folha1.T5" chart:label-cell-address="Folha1.T1:Folha1.T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-LBP</text:p>
                <draw:g>
                  <svg:desc>Folha1.Q1:Folha1.Q1</svg:desc>
                </draw:g>
              </table:table-cell>
              <table:table-cell office:value-type="string">
                <text:p>LBP</text:p>
                <draw:g>
                  <svg:desc>Folha1.R1:Folha1.R1</svg:desc>
                </draw:g>
              </table:table-cell>
              <table:table-cell office:value-type="string">
                <text:p>LQP</text:p>
                <draw:g>
                  <svg:desc>Folha1.S1:Folha1.S1</svg:desc>
                </draw:g>
              </table:table-cell>
              <table:table-cell office:value-type="string">
                <text:p>CLPB</text:p>
                <draw:g>
                  <svg:desc>Folha1.T1:Folha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/50</text:p>
                <draw:g>
                  <svg:desc>Folha1.P2:Folha1.P5</svg:desc>
                </draw:g>
              </table:table-cell>
              <table:table-cell office:value-type="float" office:value="0.702739921713245">
                <text:p>0.702739921713245</text:p>
                <draw:g>
                  <svg:desc>Folha1.Q2:Folha1.Q5</svg:desc>
                </draw:g>
              </table:table-cell>
              <table:table-cell office:value-type="float" office:value="0.757981486843752">
                <text:p>0.757981486843752</text:p>
                <draw:g>
                  <svg:desc>Folha1.R2:Folha1.R5</svg:desc>
                </draw:g>
              </table:table-cell>
              <table:table-cell office:value-type="float" office:value="0.779534773044939">
                <text:p>0.779534773044939</text:p>
                <draw:g>
                  <svg:desc>Folha1.S2:Folha1.S5</svg:desc>
                </draw:g>
              </table:table-cell>
              <table:table-cell office:value-type="float" office:value="0.827035644259945">
                <text:p>0.827035644259945</text:p>
                <draw:g>
                  <svg:desc>Folha1.T2:Folha1.T5</svg:desc>
                </draw:g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0.706030955595051">
                <text:p>0.706030955595051</text:p>
              </table:table-cell>
              <table:table-cell office:value-type="float" office:value="0.78938453756734">
                <text:p>0.78938453756734</text:p>
              </table:table-cell>
              <table:table-cell office:value-type="float" office:value="0.808810938832844">
                <text:p>0.808810938832844</text:p>
              </table:table-cell>
              <table:table-cell office:value-type="float" office:value="0.837003532629935">
                <text:p>0.837003532629935</text:p>
              </table:table-cell>
            </table:table-row>
            <table:table-row>
              <table:table-cell office:value-type="string">
                <text:p>70/30</text:p>
              </table:table-cell>
              <table:table-cell office:value-type="float" office:value="0.686929793087495">
                <text:p>0.686929793087495</text:p>
              </table:table-cell>
              <table:table-cell office:value-type="float" office:value="0.793253956164767">
                <text:p>0.793253956164767</text:p>
              </table:table-cell>
              <table:table-cell office:value-type="float" office:value="0.833399349822976">
                <text:p>0.833399349822976</text:p>
              </table:table-cell>
              <table:table-cell office:value-type="float" office:value="0.834247558178484">
                <text:p>0.834247558178484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0.717527530492135">
                <text:p>0.717527530492135</text:p>
              </table:table-cell>
              <table:table-cell office:value-type="float" office:value="0.799048857930282">
                <text:p>0.799048857930282</text:p>
              </table:table-cell>
              <table:table-cell office:value-type="float" office:value="0.830510398109766">
                <text:p>0.830510398109766</text:p>
              </table:table-cell>
              <table:table-cell office:value-type="float" office:value="0.85014398326186">
                <text:p>0.85014398326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minimum="0.55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22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122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122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12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4cm" svg:height="10.36cm" xlink:href=".." xlink:type="simple" chart:class="chart:bar" chart:style-name="ch1">
        <chart:title svg:x="7.213cm" svg:y="0.343cm" chart:style-name="ch2">
          <text:p>Cartesian 2x2</text:p>
        </chart:title>
        <chart:legend chart:legend-position="end" svg:x="15.345cm" svg:y="4.134cm" style:legend-expansion="high" chart:style-name="ch3"/>
        <chart:plot-area chart:style-name="ch4" table:cell-range-address="Folha2.P1:Folha2.T5" chart:data-source-has-labels="both" svg:x="1.357cm" svg:y="1.329cm" svg:width="13.642cm" svg:height="7.843cm">
          <chartooo:coordinate-region svg:x="2.64cm" svg:y="1.529cm" svg:width="12.359cm" svg:height="6.996cm"/>
          <chart:axis chart:dimension="x" chart:name="primary-x" chart:style-name="ch5" chartooo:axis-type="auto">
            <chartooo:date-scale/>
            <chart:title svg:x="7.446cm" svg:y="9.379cm" chart:style-name="ch6">
              <text:p>Train/Test</text:p>
            </chart:title>
            <chart:categories table:cell-range-address="Folha2.P2:Folha2.P5"/>
          </chart:axis>
          <chart:axis chart:dimension="y" chart:name="primary-y" chart:style-name="ch7">
            <chart:title svg:x="0.451cm" svg:y="5.876cm" chart:style-name="ch8">
              <text:p>F-Score</text:p>
            </chart:title>
            <chart:grid chart:style-name="ch9" chart:class="major"/>
          </chart:axis>
          <chart:series chart:style-name="ch10" chart:values-cell-range-address="Folha2.Q2:Folha2.Q5" chart:label-cell-address="Folha2.Q1:Folha2.Q1" chart:class="chart:bar">
            <chart:data-point chart:repeated="4"/>
          </chart:series>
          <chart:series chart:style-name="ch11" chart:values-cell-range-address="Folha2.R2:Folha2.R5" chart:label-cell-address="Folha2.R1:Folha2.R1" chart:class="chart:bar">
            <chart:data-point chart:repeated="4"/>
          </chart:series>
          <chart:series chart:style-name="ch12" chart:values-cell-range-address="Folha2.S2:Folha2.S5" chart:label-cell-address="Folha2.S1:Folha2.S1" chart:class="chart:bar">
            <chart:data-point chart:repeated="4"/>
          </chart:series>
          <chart:series chart:style-name="ch13" chart:values-cell-range-address="Folha2.T2:Folha2.T5" chart:label-cell-address="Folha2.T1:Folha2.T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-LBP</text:p>
                <draw:g>
                  <svg:desc>Folha2.Q1:Folha2.Q1</svg:desc>
                </draw:g>
              </table:table-cell>
              <table:table-cell office:value-type="string">
                <text:p>LBP</text:p>
                <draw:g>
                  <svg:desc>Folha2.R1:Folha2.R1</svg:desc>
                </draw:g>
              </table:table-cell>
              <table:table-cell office:value-type="string">
                <text:p>LQP</text:p>
                <draw:g>
                  <svg:desc>Folha2.S1:Folha2.S1</svg:desc>
                </draw:g>
              </table:table-cell>
              <table:table-cell office:value-type="string">
                <text:p>CLPB</text:p>
                <draw:g>
                  <svg:desc>Folha2.T1:Folha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/50</text:p>
                <draw:g>
                  <svg:desc>Folha2.P2:Folha2.P5</svg:desc>
                </draw:g>
              </table:table-cell>
              <table:table-cell office:value-type="float" office:value="0.738786843835854">
                <text:p>0.738786843835854</text:p>
                <draw:g>
                  <svg:desc>Folha2.Q2:Folha2.Q5</svg:desc>
                </draw:g>
              </table:table-cell>
              <table:table-cell office:value-type="float" office:value="0.76244797817617">
                <text:p>0.76244797817617</text:p>
                <draw:g>
                  <svg:desc>Folha2.R2:Folha2.R5</svg:desc>
                </draw:g>
              </table:table-cell>
              <table:table-cell office:value-type="float" office:value="0.752485117138837">
                <text:p>0.752485117138837</text:p>
                <draw:g>
                  <svg:desc>Folha2.S2:Folha2.S5</svg:desc>
                </draw:g>
              </table:table-cell>
              <table:table-cell office:value-type="float" office:value="0.784354198496396">
                <text:p>0.784354198496396</text:p>
                <draw:g>
                  <svg:desc>Folha2.T2:Folha2.T5</svg:desc>
                </draw:g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0.757835900695856">
                <text:p>0.757835900695856</text:p>
              </table:table-cell>
              <table:table-cell office:value-type="float" office:value="0.794176839511615">
                <text:p>0.794176839511615</text:p>
              </table:table-cell>
              <table:table-cell office:value-type="float" office:value="0.779621687844189">
                <text:p>0.779621687844189</text:p>
              </table:table-cell>
              <table:table-cell office:value-type="float" office:value="0.803410021420068">
                <text:p>0.803410021420068</text:p>
              </table:table-cell>
            </table:table-row>
            <table:table-row>
              <table:table-cell office:value-type="string">
                <text:p>70/30</text:p>
              </table:table-cell>
              <table:table-cell office:value-type="float" office:value="0.785211274266206">
                <text:p>0.785211274266206</text:p>
              </table:table-cell>
              <table:table-cell office:value-type="float" office:value="0.802637604683072">
                <text:p>0.802637604683072</text:p>
              </table:table-cell>
              <table:table-cell office:value-type="float" office:value="0.805341460940448">
                <text:p>0.805341460940448</text:p>
              </table:table-cell>
              <table:table-cell office:value-type="float" office:value="0.823410021420068">
                <text:p>0.823410021420068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0.78969867509494">
                <text:p>0.78969867509494</text:p>
              </table:table-cell>
              <table:table-cell office:value-type="float" office:value="0.827972831553268">
                <text:p>0.827972831553268</text:p>
              </table:table-cell>
              <table:table-cell office:value-type="float" office:value="0.832738789392571">
                <text:p>0.832738789392571</text:p>
              </table:table-cell>
              <table:table-cell office:value-type="float" office:value="0.887465412402845">
                <text:p>0.8874654124028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